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.74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65.06pt"/>
    </style:style>
    <style:style style:name="co12" style:family="table-column">
      <style:table-column-properties fo:break-before="auto" style:column-width="5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79944" calcext:value-type="float">
            <text:p>0.279944</text:p>
          </table:table-cell>
          <table:table-cell office:value-type="float" office:value="100" calcext:value-type="float">
            <text:p>100</text:p>
          </table:table-cell>
          <table:table-cell office:value-type="float" office:value="0.00279944" calcext:value-type="float">
            <text:p>0.00279944</text:p>
          </table:table-cell>
          <table:table-cell office:value-type="float" office:value="0.000742287" calcext:value-type="float">
            <text:p>0.000742287</text:p>
          </table:table-cell>
          <table:table-cell office:value-type="float" office:value="0.00748209" calcext:value-type="float">
            <text:p>0.00748209</text:p>
          </table:table-cell>
          <table:table-cell office:value-type="float" office:value="0.242216" calcext:value-type="float">
            <text:p>0.242216</text:p>
          </table:table-cell>
          <table:table-cell office:value-type="float" office:value="100" calcext:value-type="float">
            <text:p>100</text:p>
          </table:table-cell>
          <table:table-cell office:value-type="float" office:value="0.00242216" calcext:value-type="float">
            <text:p>0.00242216</text:p>
          </table:table-cell>
          <table:table-cell office:value-type="float" office:value="0.000454895" calcext:value-type="float">
            <text:p>0.000454895</text:p>
          </table:table-cell>
          <table:table-cell office:value-type="float" office:value="0.0072226" calcext:value-type="float">
            <text:p>0.0072226</text:p>
          </table:table-cell>
          <table:table-cell office:value-type="float" office:value="0.19564" calcext:value-type="float">
            <text:p>0.19564</text:p>
          </table:table-cell>
          <table:table-cell office:value-type="float" office:value="100" calcext:value-type="float">
            <text:p>100</text:p>
          </table:table-cell>
          <table:table-cell office:value-type="float" office:value="0.0019564" calcext:value-type="float">
            <text:p>0.0019564</text:p>
          </table:table-cell>
          <table:table-cell office:value-type="float" office:value="0.00013055" calcext:value-type="float">
            <text:p>0.00013055</text:p>
          </table:table-cell>
          <table:table-cell office:value-type="float" office:value="0.00697144" calcext:value-type="float">
            <text:p>0.00697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19391" calcext:value-type="float">
            <text:p>0.219391</text:p>
          </table:table-cell>
          <table:table-cell office:value-type="float" office:value="100" calcext:value-type="float">
            <text:p>100</text:p>
          </table:table-cell>
          <table:table-cell office:value-type="float" office:value="0.00219391" calcext:value-type="float">
            <text:p>0.00219391</text:p>
          </table:table-cell>
          <table:table-cell office:value-type="float" office:value="0.000688504" calcext:value-type="float">
            <text:p>0.000688504</text:p>
          </table:table-cell>
          <table:table-cell office:value-type="float" office:value="0.0128262" calcext:value-type="float">
            <text:p>0.0128262</text:p>
          </table:table-cell>
          <table:table-cell office:value-type="float" office:value="0.176525" calcext:value-type="float">
            <text:p>0.176525</text:p>
          </table:table-cell>
          <table:table-cell office:value-type="float" office:value="100" calcext:value-type="float">
            <text:p>100</text:p>
          </table:table-cell>
          <table:table-cell office:value-type="float" office:value="0.00176525" calcext:value-type="float">
            <text:p>0.00176525</text:p>
          </table:table-cell>
          <table:table-cell office:value-type="float" office:value="0.000411339" calcext:value-type="float">
            <text:p>0.000411339</text:p>
          </table:table-cell>
          <table:table-cell office:value-type="float" office:value="0.0123477" calcext:value-type="float">
            <text:p>0.0123477</text:p>
          </table:table-cell>
          <table:table-cell office:value-type="float" office:value="0.120869" calcext:value-type="float">
            <text:p>0.120869</text:p>
          </table:table-cell>
          <table:table-cell office:value-type="float" office:value="100" calcext:value-type="float">
            <text:p>100</text:p>
          </table:table-cell>
          <table:table-cell office:value-type="float" office:value="0.00120869" calcext:value-type="float">
            <text:p>0.00120869</text:p>
          </table:table-cell>
          <table:table-cell office:value-type="float" office:value="0.000128802" calcext:value-type="float">
            <text:p>0.000128802</text:p>
          </table:table-cell>
          <table:table-cell office:value-type="float" office:value="0.0114045" calcext:value-type="float">
            <text:p>0.01140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332398" calcext:value-type="float">
            <text:p>0.332398</text:p>
          </table:table-cell>
          <table:table-cell office:value-type="float" office:value="100" calcext:value-type="float">
            <text:p>100</text:p>
          </table:table-cell>
          <table:table-cell office:value-type="float" office:value="0.00332398" calcext:value-type="float">
            <text:p>0.00332398</text:p>
          </table:table-cell>
          <table:table-cell office:value-type="float" office:value="0.00076761" calcext:value-type="float">
            <text:p>0.00076761</text:p>
          </table:table-cell>
          <table:table-cell office:value-type="float" office:value="0.013191" calcext:value-type="float">
            <text:p>0.013191</text:p>
          </table:table-cell>
          <table:table-cell office:value-type="float" office:value="0.285136" calcext:value-type="float">
            <text:p>0.285136</text:p>
          </table:table-cell>
          <table:table-cell office:value-type="float" office:value="100" calcext:value-type="float">
            <text:p>100</text:p>
          </table:table-cell>
          <table:table-cell office:value-type="float" office:value="0.00285136" calcext:value-type="float">
            <text:p>0.00285136</text:p>
          </table:table-cell>
          <table:table-cell office:value-type="float" office:value="0.00046831" calcext:value-type="float">
            <text:p>0.00046831</text:p>
          </table:table-cell>
          <table:table-cell office:value-type="float" office:value="0.0126401" calcext:value-type="float">
            <text:p>0.0126401</text:p>
          </table:table-cell>
          <table:table-cell office:value-type="float" office:value="0.216702" calcext:value-type="float">
            <text:p>0.216702</text:p>
          </table:table-cell>
          <table:table-cell office:value-type="float" office:value="100" calcext:value-type="float">
            <text:p>100</text:p>
          </table:table-cell>
          <table:table-cell office:value-type="float" office:value="0.00216702" calcext:value-type="float">
            <text:p>0.00216702</text:p>
          </table:table-cell>
          <table:table-cell office:value-type="float" office:value="0.000136393" calcext:value-type="float">
            <text:p>0.000136393</text:p>
          </table:table-cell>
          <table:table-cell office:value-type="float" office:value="0.0110331" calcext:value-type="float">
            <text:p>0.01103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395187" calcext:value-type="float">
            <text:p>0.395187</text:p>
          </table:table-cell>
          <table:table-cell office:value-type="float" office:value="100" calcext:value-type="float">
            <text:p>100</text:p>
          </table:table-cell>
          <table:table-cell office:value-type="float" office:value="0.00395187" calcext:value-type="float">
            <text:p>0.00395187</text:p>
          </table:table-cell>
          <table:table-cell office:value-type="float" office:value="0.00146267" calcext:value-type="float">
            <text:p>0.00146267</text:p>
          </table:table-cell>
          <table:table-cell office:value-type="float" office:value="0.0157215" calcext:value-type="float">
            <text:p>0.0157215</text:p>
          </table:table-cell>
          <table:table-cell office:value-type="float" office:value="0.337368" calcext:value-type="float">
            <text:p>0.337368</text:p>
          </table:table-cell>
          <table:table-cell office:value-type="float" office:value="100" calcext:value-type="float">
            <text:p>100</text:p>
          </table:table-cell>
          <table:table-cell office:value-type="float" office:value="0.00337368" calcext:value-type="float">
            <text:p>0.00337368</text:p>
          </table:table-cell>
          <table:table-cell office:value-type="float" office:value="0.000929991" calcext:value-type="float">
            <text:p>0.000929991</text:p>
          </table:table-cell>
          <table:table-cell office:value-type="float" office:value="0.0152974" calcext:value-type="float">
            <text:p>0.0152974</text:p>
          </table:table-cell>
          <table:table-cell office:value-type="float" office:value="0.254818" calcext:value-type="float">
            <text:p>0.254818</text:p>
          </table:table-cell>
          <table:table-cell office:value-type="float" office:value="100" calcext:value-type="float">
            <text:p>100</text:p>
          </table:table-cell>
          <table:table-cell office:value-type="float" office:value="0.00254818" calcext:value-type="float">
            <text:p>0.00254818</text:p>
          </table:table-cell>
          <table:table-cell office:value-type="float" office:value="0.000223929" calcext:value-type="float">
            <text:p>0.000223929</text:p>
          </table:table-cell>
          <table:table-cell office:value-type="float" office:value="0.0146889" calcext:value-type="float">
            <text:p>0.0146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379747" calcext:value-type="float">
            <text:p>0.379747</text:p>
          </table:table-cell>
          <table:table-cell office:value-type="float" office:value="100" calcext:value-type="float">
            <text:p>100</text:p>
          </table:table-cell>
          <table:table-cell office:value-type="float" office:value="0.00379747" calcext:value-type="float">
            <text:p>0.00379747</text:p>
          </table:table-cell>
          <table:table-cell office:value-type="float" office:value="0.00108004" calcext:value-type="float">
            <text:p>0.00108004</text:p>
          </table:table-cell>
          <table:table-cell office:value-type="float" office:value="0.0170983" calcext:value-type="float">
            <text:p>0.0170983</text:p>
          </table:table-cell>
          <table:table-cell office:value-type="float" office:value="0.309889" calcext:value-type="float">
            <text:p>0.309889</text:p>
          </table:table-cell>
          <table:table-cell office:value-type="float" office:value="100" calcext:value-type="float">
            <text:p>100</text:p>
          </table:table-cell>
          <table:table-cell office:value-type="float" office:value="0.00309889" calcext:value-type="float">
            <text:p>0.00309889</text:p>
          </table:table-cell>
          <table:table-cell office:value-type="float" office:value="0.000615818" calcext:value-type="float">
            <text:p>0.000615818</text:p>
          </table:table-cell>
          <table:table-cell office:value-type="float" office:value="0.0165112" calcext:value-type="float">
            <text:p>0.0165112</text:p>
          </table:table-cell>
          <table:table-cell office:value-type="float" office:value="0.216256" calcext:value-type="float">
            <text:p>0.216256</text:p>
          </table:table-cell>
          <table:table-cell office:value-type="float" office:value="100" calcext:value-type="float">
            <text:p>100</text:p>
          </table:table-cell>
          <table:table-cell office:value-type="float" office:value="0.00216256" calcext:value-type="float">
            <text:p>0.00216256</text:p>
          </table:table-cell>
          <table:table-cell office:value-type="float" office:value="0.000223847" calcext:value-type="float">
            <text:p>0.000223847</text:p>
          </table:table-cell>
          <table:table-cell office:value-type="float" office:value="0.0148433" calcext:value-type="float">
            <text:p>0.0148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310393" calcext:value-type="float">
            <text:p>0.310393</text:p>
          </table:table-cell>
          <table:table-cell office:value-type="float" office:value="100" calcext:value-type="float">
            <text:p>100</text:p>
          </table:table-cell>
          <table:table-cell office:value-type="float" office:value="0.00310393" calcext:value-type="float">
            <text:p>0.00310393</text:p>
          </table:table-cell>
          <table:table-cell office:value-type="float" office:value="0.00111043" calcext:value-type="float">
            <text:p>0.00111043</text:p>
          </table:table-cell>
          <table:table-cell office:value-type="float" office:value="0.0130428" calcext:value-type="float">
            <text:p>0.0130428</text:p>
          </table:table-cell>
          <table:table-cell office:value-type="float" office:value="0.247033" calcext:value-type="float">
            <text:p>0.247033</text:p>
          </table:table-cell>
          <table:table-cell office:value-type="float" office:value="100" calcext:value-type="float">
            <text:p>100</text:p>
          </table:table-cell>
          <table:table-cell office:value-type="float" office:value="0.00247033" calcext:value-type="float">
            <text:p>0.00247033</text:p>
          </table:table-cell>
          <table:table-cell office:value-type="float" office:value="0.000649975" calcext:value-type="float">
            <text:p>0.000649975</text:p>
          </table:table-cell>
          <table:table-cell office:value-type="float" office:value="0.0122778" calcext:value-type="float">
            <text:p>0.0122778</text:p>
          </table:table-cell>
          <table:table-cell office:value-type="float" office:value="0.169055" calcext:value-type="float">
            <text:p>0.169055</text:p>
          </table:table-cell>
          <table:table-cell office:value-type="float" office:value="100" calcext:value-type="float">
            <text:p>100</text:p>
          </table:table-cell>
          <table:table-cell office:value-type="float" office:value="0.00169055" calcext:value-type="float">
            <text:p>0.00169055</text:p>
          </table:table-cell>
          <table:table-cell office:value-type="float" office:value="0.000246004" calcext:value-type="float">
            <text:p>0.000246004</text:p>
          </table:table-cell>
          <table:table-cell office:value-type="float" office:value="0.0115199" calcext:value-type="float">
            <text:p>0.01151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279652" calcext:value-type="float">
            <text:p>0.279652</text:p>
          </table:table-cell>
          <table:table-cell office:value-type="float" office:value="100" calcext:value-type="float">
            <text:p>100</text:p>
          </table:table-cell>
          <table:table-cell office:value-type="float" office:value="0.00279652" calcext:value-type="float">
            <text:p>0.00279652</text:p>
          </table:table-cell>
          <table:table-cell office:value-type="float" office:value="0.001327" calcext:value-type="float">
            <text:p>0.001327</text:p>
          </table:table-cell>
          <table:table-cell office:value-type="float" office:value="0.00600249" calcext:value-type="float">
            <text:p>0.00600249</text:p>
          </table:table-cell>
          <table:table-cell office:value-type="float" office:value="0.209396" calcext:value-type="float">
            <text:p>0.209396</text:p>
          </table:table-cell>
          <table:table-cell office:value-type="float" office:value="100" calcext:value-type="float">
            <text:p>100</text:p>
          </table:table-cell>
          <table:table-cell office:value-type="float" office:value="0.00209396" calcext:value-type="float">
            <text:p>0.00209396</text:p>
          </table:table-cell>
          <table:table-cell office:value-type="float" office:value="0.000763324" calcext:value-type="float">
            <text:p>0.000763324</text:p>
          </table:table-cell>
          <table:table-cell office:value-type="float" office:value="0.00559572" calcext:value-type="float">
            <text:p>0.00559572</text:p>
          </table:table-cell>
          <table:table-cell office:value-type="float" office:value="0.127628" calcext:value-type="float">
            <text:p>0.127628</text:p>
          </table:table-cell>
          <table:table-cell office:value-type="float" office:value="100" calcext:value-type="float">
            <text:p>100</text:p>
          </table:table-cell>
          <table:table-cell office:value-type="float" office:value="0.00127628" calcext:value-type="float">
            <text:p>0.00127628</text:p>
          </table:table-cell>
          <table:table-cell office:value-type="float" office:value="0.00027937" calcext:value-type="float">
            <text:p>0.00027937</text:p>
          </table:table-cell>
          <table:table-cell office:value-type="float" office:value="0.00494755" calcext:value-type="float">
            <text:p>0.004947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226461" calcext:value-type="float">
            <text:p>0.226461</text:p>
          </table:table-cell>
          <table:table-cell office:value-type="float" office:value="100" calcext:value-type="float">
            <text:p>100</text:p>
          </table:table-cell>
          <table:table-cell office:value-type="float" office:value="0.00226461" calcext:value-type="float">
            <text:p>0.00226461</text:p>
          </table:table-cell>
          <table:table-cell office:value-type="float" office:value="0.00124314" calcext:value-type="float">
            <text:p>0.00124314</text:p>
          </table:table-cell>
          <table:table-cell office:value-type="float" office:value="0.00463283" calcext:value-type="float">
            <text:p>0.00463283</text:p>
          </table:table-cell>
          <table:table-cell office:value-type="float" office:value="0.163526" calcext:value-type="float">
            <text:p>0.163526</text:p>
          </table:table-cell>
          <table:table-cell office:value-type="float" office:value="100" calcext:value-type="float">
            <text:p>100</text:p>
          </table:table-cell>
          <table:table-cell office:value-type="float" office:value="0.00163526" calcext:value-type="float">
            <text:p>0.00163526</text:p>
          </table:table-cell>
          <table:table-cell office:value-type="float" office:value="0.000736884" calcext:value-type="float">
            <text:p>0.000736884</text:p>
          </table:table-cell>
          <table:table-cell office:value-type="float" office:value="0.00388499" calcext:value-type="float">
            <text:p>0.00388499</text:p>
          </table:table-cell>
          <table:table-cell office:value-type="float" office:value="0.0995531" calcext:value-type="float">
            <text:p>0.0995531</text:p>
          </table:table-cell>
          <table:table-cell office:value-type="float" office:value="100" calcext:value-type="float">
            <text:p>100</text:p>
          </table:table-cell>
          <table:table-cell office:value-type="float" office:value="0.000995531" calcext:value-type="float">
            <text:p>0.000995531</text:p>
          </table:table-cell>
          <table:table-cell office:value-type="float" office:value="0.000298016" calcext:value-type="float">
            <text:p>0.000298016</text:p>
          </table:table-cell>
          <table:table-cell office:value-type="float" office:value="0.00321524" calcext:value-type="float">
            <text:p>0.003215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20033" calcext:value-type="float">
            <text:p>0.20033</text:p>
          </table:table-cell>
          <table:table-cell office:value-type="float" office:value="100" calcext:value-type="float">
            <text:p>100</text:p>
          </table:table-cell>
          <table:table-cell office:value-type="float" office:value="0.0020033" calcext:value-type="float">
            <text:p>0.0020033</text:p>
          </table:table-cell>
          <table:table-cell office:value-type="float" office:value="0.00138735" calcext:value-type="float">
            <text:p>0.00138735</text:p>
          </table:table-cell>
          <table:table-cell office:value-type="float" office:value="0.00345799" calcext:value-type="float">
            <text:p>0.00345799</text:p>
          </table:table-cell>
          <table:table-cell office:value-type="float" office:value="0.139787" calcext:value-type="float">
            <text:p>0.139787</text:p>
          </table:table-cell>
          <table:table-cell office:value-type="float" office:value="100" calcext:value-type="float">
            <text:p>100</text:p>
          </table:table-cell>
          <table:table-cell office:value-type="float" office:value="0.00139787" calcext:value-type="float">
            <text:p>0.00139787</text:p>
          </table:table-cell>
          <table:table-cell office:value-type="float" office:value="0.000795505" calcext:value-type="float">
            <text:p>0.000795505</text:p>
          </table:table-cell>
          <table:table-cell office:value-type="float" office:value="0.00281902" calcext:value-type="float">
            <text:p>0.00281902</text:p>
          </table:table-cell>
          <table:table-cell office:value-type="float" office:value="0.0866737" calcext:value-type="float">
            <text:p>0.0866737</text:p>
          </table:table-cell>
          <table:table-cell office:value-type="float" office:value="100" calcext:value-type="float">
            <text:p>100</text:p>
          </table:table-cell>
          <table:table-cell office:value-type="float" office:value="0.000866737" calcext:value-type="float">
            <text:p>0.000866737</text:p>
          </table:table-cell>
          <table:table-cell office:value-type="float" office:value="0.000355448" calcext:value-type="float">
            <text:p>0.000355448</text:p>
          </table:table-cell>
          <table:table-cell office:value-type="float" office:value="0.00235655" calcext:value-type="float">
            <text:p>0.00235655</text:p>
          </table:table-cell>
        </table:table-row>
      </table:table>
      <table:table table:name="summary_11" table:style-name="ta1"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416362" calcext:value-type="float">
            <text:p>0.416362</text:p>
          </table:table-cell>
          <table:table-cell office:value-type="float" office:value="100" calcext:value-type="float">
            <text:p>100</text:p>
          </table:table-cell>
          <table:table-cell office:value-type="float" office:value="0.00416362" calcext:value-type="float">
            <text:p>0.00416362</text:p>
          </table:table-cell>
          <table:table-cell office:value-type="float" office:value="0.000965839" calcext:value-type="float">
            <text:p>0.000965839</text:p>
          </table:table-cell>
          <table:table-cell office:value-type="float" office:value="0.0144698" calcext:value-type="float">
            <text:p>0.0144698</text:p>
          </table:table-cell>
          <table:table-cell office:value-type="float" office:value="0.370856" calcext:value-type="float">
            <text:p>0.370856</text:p>
          </table:table-cell>
          <table:table-cell office:value-type="float" office:value="100" calcext:value-type="float">
            <text:p>100</text:p>
          </table:table-cell>
          <table:table-cell office:value-type="float" office:value="0.00370856" calcext:value-type="float">
            <text:p>0.00370856</text:p>
          </table:table-cell>
          <table:table-cell office:value-type="float" office:value="0.000592133" calcext:value-type="float">
            <text:p>0.000592133</text:p>
          </table:table-cell>
          <table:table-cell office:value-type="float" office:value="0.0140985" calcext:value-type="float">
            <text:p>0.0140985</text:p>
          </table:table-cell>
          <table:table-cell office:value-type="float" office:value="0.31129" calcext:value-type="float">
            <text:p>0.31129</text:p>
          </table:table-cell>
          <table:table-cell office:value-type="float" office:value="100" calcext:value-type="float">
            <text:p>100</text:p>
          </table:table-cell>
          <table:table-cell office:value-type="float" office:value="0.0031129" calcext:value-type="float">
            <text:p>0.0031129</text:p>
          </table:table-cell>
          <table:table-cell office:value-type="float" office:value="0.000139228" calcext:value-type="float">
            <text:p>0.000139228</text:p>
          </table:table-cell>
          <table:table-cell office:value-type="float" office:value="0.0137016" calcext:value-type="float">
            <text:p>0.0137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433989" calcext:value-type="float">
            <text:p>0.433989</text:p>
          </table:table-cell>
          <table:table-cell office:value-type="float" office:value="100" calcext:value-type="float">
            <text:p>100</text:p>
          </table:table-cell>
          <table:table-cell office:value-type="float" office:value="0.00433989" calcext:value-type="float">
            <text:p>0.00433989</text:p>
          </table:table-cell>
          <table:table-cell office:value-type="float" office:value="0.000778326" calcext:value-type="float">
            <text:p>0.000778326</text:p>
          </table:table-cell>
          <table:table-cell office:value-type="float" office:value="0.0256151" calcext:value-type="float">
            <text:p>0.0256151</text:p>
          </table:table-cell>
          <table:table-cell office:value-type="float" office:value="0.374376" calcext:value-type="float">
            <text:p>0.374376</text:p>
          </table:table-cell>
          <table:table-cell office:value-type="float" office:value="100" calcext:value-type="float">
            <text:p>100</text:p>
          </table:table-cell>
          <table:table-cell office:value-type="float" office:value="0.00374376" calcext:value-type="float">
            <text:p>0.00374376</text:p>
          </table:table-cell>
          <table:table-cell office:value-type="float" office:value="0.000471188" calcext:value-type="float">
            <text:p>0.000471188</text:p>
          </table:table-cell>
          <table:table-cell office:value-type="float" office:value="0.0251743" calcext:value-type="float">
            <text:p>0.0251743</text:p>
          </table:table-cell>
          <table:table-cell office:value-type="float" office:value="0.289548" calcext:value-type="float">
            <text:p>0.289548</text:p>
          </table:table-cell>
          <table:table-cell office:value-type="float" office:value="100" calcext:value-type="float">
            <text:p>100</text:p>
          </table:table-cell>
          <table:table-cell office:value-type="float" office:value="0.00289548" calcext:value-type="float">
            <text:p>0.00289548</text:p>
          </table:table-cell>
          <table:table-cell office:value-type="float" office:value="0.000136145" calcext:value-type="float">
            <text:p>0.000136145</text:p>
          </table:table-cell>
          <table:table-cell office:value-type="float" office:value="0.0245527" calcext:value-type="float">
            <text:p>0.0245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639537" calcext:value-type="float">
            <text:p>0.639537</text:p>
          </table:table-cell>
          <table:table-cell office:value-type="float" office:value="100" calcext:value-type="float">
            <text:p>100</text:p>
          </table:table-cell>
          <table:table-cell office:value-type="float" office:value="0.00639537" calcext:value-type="float">
            <text:p>0.00639537</text:p>
          </table:table-cell>
          <table:table-cell office:value-type="float" office:value="0.00126208" calcext:value-type="float">
            <text:p>0.00126208</text:p>
          </table:table-cell>
          <table:table-cell office:value-type="float" office:value="0.0392306" calcext:value-type="float">
            <text:p>0.0392306</text:p>
          </table:table-cell>
          <table:table-cell office:value-type="float" office:value="0.568487" calcext:value-type="float">
            <text:p>0.568487</text:p>
          </table:table-cell>
          <table:table-cell office:value-type="float" office:value="100" calcext:value-type="float">
            <text:p>100</text:p>
          </table:table-cell>
          <table:table-cell office:value-type="float" office:value="0.00568487" calcext:value-type="float">
            <text:p>0.00568487</text:p>
          </table:table-cell>
          <table:table-cell office:value-type="float" office:value="0.000836887" calcext:value-type="float">
            <text:p>0.000836887</text:p>
          </table:table-cell>
          <table:table-cell office:value-type="float" office:value="0.0386429" calcext:value-type="float">
            <text:p>0.0386429</text:p>
          </table:table-cell>
          <table:table-cell office:value-type="float" office:value="0.452001" calcext:value-type="float">
            <text:p>0.452001</text:p>
          </table:table-cell>
          <table:table-cell office:value-type="float" office:value="100" calcext:value-type="float">
            <text:p>100</text:p>
          </table:table-cell>
          <table:table-cell office:value-type="float" office:value="0.00452001" calcext:value-type="float">
            <text:p>0.00452001</text:p>
          </table:table-cell>
          <table:table-cell office:value-type="float" office:value="0.000184557" calcext:value-type="float">
            <text:p>0.000184557</text:p>
          </table:table-cell>
          <table:table-cell office:value-type="float" office:value="0.037228" calcext:value-type="float">
            <text:p>0.037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672362" calcext:value-type="float">
            <text:p>0.672362</text:p>
          </table:table-cell>
          <table:table-cell office:value-type="float" office:value="100" calcext:value-type="float">
            <text:p>100</text:p>
          </table:table-cell>
          <table:table-cell office:value-type="float" office:value="0.00672362" calcext:value-type="float">
            <text:p>0.00672362</text:p>
          </table:table-cell>
          <table:table-cell office:value-type="float" office:value="0.0012143" calcext:value-type="float">
            <text:p>0.0012143</text:p>
          </table:table-cell>
          <table:table-cell office:value-type="float" office:value="0.0448408" calcext:value-type="float">
            <text:p>0.0448408</text:p>
          </table:table-cell>
          <table:table-cell office:value-type="float" office:value="0.595269" calcext:value-type="float">
            <text:p>0.595269</text:p>
          </table:table-cell>
          <table:table-cell office:value-type="float" office:value="100" calcext:value-type="float">
            <text:p>100</text:p>
          </table:table-cell>
          <table:table-cell office:value-type="float" office:value="0.00595269" calcext:value-type="float">
            <text:p>0.00595269</text:p>
          </table:table-cell>
          <table:table-cell office:value-type="float" office:value="0.00072053" calcext:value-type="float">
            <text:p>0.00072053</text:p>
          </table:table-cell>
          <table:table-cell office:value-type="float" office:value="0.044435" calcext:value-type="float">
            <text:p>0.044435</text:p>
          </table:table-cell>
          <table:table-cell office:value-type="float" office:value="0.476992" calcext:value-type="float">
            <text:p>0.476992</text:p>
          </table:table-cell>
          <table:table-cell office:value-type="float" office:value="100" calcext:value-type="float">
            <text:p>100</text:p>
          </table:table-cell>
          <table:table-cell office:value-type="float" office:value="0.00476992" calcext:value-type="float">
            <text:p>0.00476992</text:p>
          </table:table-cell>
          <table:table-cell office:value-type="float" office:value="0.000222211" calcext:value-type="float">
            <text:p>0.000222211</text:p>
          </table:table-cell>
          <table:table-cell office:value-type="float" office:value="0.0436287" calcext:value-type="float">
            <text:p>0.04362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585197" calcext:value-type="float">
            <text:p>0.585197</text:p>
          </table:table-cell>
          <table:table-cell office:value-type="float" office:value="100" calcext:value-type="float">
            <text:p>100</text:p>
          </table:table-cell>
          <table:table-cell office:value-type="float" office:value="0.00585197" calcext:value-type="float">
            <text:p>0.00585197</text:p>
          </table:table-cell>
          <table:table-cell office:value-type="float" office:value="0.00129519" calcext:value-type="float">
            <text:p>0.00129519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504808" calcext:value-type="float">
            <text:p>0.504808</text:p>
          </table:table-cell>
          <table:table-cell office:value-type="float" office:value="100" calcext:value-type="float">
            <text:p>100</text:p>
          </table:table-cell>
          <table:table-cell office:value-type="float" office:value="0.00504808" calcext:value-type="float">
            <text:p>0.00504808</text:p>
          </table:table-cell>
          <table:table-cell office:value-type="float" office:value="0.000876942" calcext:value-type="float">
            <text:p>0.000876942</text:p>
          </table:table-cell>
          <table:table-cell office:value-type="float" office:value="0.0420935" calcext:value-type="float">
            <text:p>0.0420935</text:p>
          </table:table-cell>
          <table:table-cell office:value-type="float" office:value="0.386298" calcext:value-type="float">
            <text:p>0.386298</text:p>
          </table:table-cell>
          <table:table-cell office:value-type="float" office:value="100" calcext:value-type="float">
            <text:p>100</text:p>
          </table:table-cell>
          <table:table-cell office:value-type="float" office:value="0.00386298" calcext:value-type="float">
            <text:p>0.00386298</text:p>
          </table:table-cell>
          <table:table-cell office:value-type="float" office:value="0.000243628" calcext:value-type="float">
            <text:p>0.000243628</text:p>
          </table:table-cell>
          <table:table-cell office:value-type="float" office:value="0.0415268" calcext:value-type="float">
            <text:p>0.04152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.474496" calcext:value-type="float">
            <text:p>0.474496</text:p>
          </table:table-cell>
          <table:table-cell office:value-type="float" office:value="100" calcext:value-type="float">
            <text:p>100</text:p>
          </table:table-cell>
          <table:table-cell office:value-type="float" office:value="0.00474496" calcext:value-type="float">
            <text:p>0.00474496</text:p>
          </table:table-cell>
          <table:table-cell office:value-type="float" office:value="0.00151421" calcext:value-type="float">
            <text:p>0.00151421</text:p>
          </table:table-cell>
          <table:table-cell office:value-type="float" office:value="0.0150736" calcext:value-type="float">
            <text:p>0.0150736</text:p>
          </table:table-cell>
          <table:table-cell office:value-type="float" office:value="0.388151" calcext:value-type="float">
            <text:p>0.388151</text:p>
          </table:table-cell>
          <table:table-cell office:value-type="float" office:value="100" calcext:value-type="float">
            <text:p>100</text:p>
          </table:table-cell>
          <table:table-cell office:value-type="float" office:value="0.00388151" calcext:value-type="float">
            <text:p>0.00388151</text:p>
          </table:table-cell>
          <table:table-cell office:value-type="float" office:value="0.000893094" calcext:value-type="float">
            <text:p>0.000893094</text:p>
          </table:table-cell>
          <table:table-cell office:value-type="float" office:value="0.0143615" calcext:value-type="float">
            <text:p>0.0143615</text:p>
          </table:table-cell>
          <table:table-cell office:value-type="float" office:value="0.270867" calcext:value-type="float">
            <text:p>0.270867</text:p>
          </table:table-cell>
          <table:table-cell office:value-type="float" office:value="100" calcext:value-type="float">
            <text:p>100</text:p>
          </table:table-cell>
          <table:table-cell office:value-type="float" office:value="0.00270867" calcext:value-type="float">
            <text:p>0.00270867</text:p>
          </table:table-cell>
          <table:table-cell office:value-type="float" office:value="0.000313728" calcext:value-type="float">
            <text:p>0.000313728</text:p>
          </table:table-cell>
          <table:table-cell office:value-type="float" office:value="0.0132776" calcext:value-type="float">
            <text:p>0.013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.456542" calcext:value-type="float">
            <text:p>0.456542</text:p>
          </table:table-cell>
          <table:table-cell office:value-type="float" office:value="100" calcext:value-type="float">
            <text:p>100</text:p>
          </table:table-cell>
          <table:table-cell office:value-type="float" office:value="0.00456542" calcext:value-type="float">
            <text:p>0.00456542</text:p>
          </table:table-cell>
          <table:table-cell office:value-type="float" office:value="0.00179228" calcext:value-type="float">
            <text:p>0.00179228</text:p>
          </table:table-cell>
          <table:table-cell office:value-type="float" office:value="0.0166338" calcext:value-type="float">
            <text:p>0.0166338</text:p>
          </table:table-cell>
          <table:table-cell office:value-type="float" office:value="0.366957" calcext:value-type="float">
            <text:p>0.366957</text:p>
          </table:table-cell>
          <table:table-cell office:value-type="float" office:value="100" calcext:value-type="float">
            <text:p>100</text:p>
          </table:table-cell>
          <table:table-cell office:value-type="float" office:value="0.00366957" calcext:value-type="float">
            <text:p>0.00366957</text:p>
          </table:table-cell>
          <table:table-cell office:value-type="float" office:value="0.000986723" calcext:value-type="float">
            <text:p>0.000986723</text:p>
          </table:table-cell>
          <table:table-cell office:value-type="float" office:value="0.0161439" calcext:value-type="float">
            <text:p>0.0161439</text:p>
          </table:table-cell>
          <table:table-cell office:value-type="float" office:value="0.257932" calcext:value-type="float">
            <text:p>0.257932</text:p>
          </table:table-cell>
          <table:table-cell office:value-type="float" office:value="100" calcext:value-type="float">
            <text:p>100</text:p>
          </table:table-cell>
          <table:table-cell office:value-type="float" office:value="0.00257932" calcext:value-type="float">
            <text:p>0.00257932</text:p>
          </table:table-cell>
          <table:table-cell office:value-type="float" office:value="0.000329054" calcext:value-type="float">
            <text:p>0.000329054</text:p>
          </table:table-cell>
          <table:table-cell office:value-type="float" office:value="0.0145132" calcext:value-type="float">
            <text:p>0.01451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.332813" calcext:value-type="float">
            <text:p>0.332813</text:p>
          </table:table-cell>
          <table:table-cell office:value-type="float" office:value="100" calcext:value-type="float">
            <text:p>100</text:p>
          </table:table-cell>
          <table:table-cell office:value-type="float" office:value="0.00332813" calcext:value-type="float">
            <text:p>0.00332813</text:p>
          </table:table-cell>
          <table:table-cell office:value-type="float" office:value="0.00173495" calcext:value-type="float">
            <text:p>0.00173495</text:p>
          </table:table-cell>
          <table:table-cell office:value-type="float" office:value="0.00912193" calcext:value-type="float">
            <text:p>0.00912193</text:p>
          </table:table-cell>
          <table:table-cell office:value-type="float" office:value="0.245855" calcext:value-type="float">
            <text:p>0.245855</text:p>
          </table:table-cell>
          <table:table-cell office:value-type="float" office:value="100" calcext:value-type="float">
            <text:p>100</text:p>
          </table:table-cell>
          <table:table-cell office:value-type="float" office:value="0.00245855" calcext:value-type="float">
            <text:p>0.00245855</text:p>
          </table:table-cell>
          <table:table-cell office:value-type="float" office:value="0.000958339" calcext:value-type="float">
            <text:p>0.000958339</text:p>
          </table:table-cell>
          <table:table-cell office:value-type="float" office:value="0.00825363" calcext:value-type="float">
            <text:p>0.00825363</text:p>
          </table:table-cell>
          <table:table-cell office:value-type="float" office:value="0.156158" calcext:value-type="float">
            <text:p>0.156158</text:p>
          </table:table-cell>
          <table:table-cell office:value-type="float" office:value="100" calcext:value-type="float">
            <text:p>100</text:p>
          </table:table-cell>
          <table:table-cell office:value-type="float" office:value="0.00156158" calcext:value-type="float">
            <text:p>0.00156158</text:p>
          </table:table-cell>
          <table:table-cell office:value-type="float" office:value="0.000396933" calcext:value-type="float">
            <text:p>0.000396933</text:p>
          </table:table-cell>
          <table:table-cell office:value-type="float" office:value="0.00762196" calcext:value-type="float">
            <text:p>0.007621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.269163" calcext:value-type="float">
            <text:p>0.269163</text:p>
          </table:table-cell>
          <table:table-cell office:value-type="float" office:value="100" calcext:value-type="float">
            <text:p>100</text:p>
          </table:table-cell>
          <table:table-cell office:value-type="float" office:value="0.00269163" calcext:value-type="float">
            <text:p>0.00269163</text:p>
          </table:table-cell>
          <table:table-cell office:value-type="float" office:value="0.00153835" calcext:value-type="float">
            <text:p>0.00153835</text:p>
          </table:table-cell>
          <table:table-cell office:value-type="float" office:value="0.00471856" calcext:value-type="float">
            <text:p>0.00471856</text:p>
          </table:table-cell>
          <table:table-cell office:value-type="float" office:value="0.190168" calcext:value-type="float">
            <text:p>0.190168</text:p>
          </table:table-cell>
          <table:table-cell office:value-type="float" office:value="100" calcext:value-type="float">
            <text:p>100</text:p>
          </table:table-cell>
          <table:table-cell office:value-type="float" office:value="0.00190168" calcext:value-type="float">
            <text:p>0.00190168</text:p>
          </table:table-cell>
          <table:table-cell office:value-type="float" office:value="0.00080749" calcext:value-type="float">
            <text:p>0.00080749</text:p>
          </table:table-cell>
          <table:table-cell office:value-type="float" office:value="0.00393066" calcext:value-type="float">
            <text:p>0.00393066</text:p>
          </table:table-cell>
          <table:table-cell office:value-type="float" office:value="0.12198" calcext:value-type="float">
            <text:p>0.12198</text:p>
          </table:table-cell>
          <table:table-cell office:value-type="float" office:value="100" calcext:value-type="float">
            <text:p>100</text:p>
          </table:table-cell>
          <table:table-cell office:value-type="float" office:value="0.0012198" calcext:value-type="float">
            <text:p>0.0012198</text:p>
          </table:table-cell>
          <table:table-cell office:value-type="float" office:value="0.000396445" calcext:value-type="float">
            <text:p>0.000396445</text:p>
          </table:table-cell>
          <table:table-cell office:value-type="float" office:value="0.00335601" calcext:value-type="float">
            <text:p>0.00335601</text:p>
          </table:table-cell>
        </table:table-row>
      </table:table>
      <table:table table:name="summary_1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842264" calcext:value-type="float">
            <text:p>0.842264</text:p>
          </table:table-cell>
          <table:table-cell office:value-type="float" office:value="100" calcext:value-type="float">
            <text:p>100</text:p>
          </table:table-cell>
          <table:table-cell office:value-type="float" office:value="0.00842264" calcext:value-type="float">
            <text:p>0.00842264</text:p>
          </table:table-cell>
          <table:table-cell office:value-type="float" office:value="0.00125004" calcext:value-type="float">
            <text:p>0.00125004</text:p>
          </table:table-cell>
          <table:table-cell office:value-type="float" office:value="0.0996068" calcext:value-type="float">
            <text:p>0.0996068</text:p>
          </table:table-cell>
          <table:table-cell office:value-type="float" office:value="0.782051" calcext:value-type="float">
            <text:p>0.782051</text:p>
          </table:table-cell>
          <table:table-cell office:value-type="float" office:value="100" calcext:value-type="float">
            <text:p>100</text:p>
          </table:table-cell>
          <table:table-cell office:value-type="float" office:value="0.00782051" calcext:value-type="float">
            <text:p>0.00782051</text:p>
          </table:table-cell>
          <table:table-cell office:value-type="float" office:value="0.000784204" calcext:value-type="float">
            <text:p>0.000784204</text:p>
          </table:table-cell>
          <table:table-cell office:value-type="float" office:value="0.0991222" calcext:value-type="float">
            <text:p>0.0991222</text:p>
          </table:table-cell>
          <table:table-cell office:value-type="float" office:value="0.693946" calcext:value-type="float">
            <text:p>0.693946</text:p>
          </table:table-cell>
          <table:table-cell office:value-type="float" office:value="100" calcext:value-type="float">
            <text:p>100</text:p>
          </table:table-cell>
          <table:table-cell office:value-type="float" office:value="0.00693946" calcext:value-type="float">
            <text:p>0.00693946</text:p>
          </table:table-cell>
          <table:table-cell office:value-type="float" office:value="0.000159891" calcext:value-type="float">
            <text:p>0.000159891</text:p>
          </table:table-cell>
          <table:table-cell office:value-type="float" office:value="0.0984779" calcext:value-type="float">
            <text:p>0.0984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17152" calcext:value-type="float">
            <text:p>0.917152</text:p>
          </table:table-cell>
          <table:table-cell office:value-type="float" office:value="100" calcext:value-type="float">
            <text:p>100</text:p>
          </table:table-cell>
          <table:table-cell office:value-type="float" office:value="0.00917152" calcext:value-type="float">
            <text:p>0.00917152</text:p>
          </table:table-cell>
          <table:table-cell office:value-type="float" office:value="0.00117739" calcext:value-type="float">
            <text:p>0.00117739</text:p>
          </table:table-cell>
          <table:table-cell office:value-type="float" office:value="0.134587" calcext:value-type="float">
            <text:p>0.134587</text:p>
          </table:table-cell>
          <table:table-cell office:value-type="float" office:value="0.834047" calcext:value-type="float">
            <text:p>0.834047</text:p>
          </table:table-cell>
          <table:table-cell office:value-type="float" office:value="100" calcext:value-type="float">
            <text:p>100</text:p>
          </table:table-cell>
          <table:table-cell office:value-type="float" office:value="0.00834047" calcext:value-type="float">
            <text:p>0.00834047</text:p>
          </table:table-cell>
          <table:table-cell office:value-type="float" office:value="0.00073368" calcext:value-type="float">
            <text:p>0.00073368</text:p>
          </table:table-cell>
          <table:table-cell office:value-type="float" office:value="0.133921" calcext:value-type="float">
            <text:p>0.133921</text:p>
          </table:table-cell>
          <table:table-cell office:value-type="float" office:value="0.698163" calcext:value-type="float">
            <text:p>0.698163</text:p>
          </table:table-cell>
          <table:table-cell office:value-type="float" office:value="100" calcext:value-type="float">
            <text:p>100</text:p>
          </table:table-cell>
          <table:table-cell office:value-type="float" office:value="0.00698163" calcext:value-type="float">
            <text:p>0.00698163</text:p>
          </table:table-cell>
          <table:table-cell office:value-type="float" office:value="0.000188926" calcext:value-type="float">
            <text:p>0.000188926</text:p>
          </table:table-cell>
          <table:table-cell office:value-type="float" office:value="0.13272" calcext:value-type="float">
            <text:p>0.132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.25673" calcext:value-type="float">
            <text:p>1.25673</text:p>
          </table:table-cell>
          <table:table-cell office:value-type="float" office:value="100" calcext:value-type="float">
            <text:p>100</text:p>
          </table:table-cell>
          <table:table-cell office:value-type="float" office:value="0.0125673" calcext:value-type="float">
            <text:p>0.0125673</text:p>
          </table:table-cell>
          <table:table-cell office:value-type="float" office:value="0.00176294" calcext:value-type="float">
            <text:p>0.00176294</text:p>
          </table:table-cell>
          <table:table-cell office:value-type="float" office:value="0.0834836" calcext:value-type="float">
            <text:p>0.0834836</text:p>
          </table:table-cell>
          <table:table-cell office:value-type="float" office:value="1.16027" calcext:value-type="float">
            <text:p>1.16027</text:p>
          </table:table-cell>
          <table:table-cell office:value-type="float" office:value="100" calcext:value-type="float">
            <text:p>100</text:p>
          </table:table-cell>
          <table:table-cell office:value-type="float" office:value="0.0116027" calcext:value-type="float">
            <text:p>0.0116027</text:p>
          </table:table-cell>
          <table:table-cell office:value-type="float" office:value="0.00107118" calcext:value-type="float">
            <text:p>0.00107118</text:p>
          </table:table-cell>
          <table:table-cell office:value-type="float" office:value="0.0826288" calcext:value-type="float">
            <text:p>0.0826288</text:p>
          </table:table-cell>
          <table:table-cell office:value-type="float" office:value="0.983643" calcext:value-type="float">
            <text:p>0.983643</text:p>
          </table:table-cell>
          <table:table-cell office:value-type="float" office:value="100" calcext:value-type="float">
            <text:p>100</text:p>
          </table:table-cell>
          <table:table-cell office:value-type="float" office:value="0.00983643" calcext:value-type="float">
            <text:p>0.00983643</text:p>
          </table:table-cell>
          <table:table-cell office:value-type="float" office:value="0.000207065" calcext:value-type="float">
            <text:p>0.000207065</text:p>
          </table:table-cell>
          <table:table-cell office:value-type="float" office:value="0.0790452" calcext:value-type="float">
            <text:p>0.0790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15469" calcext:value-type="float">
            <text:p>1.15469</text:p>
          </table:table-cell>
          <table:table-cell office:value-type="float" office:value="100" calcext:value-type="float">
            <text:p>100</text:p>
          </table:table-cell>
          <table:table-cell office:value-type="float" office:value="0.0115469" calcext:value-type="float">
            <text:p>0.0115469</text:p>
          </table:table-cell>
          <table:table-cell office:value-type="float" office:value="0.00289888" calcext:value-type="float">
            <text:p>0.00289888</text:p>
          </table:table-cell>
          <table:table-cell office:value-type="float" office:value="0.106687" calcext:value-type="float">
            <text:p>0.106687</text:p>
          </table:table-cell>
          <table:table-cell office:value-type="float" office:value="1.05066" calcext:value-type="float">
            <text:p>1.05066</text:p>
          </table:table-cell>
          <table:table-cell office:value-type="float" office:value="100" calcext:value-type="float">
            <text:p>100</text:p>
          </table:table-cell>
          <table:table-cell office:value-type="float" office:value="0.0105066" calcext:value-type="float">
            <text:p>0.0105066</text:p>
          </table:table-cell>
          <table:table-cell office:value-type="float" office:value="0.00177099" calcext:value-type="float">
            <text:p>0.00177099</text:p>
          </table:table-cell>
          <table:table-cell office:value-type="float" office:value="0.106133" calcext:value-type="float">
            <text:p>0.106133</text:p>
          </table:table-cell>
          <table:table-cell office:value-type="float" office:value="0.857301" calcext:value-type="float">
            <text:p>0.857301</text:p>
          </table:table-cell>
          <table:table-cell office:value-type="float" office:value="100" calcext:value-type="float">
            <text:p>100</text:p>
          </table:table-cell>
          <table:table-cell office:value-type="float" office:value="0.00857301" calcext:value-type="float">
            <text:p>0.00857301</text:p>
          </table:table-cell>
          <table:table-cell office:value-type="float" office:value="0.000321068" calcext:value-type="float">
            <text:p>0.000321068</text:p>
          </table:table-cell>
          <table:table-cell office:value-type="float" office:value="0.105277" calcext:value-type="float">
            <text:p>0.105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1442" calcext:value-type="float">
            <text:p>0.991442</text:p>
          </table:table-cell>
          <table:table-cell office:value-type="float" office:value="100" calcext:value-type="float">
            <text:p>100</text:p>
          </table:table-cell>
          <table:table-cell office:value-type="float" office:value="0.00991442" calcext:value-type="float">
            <text:p>0.00991442</text:p>
          </table:table-cell>
          <table:table-cell office:value-type="float" office:value="0.00251974" calcext:value-type="float">
            <text:p>0.00251974</text:p>
          </table:table-cell>
          <table:table-cell office:value-type="float" office:value="0.0408396" calcext:value-type="float">
            <text:p>0.0408396</text:p>
          </table:table-cell>
          <table:table-cell office:value-type="float" office:value="0.873626" calcext:value-type="float">
            <text:p>0.873626</text:p>
          </table:table-cell>
          <table:table-cell office:value-type="float" office:value="100" calcext:value-type="float">
            <text:p>100</text:p>
          </table:table-cell>
          <table:table-cell office:value-type="float" office:value="0.00873626" calcext:value-type="float">
            <text:p>0.00873626</text:p>
          </table:table-cell>
          <table:table-cell office:value-type="float" office:value="0.0015755" calcext:value-type="float">
            <text:p>0.0015755</text:p>
          </table:table-cell>
          <table:table-cell office:value-type="float" office:value="0.0401764" calcext:value-type="float">
            <text:p>0.0401764</text:p>
          </table:table-cell>
          <table:table-cell office:value-type="float" office:value="0.665848" calcext:value-type="float">
            <text:p>0.665848</text:p>
          </table:table-cell>
          <table:table-cell office:value-type="float" office:value="100" calcext:value-type="float">
            <text:p>100</text:p>
          </table:table-cell>
          <table:table-cell office:value-type="float" office:value="0.00665848" calcext:value-type="float">
            <text:p>0.00665848</text:p>
          </table:table-cell>
          <table:table-cell office:value-type="float" office:value="0.000280664" calcext:value-type="float">
            <text:p>0.000280664</text:p>
          </table:table-cell>
          <table:table-cell office:value-type="float" office:value="0.0362803" calcext:value-type="float">
            <text:p>0.03628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788696" calcext:value-type="float">
            <text:p>0.788696</text:p>
          </table:table-cell>
          <table:table-cell office:value-type="float" office:value="100" calcext:value-type="float">
            <text:p>100</text:p>
          </table:table-cell>
          <table:table-cell office:value-type="float" office:value="0.00788696" calcext:value-type="float">
            <text:p>0.00788696</text:p>
          </table:table-cell>
          <table:table-cell office:value-type="float" office:value="0.00184659" calcext:value-type="float">
            <text:p>0.00184659</text:p>
          </table:table-cell>
          <table:table-cell office:value-type="float" office:value="0.0455912" calcext:value-type="float">
            <text:p>0.0455912</text:p>
          </table:table-cell>
          <table:table-cell office:value-type="float" office:value="0.668286" calcext:value-type="float">
            <text:p>0.668286</text:p>
          </table:table-cell>
          <table:table-cell office:value-type="float" office:value="100" calcext:value-type="float">
            <text:p>100</text:p>
          </table:table-cell>
          <table:table-cell office:value-type="float" office:value="0.00668286" calcext:value-type="float">
            <text:p>0.00668286</text:p>
          </table:table-cell>
          <table:table-cell office:value-type="float" office:value="0.00103477" calcext:value-type="float">
            <text:p>0.00103477</text:p>
          </table:table-cell>
          <table:table-cell office:value-type="float" office:value="0.0427993" calcext:value-type="float">
            <text:p>0.0427993</text:p>
          </table:table-cell>
          <table:table-cell office:value-type="float" office:value="0.484887" calcext:value-type="float">
            <text:p>0.484887</text:p>
          </table:table-cell>
          <table:table-cell office:value-type="float" office:value="100" calcext:value-type="float">
            <text:p>100</text:p>
          </table:table-cell>
          <table:table-cell office:value-type="float" office:value="0.00484887" calcext:value-type="float">
            <text:p>0.00484887</text:p>
          </table:table-cell>
          <table:table-cell office:value-type="float" office:value="0.000350245" calcext:value-type="float">
            <text:p>0.000350245</text:p>
          </table:table-cell>
          <table:table-cell office:value-type="float" office:value="0.0381124" calcext:value-type="float">
            <text:p>0.03811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.704956" calcext:value-type="float">
            <text:p>0.704956</text:p>
          </table:table-cell>
          <table:table-cell office:value-type="float" office:value="100" calcext:value-type="float">
            <text:p>100</text:p>
          </table:table-cell>
          <table:table-cell office:value-type="float" office:value="0.00704956" calcext:value-type="float">
            <text:p>0.00704956</text:p>
          </table:table-cell>
          <table:table-cell office:value-type="float" office:value="0.00214983" calcext:value-type="float">
            <text:p>0.00214983</text:p>
          </table:table-cell>
          <table:table-cell office:value-type="float" office:value="0.0225555" calcext:value-type="float">
            <text:p>0.0225555</text:p>
          </table:table-cell>
          <table:table-cell office:value-type="float" office:value="0.587773" calcext:value-type="float">
            <text:p>0.587773</text:p>
          </table:table-cell>
          <table:table-cell office:value-type="float" office:value="100" calcext:value-type="float">
            <text:p>100</text:p>
          </table:table-cell>
          <table:table-cell office:value-type="float" office:value="0.00587773" calcext:value-type="float">
            <text:p>0.00587773</text:p>
          </table:table-cell>
          <table:table-cell office:value-type="float" office:value="0.00125243" calcext:value-type="float">
            <text:p>0.00125243</text:p>
          </table:table-cell>
          <table:table-cell office:value-type="float" office:value="0.0216453" calcext:value-type="float">
            <text:p>0.0216453</text:p>
          </table:table-cell>
          <table:table-cell office:value-type="float" office:value="0.427227" calcext:value-type="float">
            <text:p>0.427227</text:p>
          </table:table-cell>
          <table:table-cell office:value-type="float" office:value="100" calcext:value-type="float">
            <text:p>100</text:p>
          </table:table-cell>
          <table:table-cell office:value-type="float" office:value="0.00427227" calcext:value-type="float">
            <text:p>0.00427227</text:p>
          </table:table-cell>
          <table:table-cell office:value-type="float" office:value="0.000526095" calcext:value-type="float">
            <text:p>0.000526095</text:p>
          </table:table-cell>
          <table:table-cell office:value-type="float" office:value="0.0204818" calcext:value-type="float">
            <text:p>0.0204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509256" calcext:value-type="float">
            <text:p>0.509256</text:p>
          </table:table-cell>
          <table:table-cell office:value-type="float" office:value="100" calcext:value-type="float">
            <text:p>100</text:p>
          </table:table-cell>
          <table:table-cell office:value-type="float" office:value="0.00509256" calcext:value-type="float">
            <text:p>0.00509256</text:p>
          </table:table-cell>
          <table:table-cell office:value-type="float" office:value="0.0018652" calcext:value-type="float">
            <text:p>0.0018652</text:p>
          </table:table-cell>
          <table:table-cell office:value-type="float" office:value="0.0196502" calcext:value-type="float">
            <text:p>0.0196502</text:p>
          </table:table-cell>
          <table:table-cell office:value-type="float" office:value="0.400987" calcext:value-type="float">
            <text:p>0.400987</text:p>
          </table:table-cell>
          <table:table-cell office:value-type="float" office:value="100" calcext:value-type="float">
            <text:p>100</text:p>
          </table:table-cell>
          <table:table-cell office:value-type="float" office:value="0.00400987" calcext:value-type="float">
            <text:p>0.00400987</text:p>
          </table:table-cell>
          <table:table-cell office:value-type="float" office:value="0.00115731" calcext:value-type="float">
            <text:p>0.00115731</text:p>
          </table:table-cell>
          <table:table-cell office:value-type="float" office:value="0.0186527" calcext:value-type="float">
            <text:p>0.0186527</text:p>
          </table:table-cell>
          <table:table-cell office:value-type="float" office:value="0.276891" calcext:value-type="float">
            <text:p>0.276891</text:p>
          </table:table-cell>
          <table:table-cell office:value-type="float" office:value="100" calcext:value-type="float">
            <text:p>100</text:p>
          </table:table-cell>
          <table:table-cell office:value-type="float" office:value="0.00276891" calcext:value-type="float">
            <text:p>0.00276891</text:p>
          </table:table-cell>
          <table:table-cell office:value-type="float" office:value="0.000485767" calcext:value-type="float">
            <text:p>0.000485767</text:p>
          </table:table-cell>
          <table:table-cell office:value-type="float" office:value="0.0170703" calcext:value-type="float">
            <text:p>0.01707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351139" calcext:value-type="float">
            <text:p>0.351139</text:p>
          </table:table-cell>
          <table:table-cell office:value-type="float" office:value="100" calcext:value-type="float">
            <text:p>100</text:p>
          </table:table-cell>
          <table:table-cell office:value-type="float" office:value="0.00351139" calcext:value-type="float">
            <text:p>0.00351139</text:p>
          </table:table-cell>
          <table:table-cell office:value-type="float" office:value="0.00196631" calcext:value-type="float">
            <text:p>0.00196631</text:p>
          </table:table-cell>
          <table:table-cell office:value-type="float" office:value="0.00924553" calcext:value-type="float">
            <text:p>0.00924553</text:p>
          </table:table-cell>
          <table:table-cell office:value-type="float" office:value="0.247985" calcext:value-type="float">
            <text:p>0.247985</text:p>
          </table:table-cell>
          <table:table-cell office:value-type="float" office:value="100" calcext:value-type="float">
            <text:p>100</text:p>
          </table:table-cell>
          <table:table-cell office:value-type="float" office:value="0.00247985" calcext:value-type="float">
            <text:p>0.00247985</text:p>
          </table:table-cell>
          <table:table-cell office:value-type="float" office:value="0.00115425" calcext:value-type="float">
            <text:p>0.00115425</text:p>
          </table:table-cell>
          <table:table-cell office:value-type="float" office:value="0.00842493" calcext:value-type="float">
            <text:p>0.00842493</text:p>
          </table:table-cell>
          <table:table-cell office:value-type="float" office:value="0.15845" calcext:value-type="float">
            <text:p>0.15845</text:p>
          </table:table-cell>
          <table:table-cell office:value-type="float" office:value="100" calcext:value-type="float">
            <text:p>100</text:p>
          </table:table-cell>
          <table:table-cell office:value-type="float" office:value="0.0015845" calcext:value-type="float">
            <text:p>0.0015845</text:p>
          </table:table-cell>
          <table:table-cell office:value-type="float" office:value="0.000497339" calcext:value-type="float">
            <text:p>0.000497339</text:p>
          </table:table-cell>
          <table:table-cell office:value-type="float" office:value="0.00729465" calcext:value-type="float">
            <text:p>0.00729465</text:p>
          </table:table-cell>
        </table:table-row>
      </table:table>
      <table:table table:name="summary_1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22658" calcext:value-type="float">
            <text:p>1.22658</text:p>
          </table:table-cell>
          <table:table-cell office:value-type="float" office:value="100" calcext:value-type="float">
            <text:p>100</text:p>
          </table:table-cell>
          <table:table-cell office:value-type="float" office:value="0.0122658" calcext:value-type="float">
            <text:p>0.0122658</text:p>
          </table:table-cell>
          <table:table-cell office:value-type="float" office:value="0.00137725" calcext:value-type="float">
            <text:p>0.00137725</text:p>
          </table:table-cell>
          <table:table-cell office:value-type="float" office:value="0.079224" calcext:value-type="float">
            <text:p>0.079224</text:p>
          </table:table-cell>
          <table:table-cell office:value-type="float" office:value="1.14458" calcext:value-type="float">
            <text:p>1.14458</text:p>
          </table:table-cell>
          <table:table-cell office:value-type="float" office:value="100" calcext:value-type="float">
            <text:p>100</text:p>
          </table:table-cell>
          <table:table-cell office:value-type="float" office:value="0.0114458" calcext:value-type="float">
            <text:p>0.0114458</text:p>
          </table:table-cell>
          <table:table-cell office:value-type="float" office:value="0.00083928" calcext:value-type="float">
            <text:p>0.00083928</text:p>
          </table:table-cell>
          <table:table-cell office:value-type="float" office:value="0.0787782" calcext:value-type="float">
            <text:p>0.0787782</text:p>
          </table:table-cell>
          <table:table-cell office:value-type="float" office:value="1.01688" calcext:value-type="float">
            <text:p>1.01688</text:p>
          </table:table-cell>
          <table:table-cell office:value-type="float" office:value="100" calcext:value-type="float">
            <text:p>100</text:p>
          </table:table-cell>
          <table:table-cell office:value-type="float" office:value="0.0101688" calcext:value-type="float">
            <text:p>0.0101688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781493" calcext:value-type="float">
            <text:p>0.07814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100" calcext:value-type="float">
            <text:p>100</text:p>
          </table:table-cell>
          <table:table-cell office:value-type="float" office:value="0.0187046" calcext:value-type="float">
            <text:p>0.0187046</text:p>
          </table:table-cell>
          <table:table-cell office:value-type="float" office:value="0.00164079" calcext:value-type="float">
            <text:p>0.00164079</text:p>
          </table:table-cell>
          <table:table-cell office:value-type="float" office:value="0.0807881" calcext:value-type="float">
            <text:p>0.0807881</text:p>
          </table:table-cell>
          <table:table-cell office:value-type="float" office:value="1.76448" calcext:value-type="float">
            <text:p>1.76448</text:p>
          </table:table-cell>
          <table:table-cell office:value-type="float" office:value="100" calcext:value-type="float">
            <text:p>100</text:p>
          </table:table-cell>
          <table:table-cell office:value-type="float" office:value="0.0176448" calcext:value-type="float">
            <text:p>0.0176448</text:p>
          </table:table-cell>
          <table:table-cell office:value-type="float" office:value="0.00110082" calcext:value-type="float">
            <text:p>0.00110082</text:p>
          </table:table-cell>
          <table:table-cell office:value-type="float" office:value="0.079775" calcext:value-type="float">
            <text:p>0.079775</text:p>
          </table:table-cell>
          <table:table-cell office:value-type="float" office:value="1.5662" calcext:value-type="float">
            <text:p>1.5662</text:p>
          </table:table-cell>
          <table:table-cell office:value-type="float" office:value="100" calcext:value-type="float">
            <text:p>100</text:p>
          </table:table-cell>
          <table:table-cell office:value-type="float" office:value="0.015662" calcext:value-type="float">
            <text:p>0.015662</text:p>
          </table:table-cell>
          <table:table-cell office:value-type="float" office:value="0.000207789" calcext:value-type="float">
            <text:p>0.000207789</text:p>
          </table:table-cell>
          <table:table-cell office:value-type="float" office:value="0.0769993" calcext:value-type="float">
            <text:p>0.07699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.68836" calcext:value-type="float">
            <text:p>2.68836</text:p>
          </table:table-cell>
          <table:table-cell office:value-type="float" office:value="100" calcext:value-type="float">
            <text:p>100</text:p>
          </table:table-cell>
          <table:table-cell office:value-type="float" office:value="0.0268836" calcext:value-type="float">
            <text:p>0.0268836</text:p>
          </table:table-cell>
          <table:table-cell office:value-type="float" office:value="0.00237168" calcext:value-type="float">
            <text:p>0.00237168</text:p>
          </table:table-cell>
          <table:table-cell office:value-type="float" office:value="0.567548" calcext:value-type="float">
            <text:p>0.567548</text:p>
          </table:table-cell>
          <table:table-cell office:value-type="float" office:value="2.55373" calcext:value-type="float">
            <text:p>2.55373</text:p>
          </table:table-cell>
          <table:table-cell office:value-type="float" office:value="100" calcext:value-type="float">
            <text:p>100</text:p>
          </table:table-cell>
          <table:table-cell office:value-type="float" office:value="0.0255373" calcext:value-type="float">
            <text:p>0.0255373</text:p>
          </table:table-cell>
          <table:table-cell office:value-type="float" office:value="0.00167101" calcext:value-type="float">
            <text:p>0.00167101</text:p>
          </table:table-cell>
          <table:table-cell office:value-type="float" office:value="0.566621" calcext:value-type="float">
            <text:p>0.566621</text:p>
          </table:table-cell>
          <table:table-cell office:value-type="float" office:value="2.23474" calcext:value-type="float">
            <text:p>2.23474</text:p>
          </table:table-cell>
          <table:table-cell office:value-type="float" office:value="100" calcext:value-type="float">
            <text:p>100</text:p>
          </table:table-cell>
          <table:table-cell office:value-type="float" office:value="0.0223474" calcext:value-type="float">
            <text:p>0.0223474</text:p>
          </table:table-cell>
          <table:table-cell office:value-type="float" office:value="0.000391733" calcext:value-type="float">
            <text:p>0.000391733</text:p>
          </table:table-cell>
          <table:table-cell office:value-type="float" office:value="0.564082" calcext:value-type="float">
            <text:p>0.5640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.85247" calcext:value-type="float">
            <text:p>2.85247</text:p>
          </table:table-cell>
          <table:table-cell office:value-type="float" office:value="100" calcext:value-type="float">
            <text:p>100</text:p>
          </table:table-cell>
          <table:table-cell office:value-type="float" office:value="0.0285247" calcext:value-type="float">
            <text:p>0.0285247</text:p>
          </table:table-cell>
          <table:table-cell office:value-type="float" office:value="0.00318742" calcext:value-type="float">
            <text:p>0.00318742</text:p>
          </table:table-cell>
          <table:table-cell office:value-type="float" office:value="0.281015" calcext:value-type="float">
            <text:p>0.281015</text:p>
          </table:table-cell>
          <table:table-cell office:value-type="float" office:value="2.69766" calcext:value-type="float">
            <text:p>2.69766</text:p>
          </table:table-cell>
          <table:table-cell office:value-type="float" office:value="100" calcext:value-type="float">
            <text:p>100</text:p>
          </table:table-cell>
          <table:table-cell office:value-type="float" office:value="0.0269766" calcext:value-type="float">
            <text:p>0.0269766</text:p>
          </table:table-cell>
          <table:table-cell office:value-type="float" office:value="0.00218075" calcext:value-type="float">
            <text:p>0.00218075</text:p>
          </table:table-cell>
          <table:table-cell office:value-type="float" office:value="0.277779" calcext:value-type="float">
            <text:p>0.277779</text:p>
          </table:table-cell>
          <table:table-cell office:value-type="float" office:value="2.35461" calcext:value-type="float">
            <text:p>2.35461</text:p>
          </table:table-cell>
          <table:table-cell office:value-type="float" office:value="100" calcext:value-type="float">
            <text:p>100</text:p>
          </table:table-cell>
          <table:table-cell office:value-type="float" office:value="0.0235461" calcext:value-type="float">
            <text:p>0.0235461</text:p>
          </table:table-cell>
          <table:table-cell office:value-type="float" office:value="0.000545396" calcext:value-type="float">
            <text:p>0.000545396</text:p>
          </table:table-cell>
          <table:table-cell office:value-type="float" office:value="0.27281" calcext:value-type="float">
            <text:p>0.272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71416" calcext:value-type="float">
            <text:p>1.71416</text:p>
          </table:table-cell>
          <table:table-cell office:value-type="float" office:value="100" calcext:value-type="float">
            <text:p>100</text:p>
          </table:table-cell>
          <table:table-cell office:value-type="float" office:value="0.0171416" calcext:value-type="float">
            <text:p>0.0171416</text:p>
          </table:table-cell>
          <table:table-cell office:value-type="float" office:value="0.00274551" calcext:value-type="float">
            <text:p>0.00274551</text:p>
          </table:table-cell>
          <table:table-cell office:value-type="float" office:value="0.108759" calcext:value-type="float">
            <text:p>0.108759</text:p>
          </table:table-cell>
          <table:table-cell office:value-type="float" office:value="1.53126" calcext:value-type="float">
            <text:p>1.53126</text:p>
          </table:table-cell>
          <table:table-cell office:value-type="float" office:value="100" calcext:value-type="float">
            <text:p>100</text:p>
          </table:table-cell>
          <table:table-cell office:value-type="float" office:value="0.0153126" calcext:value-type="float">
            <text:p>0.0153126</text:p>
          </table:table-cell>
          <table:table-cell office:value-type="float" office:value="0.00169242" calcext:value-type="float">
            <text:p>0.00169242</text:p>
          </table:table-cell>
          <table:table-cell office:value-type="float" office:value="0.104961" calcext:value-type="float">
            <text:p>0.104961</text:p>
          </table:table-cell>
          <table:table-cell office:value-type="float" office:value="1.17724" calcext:value-type="float">
            <text:p>1.17724</text:p>
          </table:table-cell>
          <table:table-cell office:value-type="float" office:value="100" calcext:value-type="float">
            <text:p>100</text:p>
          </table:table-cell>
          <table:table-cell office:value-type="float" office:value="0.0117724" calcext:value-type="float">
            <text:p>0.0117724</text:p>
          </table:table-cell>
          <table:table-cell office:value-type="float" office:value="0.000367686" calcext:value-type="float">
            <text:p>0.000367686</text:p>
          </table:table-cell>
          <table:table-cell office:value-type="float" office:value="0.097764" calcext:value-type="float">
            <text:p>0.0977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47323" calcext:value-type="float">
            <text:p>1.47323</text:p>
          </table:table-cell>
          <table:table-cell office:value-type="float" office:value="100" calcext:value-type="float">
            <text:p>100</text:p>
          </table:table-cell>
          <table:table-cell office:value-type="float" office:value="0.0147323" calcext:value-type="float">
            <text:p>0.0147323</text:p>
          </table:table-cell>
          <table:table-cell office:value-type="float" office:value="0.00283371" calcext:value-type="float">
            <text:p>0.00283371</text:p>
          </table:table-cell>
          <table:table-cell office:value-type="float" office:value="0.0651297" calcext:value-type="float">
            <text:p>0.0651297</text:p>
          </table:table-cell>
          <table:table-cell office:value-type="float" office:value="1.28894" calcext:value-type="float">
            <text:p>1.28894</text:p>
          </table:table-cell>
          <table:table-cell office:value-type="float" office:value="100" calcext:value-type="float">
            <text:p>100</text:p>
          </table:table-cell>
          <table:table-cell office:value-type="float" office:value="0.0128894" calcext:value-type="float">
            <text:p>0.0128894</text:p>
          </table:table-cell>
          <table:table-cell office:value-type="float" office:value="0.00151688" calcext:value-type="float">
            <text:p>0.00151688</text:p>
          </table:table-cell>
          <table:table-cell office:value-type="float" office:value="0.0640612" calcext:value-type="float">
            <text:p>0.0640612</text:p>
          </table:table-cell>
          <table:table-cell office:value-type="float" office:value="0.967221" calcext:value-type="float">
            <text:p>0.967221</text:p>
          </table:table-cell>
          <table:table-cell office:value-type="float" office:value="100" calcext:value-type="float">
            <text:p>100</text:p>
          </table:table-cell>
          <table:table-cell office:value-type="float" office:value="0.00967221" calcext:value-type="float">
            <text:p>0.00967221</text:p>
          </table:table-cell>
          <table:table-cell office:value-type="float" office:value="0.000422945" calcext:value-type="float">
            <text:p>0.000422945</text:p>
          </table:table-cell>
          <table:table-cell office:value-type="float" office:value="0.0614169" calcext:value-type="float">
            <text:p>0.0614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.04903" calcext:value-type="float">
            <text:p>1.04903</text:p>
          </table:table-cell>
          <table:table-cell office:value-type="float" office:value="100" calcext:value-type="float">
            <text:p>100</text:p>
          </table:table-cell>
          <table:table-cell office:value-type="float" office:value="0.0104903" calcext:value-type="float">
            <text:p>0.0104903</text:p>
          </table:table-cell>
          <table:table-cell office:value-type="float" office:value="0.00258666" calcext:value-type="float">
            <text:p>0.00258666</text:p>
          </table:table-cell>
          <table:table-cell office:value-type="float" office:value="0.0394483" calcext:value-type="float">
            <text:p>0.0394483</text:p>
          </table:table-cell>
          <table:table-cell office:value-type="float" office:value="0.8684" calcext:value-type="float">
            <text:p>0.8684</text:p>
          </table:table-cell>
          <table:table-cell office:value-type="float" office:value="100" calcext:value-type="float">
            <text:p>100</text:p>
          </table:table-cell>
          <table:table-cell office:value-type="float" office:value="0.008684" calcext:value-type="float">
            <text:p>0.008684</text:p>
          </table:table-cell>
          <table:table-cell office:value-type="float" office:value="0.0016228" calcext:value-type="float">
            <text:p>0.0016228</text:p>
          </table:table-cell>
          <table:table-cell office:value-type="float" office:value="0.0372138" calcext:value-type="float">
            <text:p>0.0372138</text:p>
          </table:table-cell>
          <table:table-cell office:value-type="float" office:value="0.583475" calcext:value-type="float">
            <text:p>0.583475</text:p>
          </table:table-cell>
          <table:table-cell office:value-type="float" office:value="100" calcext:value-type="float">
            <text:p>100</text:p>
          </table:table-cell>
          <table:table-cell office:value-type="float" office:value="0.00583475" calcext:value-type="float">
            <text:p>0.00583475</text:p>
          </table:table-cell>
          <table:table-cell office:value-type="float" office:value="0.000569426" calcext:value-type="float">
            <text:p>0.000569426</text:p>
          </table:table-cell>
          <table:table-cell office:value-type="float" office:value="0.0328993" calcext:value-type="float">
            <text:p>0.03289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.720239" calcext:value-type="float">
            <text:p>0.720239</text:p>
          </table:table-cell>
          <table:table-cell office:value-type="float" office:value="100" calcext:value-type="float">
            <text:p>100</text:p>
          </table:table-cell>
          <table:table-cell office:value-type="float" office:value="0.00720239" calcext:value-type="float">
            <text:p>0.00720239</text:p>
          </table:table-cell>
          <table:table-cell office:value-type="float" office:value="0.00244884" calcext:value-type="float">
            <text:p>0.00244884</text:p>
          </table:table-cell>
          <table:table-cell office:value-type="float" office:value="0.0241876" calcext:value-type="float">
            <text:p>0.0241876</text:p>
          </table:table-cell>
          <table:table-cell office:value-type="float" office:value="0.559452" calcext:value-type="float">
            <text:p>0.559452</text:p>
          </table:table-cell>
          <table:table-cell office:value-type="float" office:value="100" calcext:value-type="float">
            <text:p>100</text:p>
          </table:table-cell>
          <table:table-cell office:value-type="float" office:value="0.00559452" calcext:value-type="float">
            <text:p>0.00559452</text:p>
          </table:table-cell>
          <table:table-cell office:value-type="float" office:value="0.00119292" calcext:value-type="float">
            <text:p>0.00119292</text:p>
          </table:table-cell>
          <table:table-cell office:value-type="float" office:value="0.0209203" calcext:value-type="float">
            <text:p>0.0209203</text:p>
          </table:table-cell>
          <table:table-cell office:value-type="float" office:value="0.365148" calcext:value-type="float">
            <text:p>0.365148</text:p>
          </table:table-cell>
          <table:table-cell office:value-type="float" office:value="100" calcext:value-type="float">
            <text:p>100</text:p>
          </table:table-cell>
          <table:table-cell office:value-type="float" office:value="0.00365148" calcext:value-type="float">
            <text:p>0.00365148</text:p>
          </table:table-cell>
          <table:table-cell office:value-type="float" office:value="0.000566831" calcext:value-type="float">
            <text:p>0.000566831</text:p>
          </table:table-cell>
          <table:table-cell office:value-type="float" office:value="0.0187501" calcext:value-type="float">
            <text:p>0.01875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0.499179" calcext:value-type="float">
            <text:p>0.499179</text:p>
          </table:table-cell>
          <table:table-cell office:value-type="float" office:value="100" calcext:value-type="float">
            <text:p>100</text:p>
          </table:table-cell>
          <table:table-cell office:value-type="float" office:value="0.00499179" calcext:value-type="float">
            <text:p>0.00499179</text:p>
          </table:table-cell>
          <table:table-cell office:value-type="float" office:value="0.0025852" calcext:value-type="float">
            <text:p>0.0025852</text:p>
          </table:table-cell>
          <table:table-cell office:value-type="float" office:value="0.0104934" calcext:value-type="float">
            <text:p>0.0104934</text:p>
          </table:table-cell>
          <table:table-cell office:value-type="float" office:value="0.371752" calcext:value-type="float">
            <text:p>0.371752</text:p>
          </table:table-cell>
          <table:table-cell office:value-type="float" office:value="100" calcext:value-type="float">
            <text:p>100</text:p>
          </table:table-cell>
          <table:table-cell office:value-type="float" office:value="0.00371752" calcext:value-type="float">
            <text:p>0.00371752</text:p>
          </table:table-cell>
          <table:table-cell office:value-type="float" office:value="0.00136315" calcext:value-type="float">
            <text:p>0.00136315</text:p>
          </table:table-cell>
          <table:table-cell office:value-type="float" office:value="0.00953237" calcext:value-type="float">
            <text:p>0.00953237</text:p>
          </table:table-cell>
          <table:table-cell office:value-type="float" office:value="0.257446" calcext:value-type="float">
            <text:p>0.257446</text:p>
          </table:table-cell>
          <table:table-cell office:value-type="float" office:value="100" calcext:value-type="float">
            <text:p>100</text:p>
          </table:table-cell>
          <table:table-cell office:value-type="float" office:value="0.00257446" calcext:value-type="float">
            <text:p>0.00257446</text:p>
          </table:table-cell>
          <table:table-cell office:value-type="float" office:value="0.000663484" calcext:value-type="float">
            <text:p>0.000663484</text:p>
          </table:table-cell>
          <table:table-cell office:value-type="float" office:value="0.00896852" calcext:value-type="float">
            <text:p>0.00896852</text:p>
          </table:table-cell>
        </table:table-row>
      </table:table>
      <table:table table:name="summary_1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.47241" calcext:value-type="float">
            <text:p>3.47241</text:p>
          </table:table-cell>
          <table:table-cell office:value-type="float" office:value="100" calcext:value-type="float">
            <text:p>100</text:p>
          </table:table-cell>
          <table:table-cell office:value-type="float" office:value="0.0347241" calcext:value-type="float">
            <text:p>0.0347241</text:p>
          </table:table-cell>
          <table:table-cell office:value-type="float" office:value="0.00159458" calcext:value-type="float">
            <text:p>0.00159458</text:p>
          </table:table-cell>
          <table:table-cell office:value-type="float" office:value="0.811195" calcext:value-type="float">
            <text:p>0.811195</text:p>
          </table:table-cell>
          <table:table-cell office:value-type="float" office:value="3.35783" calcext:value-type="float">
            <text:p>3.35783</text:p>
          </table:table-cell>
          <table:table-cell office:value-type="float" office:value="100" calcext:value-type="float">
            <text:p>100</text:p>
          </table:table-cell>
          <table:table-cell office:value-type="float" office:value="0.0335783" calcext:value-type="float">
            <text:p>0.0335783</text:p>
          </table:table-cell>
          <table:table-cell office:value-type="float" office:value="0.000991824" calcext:value-type="float">
            <text:p>0.000991824</text:p>
          </table:table-cell>
          <table:table-cell office:value-type="float" office:value="0.810468" calcext:value-type="float">
            <text:p>0.810468</text:p>
          </table:table-cell>
          <table:table-cell office:value-type="float" office:value="3.16076" calcext:value-type="float">
            <text:p>3.16076</text:p>
          </table:table-cell>
          <table:table-cell office:value-type="float" office:value="100" calcext:value-type="float">
            <text:p>100</text:p>
          </table:table-cell>
          <table:table-cell office:value-type="float" office:value="0.0316076" calcext:value-type="float">
            <text:p>0.0316076</text:p>
          </table:table-cell>
          <table:table-cell office:value-type="float" office:value="0.000184768" calcext:value-type="float">
            <text:p>0.000184768</text:p>
          </table:table-cell>
          <table:table-cell office:value-type="float" office:value="0.809106" calcext:value-type="float">
            <text:p>0.8091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.22198" calcext:value-type="float">
            <text:p>5.22198</text:p>
          </table:table-cell>
          <table:table-cell office:value-type="float" office:value="100" calcext:value-type="float">
            <text:p>100</text:p>
          </table:table-cell>
          <table:table-cell office:value-type="float" office:value="0.0522198" calcext:value-type="float">
            <text:p>0.0522198</text:p>
          </table:table-cell>
          <table:table-cell office:value-type="float" office:value="0.00228501" calcext:value-type="float">
            <text:p>0.00228501</text:p>
          </table:table-cell>
          <table:table-cell office:value-type="float" office:value="0.639752" calcext:value-type="float">
            <text:p>0.639752</text:p>
          </table:table-cell>
          <table:table-cell office:value-type="float" office:value="5.08533" calcext:value-type="float">
            <text:p>5.08533</text:p>
          </table:table-cell>
          <table:table-cell office:value-type="float" office:value="100" calcext:value-type="float">
            <text:p>100</text:p>
          </table:table-cell>
          <table:table-cell office:value-type="float" office:value="0.0508533" calcext:value-type="float">
            <text:p>0.0508533</text:p>
          </table:table-cell>
          <table:table-cell office:value-type="float" office:value="0.00158129" calcext:value-type="float">
            <text:p>0.00158129</text:p>
          </table:table-cell>
          <table:table-cell office:value-type="float" office:value="0.638875" calcext:value-type="float">
            <text:p>0.638875</text:p>
          </table:table-cell>
          <table:table-cell office:value-type="float" office:value="4.78233" calcext:value-type="float">
            <text:p>4.78233</text:p>
          </table:table-cell>
          <table:table-cell office:value-type="float" office:value="100" calcext:value-type="float">
            <text:p>100</text:p>
          </table:table-cell>
          <table:table-cell office:value-type="float" office:value="0.0478233" calcext:value-type="float">
            <text:p>0.0478233</text:p>
          </table:table-cell>
          <table:table-cell office:value-type="float" office:value="0.000407499" calcext:value-type="float">
            <text:p>0.000407499</text:p>
          </table:table-cell>
          <table:table-cell office:value-type="float" office:value="0.637408" calcext:value-type="float">
            <text:p>0.6374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.98054" calcext:value-type="float">
            <text:p>4.98054</text:p>
          </table:table-cell>
          <table:table-cell office:value-type="float" office:value="100" calcext:value-type="float">
            <text:p>100</text:p>
          </table:table-cell>
          <table:table-cell office:value-type="float" office:value="0.0498054" calcext:value-type="float">
            <text:p>0.0498054</text:p>
          </table:table-cell>
          <table:table-cell office:value-type="float" office:value="0.00601177" calcext:value-type="float">
            <text:p>0.00601177</text:p>
          </table:table-cell>
          <table:table-cell office:value-type="float" office:value="1.0995" calcext:value-type="float">
            <text:p>1.0995</text:p>
          </table:table-cell>
          <table:table-cell office:value-type="float" office:value="4.80594" calcext:value-type="float">
            <text:p>4.80594</text:p>
          </table:table-cell>
          <table:table-cell office:value-type="float" office:value="100" calcext:value-type="float">
            <text:p>100</text:p>
          </table:table-cell>
          <table:table-cell office:value-type="float" office:value="0.0480594" calcext:value-type="float">
            <text:p>0.0480594</text:p>
          </table:table-cell>
          <table:table-cell office:value-type="float" office:value="0.00414624" calcext:value-type="float">
            <text:p>0.00414624</text:p>
          </table:table-cell>
          <table:table-cell office:value-type="float" office:value="1.09712" calcext:value-type="float">
            <text:p>1.09712</text:p>
          </table:table-cell>
          <table:table-cell office:value-type="float" office:value="4.33017" calcext:value-type="float">
            <text:p>4.33017</text:p>
          </table:table-cell>
          <table:table-cell office:value-type="float" office:value="100" calcext:value-type="float">
            <text:p>100</text:p>
          </table:table-cell>
          <table:table-cell office:value-type="float" office:value="0.0433017" calcext:value-type="float">
            <text:p>0.0433017</text:p>
          </table:table-cell>
          <table:table-cell office:value-type="float" office:value="0.000350756" calcext:value-type="float">
            <text:p>0.000350756</text:p>
          </table:table-cell>
          <table:table-cell office:value-type="float" office:value="1.08832" calcext:value-type="float">
            <text:p>1.088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.58752" calcext:value-type="float">
            <text:p>4.58752</text:p>
          </table:table-cell>
          <table:table-cell office:value-type="float" office:value="100" calcext:value-type="float">
            <text:p>100</text:p>
          </table:table-cell>
          <table:table-cell office:value-type="float" office:value="0.0458752" calcext:value-type="float">
            <text:p>0.0458752</text:p>
          </table:table-cell>
          <table:table-cell office:value-type="float" office:value="0.00376067" calcext:value-type="float">
            <text:p>0.00376067</text:p>
          </table:table-cell>
          <table:table-cell office:value-type="float" office:value="0.439294" calcext:value-type="float">
            <text:p>0.439294</text:p>
          </table:table-cell>
          <table:table-cell office:value-type="float" office:value="4.37669" calcext:value-type="float">
            <text:p>4.37669</text:p>
          </table:table-cell>
          <table:table-cell office:value-type="float" office:value="100" calcext:value-type="float">
            <text:p>100</text:p>
          </table:table-cell>
          <table:table-cell office:value-type="float" office:value="0.0437669" calcext:value-type="float">
            <text:p>0.0437669</text:p>
          </table:table-cell>
          <table:table-cell office:value-type="float" office:value="0.00233113" calcext:value-type="float">
            <text:p>0.00233113</text:p>
          </table:table-cell>
          <table:table-cell office:value-type="float" office:value="0.436787" calcext:value-type="float">
            <text:p>0.436787</text:p>
          </table:table-cell>
          <table:table-cell office:value-type="float" office:value="3.84318" calcext:value-type="float">
            <text:p>3.84318</text:p>
          </table:table-cell>
          <table:table-cell office:value-type="float" office:value="100" calcext:value-type="float">
            <text:p>100</text:p>
          </table:table-cell>
          <table:table-cell office:value-type="float" office:value="0.0384318" calcext:value-type="float">
            <text:p>0.0384318</text:p>
          </table:table-cell>
          <table:table-cell office:value-type="float" office:value="0.000342357" calcext:value-type="float">
            <text:p>0.000342357</text:p>
          </table:table-cell>
          <table:table-cell office:value-type="float" office:value="0.43205" calcext:value-type="float">
            <text:p>0.43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.09392" calcext:value-type="float">
            <text:p>4.09392</text:p>
          </table:table-cell>
          <table:table-cell office:value-type="float" office:value="100" calcext:value-type="float">
            <text:p>100</text:p>
          </table:table-cell>
          <table:table-cell office:value-type="float" office:value="0.0409392" calcext:value-type="float">
            <text:p>0.0409392</text:p>
          </table:table-cell>
          <table:table-cell office:value-type="float" office:value="0.00417159" calcext:value-type="float">
            <text:p>0.00417159</text:p>
          </table:table-cell>
          <table:table-cell office:value-type="float" office:value="0.421943" calcext:value-type="float">
            <text:p>0.421943</text:p>
          </table:table-cell>
          <table:table-cell office:value-type="float" office:value="3.85278" calcext:value-type="float">
            <text:p>3.85278</text:p>
          </table:table-cell>
          <table:table-cell office:value-type="float" office:value="100" calcext:value-type="float">
            <text:p>100</text:p>
          </table:table-cell>
          <table:table-cell office:value-type="float" office:value="0.0385278" calcext:value-type="float">
            <text:p>0.0385278</text:p>
          </table:table-cell>
          <table:table-cell office:value-type="float" office:value="0.00244739" calcext:value-type="float">
            <text:p>0.00244739</text:p>
          </table:table-cell>
          <table:table-cell office:value-type="float" office:value="0.419016" calcext:value-type="float">
            <text:p>0.419016</text:p>
          </table:table-cell>
          <table:table-cell office:value-type="float" office:value="3.32172" calcext:value-type="float">
            <text:p>3.32172</text:p>
          </table:table-cell>
          <table:table-cell office:value-type="float" office:value="100" calcext:value-type="float">
            <text:p>100</text:p>
          </table:table-cell>
          <table:table-cell office:value-type="float" office:value="0.0332172" calcext:value-type="float">
            <text:p>0.0332172</text:p>
          </table:table-cell>
          <table:table-cell office:value-type="float" office:value="0.000410804" calcext:value-type="float">
            <text:p>0.000410804</text:p>
          </table:table-cell>
          <table:table-cell office:value-type="float" office:value="0.416022" calcext:value-type="float">
            <text:p>0.4160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.78479" calcext:value-type="float">
            <text:p>2.78479</text:p>
          </table:table-cell>
          <table:table-cell office:value-type="float" office:value="100" calcext:value-type="float">
            <text:p>100</text:p>
          </table:table-cell>
          <table:table-cell office:value-type="float" office:value="0.0278479" calcext:value-type="float">
            <text:p>0.0278479</text:p>
          </table:table-cell>
          <table:table-cell office:value-type="float" office:value="0.00513766" calcext:value-type="float">
            <text:p>0.00513766</text:p>
          </table:table-cell>
          <table:table-cell office:value-type="float" office:value="0.166009" calcext:value-type="float">
            <text:p>0.166009</text:p>
          </table:table-cell>
          <table:table-cell office:value-type="float" office:value="2.53132" calcext:value-type="float">
            <text:p>2.53132</text:p>
          </table:table-cell>
          <table:table-cell office:value-type="float" office:value="100" calcext:value-type="float">
            <text:p>100</text:p>
          </table:table-cell>
          <table:table-cell office:value-type="float" office:value="0.0253132" calcext:value-type="float">
            <text:p>0.0253132</text:p>
          </table:table-cell>
          <table:table-cell office:value-type="float" office:value="0.00289305" calcext:value-type="float">
            <text:p>0.00289305</text:p>
          </table:table-cell>
          <table:table-cell office:value-type="float" office:value="0.161377" calcext:value-type="float">
            <text:p>0.161377</text:p>
          </table:table-cell>
          <table:table-cell office:value-type="float" office:value="2.04955" calcext:value-type="float">
            <text:p>2.04955</text:p>
          </table:table-cell>
          <table:table-cell office:value-type="float" office:value="100" calcext:value-type="float">
            <text:p>100</text:p>
          </table:table-cell>
          <table:table-cell office:value-type="float" office:value="0.0204955" calcext:value-type="float">
            <text:p>0.0204955</text:p>
          </table:table-cell>
          <table:table-cell office:value-type="float" office:value="0.000529503" calcext:value-type="float">
            <text:p>0.000529503</text:p>
          </table:table-cell>
          <table:table-cell office:value-type="float" office:value="0.151067" calcext:value-type="float">
            <text:p>0.1510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.84619" calcext:value-type="float">
            <text:p>1.84619</text:p>
          </table:table-cell>
          <table:table-cell office:value-type="float" office:value="100" calcext:value-type="float">
            <text:p>100</text:p>
          </table:table-cell>
          <table:table-cell office:value-type="float" office:value="0.0184619" calcext:value-type="float">
            <text:p>0.0184619</text:p>
          </table:table-cell>
          <table:table-cell office:value-type="float" office:value="0.00432445" calcext:value-type="float">
            <text:p>0.00432445</text:p>
          </table:table-cell>
          <table:table-cell office:value-type="float" office:value="0.0918727" calcext:value-type="float">
            <text:p>0.0918727</text:p>
          </table:table-cell>
          <table:table-cell office:value-type="float" office:value="1.60456" calcext:value-type="float">
            <text:p>1.60456</text:p>
          </table:table-cell>
          <table:table-cell office:value-type="float" office:value="100" calcext:value-type="float">
            <text:p>100</text:p>
          </table:table-cell>
          <table:table-cell office:value-type="float" office:value="0.0160456" calcext:value-type="float">
            <text:p>0.0160456</text:p>
          </table:table-cell>
          <table:table-cell office:value-type="float" office:value="0.00284407" calcext:value-type="float">
            <text:p>0.00284407</text:p>
          </table:table-cell>
          <table:table-cell office:value-type="float" office:value="0.0810998" calcext:value-type="float">
            <text:p>0.0810998</text:p>
          </table:table-cell>
          <table:table-cell office:value-type="float" office:value="1.19894" calcext:value-type="float">
            <text:p>1.19894</text:p>
          </table:table-cell>
          <table:table-cell office:value-type="float" office:value="100" calcext:value-type="float">
            <text:p>100</text:p>
          </table:table-cell>
          <table:table-cell office:value-type="float" office:value="0.0119894" calcext:value-type="float">
            <text:p>0.0119894</text:p>
          </table:table-cell>
          <table:table-cell office:value-type="float" office:value="0.00137428" calcext:value-type="float">
            <text:p>0.00137428</text:p>
          </table:table-cell>
          <table:table-cell office:value-type="float" office:value="0.0740431" calcext:value-type="float">
            <text:p>0.0740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.06295" calcext:value-type="float">
            <text:p>1.06295</text:p>
          </table:table-cell>
          <table:table-cell office:value-type="float" office:value="100" calcext:value-type="float">
            <text:p>100</text:p>
          </table:table-cell>
          <table:table-cell office:value-type="float" office:value="0.0106295" calcext:value-type="float">
            <text:p>0.0106295</text:p>
          </table:table-cell>
          <table:table-cell office:value-type="float" office:value="0.00336528" calcext:value-type="float">
            <text:p>0.00336528</text:p>
          </table:table-cell>
          <table:table-cell office:value-type="float" office:value="0.0653594" calcext:value-type="float">
            <text:p>0.0653594</text:p>
          </table:table-cell>
          <table:table-cell office:value-type="float" office:value="0.853543" calcext:value-type="float">
            <text:p>0.853543</text:p>
          </table:table-cell>
          <table:table-cell office:value-type="float" office:value="100" calcext:value-type="float">
            <text:p>100</text:p>
          </table:table-cell>
          <table:table-cell office:value-type="float" office:value="0.00853543" calcext:value-type="float">
            <text:p>0.00853543</text:p>
          </table:table-cell>
          <table:table-cell office:value-type="float" office:value="0.00167034" calcext:value-type="float">
            <text:p>0.00167034</text:p>
          </table:table-cell>
          <table:table-cell office:value-type="float" office:value="0.0623445" calcext:value-type="float">
            <text:p>0.0623445</text:p>
          </table:table-cell>
          <table:table-cell office:value-type="float" office:value="0.563245" calcext:value-type="float">
            <text:p>0.563245</text:p>
          </table:table-cell>
          <table:table-cell office:value-type="float" office:value="100" calcext:value-type="float">
            <text:p>100</text:p>
          </table:table-cell>
          <table:table-cell office:value-type="float" office:value="0.00563245" calcext:value-type="float">
            <text:p>0.00563245</text:p>
          </table:table-cell>
          <table:table-cell office:value-type="float" office:value="0.000647179" calcext:value-type="float">
            <text:p>0.000647179</text:p>
          </table:table-cell>
          <table:table-cell office:value-type="float" office:value="0.0587044" calcext:value-type="float">
            <text:p>0.0587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0.664368" calcext:value-type="float">
            <text:p>0.664368</text:p>
          </table:table-cell>
          <table:table-cell office:value-type="float" office:value="100" calcext:value-type="float">
            <text:p>100</text:p>
          </table:table-cell>
          <table:table-cell office:value-type="float" office:value="0.00664368" calcext:value-type="float">
            <text:p>0.00664368</text:p>
          </table:table-cell>
          <table:table-cell office:value-type="float" office:value="0.00335617" calcext:value-type="float">
            <text:p>0.00335617</text:p>
          </table:table-cell>
          <table:table-cell office:value-type="float" office:value="0.0198841" calcext:value-type="float">
            <text:p>0.0198841</text:p>
          </table:table-cell>
          <table:table-cell office:value-type="float" office:value="0.499486" calcext:value-type="float">
            <text:p>0.499486</text:p>
          </table:table-cell>
          <table:table-cell office:value-type="float" office:value="100" calcext:value-type="float">
            <text:p>100</text:p>
          </table:table-cell>
          <table:table-cell office:value-type="float" office:value="0.00499486" calcext:value-type="float">
            <text:p>0.00499486</text:p>
          </table:table-cell>
          <table:table-cell office:value-type="float" office:value="0.00173219" calcext:value-type="float">
            <text:p>0.00173219</text:p>
          </table:table-cell>
          <table:table-cell office:value-type="float" office:value="0.0179146" calcext:value-type="float">
            <text:p>0.0179146</text:p>
          </table:table-cell>
          <table:table-cell office:value-type="float" office:value="0.341486" calcext:value-type="float">
            <text:p>0.341486</text:p>
          </table:table-cell>
          <table:table-cell office:value-type="float" office:value="100" calcext:value-type="float">
            <text:p>100</text:p>
          </table:table-cell>
          <table:table-cell office:value-type="float" office:value="0.00341486" calcext:value-type="float">
            <text:p>0.00341486</text:p>
          </table:table-cell>
          <table:table-cell office:value-type="float" office:value="0.000737912" calcext:value-type="float">
            <text:p>0.000737912</text:p>
          </table:table-cell>
          <table:table-cell office:value-type="float" office:value="0.0135168" calcext:value-type="float">
            <text:p>0.0135168</text:p>
          </table:table-cell>
        </table:table-row>
      </table:table>
      <table:table table:name="summary_15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.91728" calcext:value-type="float">
            <text:p>6.91728</text:p>
          </table:table-cell>
          <table:table-cell office:value-type="float" office:value="100" calcext:value-type="float">
            <text:p>100</text:p>
          </table:table-cell>
          <table:table-cell office:value-type="float" office:value="0.0691728" calcext:value-type="float">
            <text:p>0.0691728</text:p>
          </table:table-cell>
          <table:table-cell office:value-type="float" office:value="0.00173163" calcext:value-type="float">
            <text:p>0.00173163</text:p>
          </table:table-cell>
          <table:table-cell office:value-type="float" office:value="2.40077" calcext:value-type="float">
            <text:p>2.40077</text:p>
          </table:table-cell>
          <table:table-cell office:value-type="float" office:value="6.7823" calcext:value-type="float">
            <text:p>6.7823</text:p>
          </table:table-cell>
          <table:table-cell office:value-type="float" office:value="100" calcext:value-type="float">
            <text:p>100</text:p>
          </table:table-cell>
          <table:table-cell office:value-type="float" office:value="0.067823" calcext:value-type="float">
            <text:p>0.067823</text:p>
          </table:table-cell>
          <table:table-cell office:value-type="float" office:value="0.00107407" calcext:value-type="float">
            <text:p>0.00107407</text:p>
          </table:table-cell>
          <table:table-cell office:value-type="float" office:value="2.39958" calcext:value-type="float">
            <text:p>2.39958</text:p>
          </table:table-cell>
          <table:table-cell office:value-type="float" office:value="6.53387" calcext:value-type="float">
            <text:p>6.53387</text:p>
          </table:table-cell>
          <table:table-cell office:value-type="float" office:value="100" calcext:value-type="float">
            <text:p>100</text:p>
          </table:table-cell>
          <table:table-cell office:value-type="float" office:value="0.0653387" calcext:value-type="float">
            <text:p>0.0653387</text:p>
          </table:table-cell>
          <table:table-cell office:value-type="float" office:value="0.000181726" calcext:value-type="float">
            <text:p>0.000181726</text:p>
          </table:table-cell>
          <table:table-cell office:value-type="float" office:value="2.39668" calcext:value-type="float">
            <text:p>2.39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.6687" calcext:value-type="float">
            <text:p>17.6687</text:p>
          </table:table-cell>
          <table:table-cell office:value-type="float" office:value="100" calcext:value-type="float">
            <text:p>100</text:p>
          </table:table-cell>
          <table:table-cell office:value-type="float" office:value="0.176687" calcext:value-type="float">
            <text:p>0.176687</text:p>
          </table:table-cell>
          <table:table-cell office:value-type="float" office:value="0.00406102" calcext:value-type="float">
            <text:p>0.00406102</text:p>
          </table:table-cell>
          <table:table-cell office:value-type="float" office:value="3.429" calcext:value-type="float">
            <text:p>3.429</text:p>
          </table:table-cell>
          <table:table-cell office:value-type="float" office:value="17.499" calcext:value-type="float">
            <text:p>17.499</text:p>
          </table:table-cell>
          <table:table-cell office:value-type="float" office:value="100" calcext:value-type="float">
            <text:p>100</text:p>
          </table:table-cell>
          <table:table-cell office:value-type="float" office:value="0.17499" calcext:value-type="float">
            <text:p>0.17499</text:p>
          </table:table-cell>
          <table:table-cell office:value-type="float" office:value="0.00281651" calcext:value-type="float">
            <text:p>0.00281651</text:p>
          </table:table-cell>
          <table:table-cell office:value-type="float" office:value="3.42657" calcext:value-type="float">
            <text:p>3.42657</text:p>
          </table:table-cell>
          <table:table-cell office:value-type="float" office:value="17.0159" calcext:value-type="float">
            <text:p>17.0159</text:p>
          </table:table-cell>
          <table:table-cell office:value-type="float" office:value="100" calcext:value-type="float">
            <text:p>100</text:p>
          </table:table-cell>
          <table:table-cell office:value-type="float" office:value="0.170159" calcext:value-type="float">
            <text:p>0.170159</text:p>
          </table:table-cell>
          <table:table-cell office:value-type="float" office:value="0.000321925" calcext:value-type="float">
            <text:p>0.000321925</text:p>
          </table:table-cell>
          <table:table-cell office:value-type="float" office:value="3.42104" calcext:value-type="float">
            <text:p>3.421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.7873" calcext:value-type="float">
            <text:p>15.7873</text:p>
          </table:table-cell>
          <table:table-cell office:value-type="float" office:value="100" calcext:value-type="float">
            <text:p>100</text:p>
          </table:table-cell>
          <table:table-cell office:value-type="float" office:value="0.157873" calcext:value-type="float">
            <text:p>0.157873</text:p>
          </table:table-cell>
          <table:table-cell office:value-type="float" office:value="0.00815804" calcext:value-type="float">
            <text:p>0.00815804</text:p>
          </table:table-cell>
          <table:table-cell office:value-type="float" office:value="2.6503" calcext:value-type="float">
            <text:p>2.6503</text:p>
          </table:table-cell>
          <table:table-cell office:value-type="float" office:value="15.4973" calcext:value-type="float">
            <text:p>15.4973</text:p>
          </table:table-cell>
          <table:table-cell office:value-type="float" office:value="100" calcext:value-type="float">
            <text:p>100</text:p>
          </table:table-cell>
          <table:table-cell office:value-type="float" office:value="0.154973" calcext:value-type="float">
            <text:p>0.154973</text:p>
          </table:table-cell>
          <table:table-cell office:value-type="float" office:value="0.00580482" calcext:value-type="float">
            <text:p>0.00580482</text:p>
          </table:table-cell>
          <table:table-cell office:value-type="float" office:value="2.64904" calcext:value-type="float">
            <text:p>2.64904</text:p>
          </table:table-cell>
          <table:table-cell office:value-type="float" office:value="14.629" calcext:value-type="float">
            <text:p>14.629</text:p>
          </table:table-cell>
          <table:table-cell office:value-type="float" office:value="100" calcext:value-type="float">
            <text:p>100</text:p>
          </table:table-cell>
          <table:table-cell office:value-type="float" office:value="0.14629" calcext:value-type="float">
            <text:p>0.14629</text:p>
          </table:table-cell>
          <table:table-cell office:value-type="float" office:value="0.000344726" calcext:value-type="float">
            <text:p>0.000344726</text:p>
          </table:table-cell>
          <table:table-cell office:value-type="float" office:value="2.64303" calcext:value-type="float">
            <text:p>2.64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7.0648" calcext:value-type="float">
            <text:p>7.0648</text:p>
          </table:table-cell>
          <table:table-cell office:value-type="float" office:value="100" calcext:value-type="float">
            <text:p>100</text:p>
          </table:table-cell>
          <table:table-cell office:value-type="float" office:value="0.070648" calcext:value-type="float">
            <text:p>0.070648</text:p>
          </table:table-cell>
          <table:table-cell office:value-type="float" office:value="0.00589705" calcext:value-type="float">
            <text:p>0.00589705</text:p>
          </table:table-cell>
          <table:table-cell office:value-type="float" office:value="0.682544" calcext:value-type="float">
            <text:p>0.682544</text:p>
          </table:table-cell>
          <table:table-cell office:value-type="float" office:value="6.78981" calcext:value-type="float">
            <text:p>6.78981</text:p>
          </table:table-cell>
          <table:table-cell office:value-type="float" office:value="100" calcext:value-type="float">
            <text:p>100</text:p>
          </table:table-cell>
          <table:table-cell office:value-type="float" office:value="0.0678981" calcext:value-type="float">
            <text:p>0.0678981</text:p>
          </table:table-cell>
          <table:table-cell office:value-type="float" office:value="0.00394132" calcext:value-type="float">
            <text:p>0.00394132</text:p>
          </table:table-cell>
          <table:table-cell office:value-type="float" office:value="0.675328" calcext:value-type="float">
            <text:p>0.675328</text:p>
          </table:table-cell>
          <table:table-cell office:value-type="float" office:value="5.91848" calcext:value-type="float">
            <text:p>5.91848</text:p>
          </table:table-cell>
          <table:table-cell office:value-type="float" office:value="100" calcext:value-type="float">
            <text:p>100</text:p>
          </table:table-cell>
          <table:table-cell office:value-type="float" office:value="0.0591848" calcext:value-type="float">
            <text:p>0.0591848</text:p>
          </table:table-cell>
          <table:table-cell office:value-type="float" office:value="0.000393585" calcext:value-type="float">
            <text:p>0.000393585</text:p>
          </table:table-cell>
          <table:table-cell office:value-type="float" office:value="0.669204" calcext:value-type="float">
            <text:p>0.6692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8.49521" calcext:value-type="float">
            <text:p>8.49521</text:p>
          </table:table-cell>
          <table:table-cell office:value-type="float" office:value="100" calcext:value-type="float">
            <text:p>100</text:p>
          </table:table-cell>
          <table:table-cell office:value-type="float" office:value="0.0849521" calcext:value-type="float">
            <text:p>0.0849521</text:p>
          </table:table-cell>
          <table:table-cell office:value-type="float" office:value="0.0085106" calcext:value-type="float">
            <text:p>0.0085106</text:p>
          </table:table-cell>
          <table:table-cell office:value-type="float" office:value="0.920693" calcext:value-type="float">
            <text:p>0.920693</text:p>
          </table:table-cell>
          <table:table-cell office:value-type="float" office:value="8.1269" calcext:value-type="float">
            <text:p>8.1269</text:p>
          </table:table-cell>
          <table:table-cell office:value-type="float" office:value="100" calcext:value-type="float">
            <text:p>100</text:p>
          </table:table-cell>
          <table:table-cell office:value-type="float" office:value="0.081269" calcext:value-type="float">
            <text:p>0.081269</text:p>
          </table:table-cell>
          <table:table-cell office:value-type="float" office:value="0.00644297" calcext:value-type="float">
            <text:p>0.00644297</text:p>
          </table:table-cell>
          <table:table-cell office:value-type="float" office:value="0.905794" calcext:value-type="float">
            <text:p>0.905794</text:p>
          </table:table-cell>
          <table:table-cell office:value-type="float" office:value="7.16223" calcext:value-type="float">
            <text:p>7.16223</text:p>
          </table:table-cell>
          <table:table-cell office:value-type="float" office:value="100" calcext:value-type="float">
            <text:p>100</text:p>
          </table:table-cell>
          <table:table-cell office:value-type="float" office:value="0.0716223" calcext:value-type="float">
            <text:p>0.0716223</text:p>
          </table:table-cell>
          <table:table-cell office:value-type="float" office:value="0.000668158" calcext:value-type="float">
            <text:p>0.000668158</text:p>
          </table:table-cell>
          <table:table-cell office:value-type="float" office:value="0.886907" calcext:value-type="float">
            <text:p>0.8869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5.47685" calcext:value-type="float">
            <text:p>5.47685</text:p>
          </table:table-cell>
          <table:table-cell office:value-type="float" office:value="100" calcext:value-type="float">
            <text:p>100</text:p>
          </table:table-cell>
          <table:table-cell office:value-type="float" office:value="0.0547685" calcext:value-type="float">
            <text:p>0.0547685</text:p>
          </table:table-cell>
          <table:table-cell office:value-type="float" office:value="0.00714751" calcext:value-type="float">
            <text:p>0.00714751</text:p>
          </table:table-cell>
          <table:table-cell office:value-type="float" office:value="0.361" calcext:value-type="float">
            <text:p>0.361</text:p>
          </table:table-cell>
          <table:table-cell office:value-type="float" office:value="5.12625" calcext:value-type="float">
            <text:p>5.12625</text:p>
          </table:table-cell>
          <table:table-cell office:value-type="float" office:value="100" calcext:value-type="float">
            <text:p>100</text:p>
          </table:table-cell>
          <table:table-cell office:value-type="float" office:value="0.0512625" calcext:value-type="float">
            <text:p>0.0512625</text:p>
          </table:table-cell>
          <table:table-cell office:value-type="float" office:value="0.00469507" calcext:value-type="float">
            <text:p>0.00469507</text:p>
          </table:table-cell>
          <table:table-cell office:value-type="float" office:value="0.344438" calcext:value-type="float">
            <text:p>0.344438</text:p>
          </table:table-cell>
          <table:table-cell office:value-type="float" office:value="4.26055" calcext:value-type="float">
            <text:p>4.26055</text:p>
          </table:table-cell>
          <table:table-cell office:value-type="float" office:value="100" calcext:value-type="float">
            <text:p>100</text:p>
          </table:table-cell>
          <table:table-cell office:value-type="float" office:value="0.0426055" calcext:value-type="float">
            <text:p>0.0426055</text:p>
          </table:table-cell>
          <table:table-cell office:value-type="float" office:value="0.00110656" calcext:value-type="float">
            <text:p>0.00110656</text:p>
          </table:table-cell>
          <table:table-cell office:value-type="float" office:value="0.334876" calcext:value-type="float">
            <text:p>0.3348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3.43191" calcext:value-type="float">
            <text:p>3.43191</text:p>
          </table:table-cell>
          <table:table-cell office:value-type="float" office:value="100" calcext:value-type="float">
            <text:p>100</text:p>
          </table:table-cell>
          <table:table-cell office:value-type="float" office:value="0.0343191" calcext:value-type="float">
            <text:p>0.0343191</text:p>
          </table:table-cell>
          <table:table-cell office:value-type="float" office:value="0.00607317" calcext:value-type="float">
            <text:p>0.00607317</text:p>
          </table:table-cell>
          <table:table-cell office:value-type="float" office:value="0.213833" calcext:value-type="float">
            <text:p>0.213833</text:p>
          </table:table-cell>
          <table:table-cell office:value-type="float" office:value="3.05345" calcext:value-type="float">
            <text:p>3.05345</text:p>
          </table:table-cell>
          <table:table-cell office:value-type="float" office:value="100" calcext:value-type="float">
            <text:p>100</text:p>
          </table:table-cell>
          <table:table-cell office:value-type="float" office:value="0.0305345" calcext:value-type="float">
            <text:p>0.0305345</text:p>
          </table:table-cell>
          <table:table-cell office:value-type="float" office:value="0.00334916" calcext:value-type="float">
            <text:p>0.00334916</text:p>
          </table:table-cell>
          <table:table-cell office:value-type="float" office:value="0.207437" calcext:value-type="float">
            <text:p>0.207437</text:p>
          </table:table-cell>
          <table:table-cell office:value-type="float" office:value="2.29371" calcext:value-type="float">
            <text:p>2.29371</text:p>
          </table:table-cell>
          <table:table-cell office:value-type="float" office:value="100" calcext:value-type="float">
            <text:p>100</text:p>
          </table:table-cell>
          <table:table-cell office:value-type="float" office:value="0.0229371" calcext:value-type="float">
            <text:p>0.0229371</text:p>
          </table:table-cell>
          <table:table-cell office:value-type="float" office:value="0.000819589" calcext:value-type="float">
            <text:p>0.000819589</text:p>
          </table:table-cell>
          <table:table-cell office:value-type="float" office:value="0.201357" calcext:value-type="float">
            <text:p>0.2013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.78531" calcext:value-type="float">
            <text:p>1.78531</text:p>
          </table:table-cell>
          <table:table-cell office:value-type="float" office:value="100" calcext:value-type="float">
            <text:p>100</text:p>
          </table:table-cell>
          <table:table-cell office:value-type="float" office:value="0.0178531" calcext:value-type="float">
            <text:p>0.0178531</text:p>
          </table:table-cell>
          <table:table-cell office:value-type="float" office:value="0.0042479" calcext:value-type="float">
            <text:p>0.0042479</text:p>
          </table:table-cell>
          <table:table-cell office:value-type="float" office:value="0.0692224" calcext:value-type="float">
            <text:p>0.0692224</text:p>
          </table:table-cell>
          <table:table-cell office:value-type="float" office:value="1.55522" calcext:value-type="float">
            <text:p>1.55522</text:p>
          </table:table-cell>
          <table:table-cell office:value-type="float" office:value="100" calcext:value-type="float">
            <text:p>100</text:p>
          </table:table-cell>
          <table:table-cell office:value-type="float" office:value="0.0155522" calcext:value-type="float">
            <text:p>0.0155522</text:p>
          </table:table-cell>
          <table:table-cell office:value-type="float" office:value="0.00227976" calcext:value-type="float">
            <text:p>0.00227976</text:p>
          </table:table-cell>
          <table:table-cell office:value-type="float" office:value="0.0679313" calcext:value-type="float">
            <text:p>0.0679313</text:p>
          </table:table-cell>
          <table:table-cell office:value-type="float" office:value="1.11171" calcext:value-type="float">
            <text:p>1.11171</text:p>
          </table:table-cell>
          <table:table-cell office:value-type="float" office:value="100" calcext:value-type="float">
            <text:p>100</text:p>
          </table:table-cell>
          <table:table-cell office:value-type="float" office:value="0.0111171" calcext:value-type="float">
            <text:p>0.0111171</text:p>
          </table:table-cell>
          <table:table-cell office:value-type="float" office:value="0.000688091" calcext:value-type="float">
            <text:p>0.000688091</text:p>
          </table:table-cell>
          <table:table-cell office:value-type="float" office:value="0.0556071" calcext:value-type="float">
            <text:p>0.05560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.930061" calcext:value-type="float">
            <text:p>0.930061</text:p>
          </table:table-cell>
          <table:table-cell office:value-type="float" office:value="100" calcext:value-type="float">
            <text:p>100</text:p>
          </table:table-cell>
          <table:table-cell office:value-type="float" office:value="0.00930061" calcext:value-type="float">
            <text:p>0.00930061</text:p>
          </table:table-cell>
          <table:table-cell office:value-type="float" office:value="0.00402993" calcext:value-type="float">
            <text:p>0.00402993</text:p>
          </table:table-cell>
          <table:table-cell office:value-type="float" office:value="0.0786031" calcext:value-type="float">
            <text:p>0.0786031</text:p>
          </table:table-cell>
          <table:table-cell office:value-type="float" office:value="0.728003" calcext:value-type="float">
            <text:p>0.728003</text:p>
          </table:table-cell>
          <table:table-cell office:value-type="float" office:value="100" calcext:value-type="float">
            <text:p>100</text:p>
          </table:table-cell>
          <table:table-cell office:value-type="float" office:value="0.00728003" calcext:value-type="float">
            <text:p>0.00728003</text:p>
          </table:table-cell>
          <table:table-cell office:value-type="float" office:value="0.00221318" calcext:value-type="float">
            <text:p>0.00221318</text:p>
          </table:table-cell>
          <table:table-cell office:value-type="float" office:value="0.0752899" calcext:value-type="float">
            <text:p>0.0752899</text:p>
          </table:table-cell>
          <table:table-cell office:value-type="float" office:value="0.51228" calcext:value-type="float">
            <text:p>0.51228</text:p>
          </table:table-cell>
          <table:table-cell office:value-type="float" office:value="100" calcext:value-type="float">
            <text:p>100</text:p>
          </table:table-cell>
          <table:table-cell office:value-type="float" office:value="0.0051228" calcext:value-type="float">
            <text:p>0.0051228</text:p>
          </table:table-cell>
          <table:table-cell office:value-type="float" office:value="0.00078188" calcext:value-type="float">
            <text:p>0.00078188</text:p>
          </table:table-cell>
          <table:table-cell office:value-type="float" office:value="0.067396" calcext:value-type="float">
            <text:p>0.067396</text:p>
          </table:table-cell>
        </table:table-row>
      </table:table>
      <table:table table:name="summary_16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0.7002" calcext:value-type="float">
            <text:p>10.7002</text:p>
          </table:table-cell>
          <table:table-cell office:value-type="float" office:value="100" calcext:value-type="float">
            <text:p>100</text:p>
          </table:table-cell>
          <table:table-cell office:value-type="float" office:value="0.107002" calcext:value-type="float">
            <text:p>0.107002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2.97702" calcext:value-type="float">
            <text:p>2.97702</text:p>
          </table:table-cell>
          <table:table-cell office:value-type="float" office:value="10.5091" calcext:value-type="float">
            <text:p>10.5091</text:p>
          </table:table-cell>
          <table:table-cell office:value-type="float" office:value="100" calcext:value-type="float">
            <text:p>100</text:p>
          </table:table-cell>
          <table:table-cell office:value-type="float" office:value="0.105091" calcext:value-type="float">
            <text:p>0.105091</text:p>
          </table:table-cell>
          <table:table-cell office:value-type="float" office:value="0.00250398" calcext:value-type="float">
            <text:p>0.00250398</text:p>
          </table:table-cell>
          <table:table-cell office:value-type="float" office:value="2.97541" calcext:value-type="float">
            <text:p>2.97541</text:p>
          </table:table-cell>
          <table:table-cell office:value-type="float" office:value="10.1215" calcext:value-type="float">
            <text:p>10.1215</text:p>
          </table:table-cell>
          <table:table-cell office:value-type="float" office:value="100" calcext:value-type="float">
            <text:p>100</text:p>
          </table:table-cell>
          <table:table-cell office:value-type="float" office:value="0.101215" calcext:value-type="float">
            <text:p>0.101215</text:p>
          </table:table-cell>
          <table:table-cell office:value-type="float" office:value="0.000218824" calcext:value-type="float">
            <text:p>0.000218824</text:p>
          </table:table-cell>
          <table:table-cell office:value-type="float" office:value="2.97009" calcext:value-type="float">
            <text:p>2.97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.8522" calcext:value-type="float">
            <text:p>19.8522</text:p>
          </table:table-cell>
          <table:table-cell office:value-type="float" office:value="100" calcext:value-type="float">
            <text:p>100</text:p>
          </table:table-cell>
          <table:table-cell office:value-type="float" office:value="0.198522" calcext:value-type="float">
            <text:p>0.198522</text:p>
          </table:table-cell>
          <table:table-cell office:value-type="float" office:value="0.00294034" calcext:value-type="float">
            <text:p>0.00294034</text:p>
          </table:table-cell>
          <table:table-cell office:value-type="float" office:value="2.12314" calcext:value-type="float">
            <text:p>2.12314</text:p>
          </table:table-cell>
          <table:table-cell office:value-type="float" office:value="19.6" calcext:value-type="float">
            <text:p>19.6</text:p>
          </table:table-cell>
          <table:table-cell office:value-type="float" office:value="100" calcext:value-type="float">
            <text:p>100</text:p>
          </table:table-cell>
          <table:table-cell office:value-type="float" office:value="0.196" calcext:value-type="float">
            <text:p>0.196</text:p>
          </table:table-cell>
          <table:table-cell office:value-type="float" office:value="0.00197676" calcext:value-type="float">
            <text:p>0.00197676</text:p>
          </table:table-cell>
          <table:table-cell office:value-type="float" office:value="2.12064" calcext:value-type="float">
            <text:p>2.12064</text:p>
          </table:table-cell>
          <table:table-cell office:value-type="float" office:value="18.7103" calcext:value-type="float">
            <text:p>18.7103</text:p>
          </table:table-cell>
          <table:table-cell office:value-type="float" office:value="100" calcext:value-type="float">
            <text:p>100</text:p>
          </table:table-cell>
          <table:table-cell office:value-type="float" office:value="0.187103" calcext:value-type="float">
            <text:p>0.187103</text:p>
          </table:table-cell>
          <table:table-cell office:value-type="float" office:value="0.000304957" calcext:value-type="float">
            <text:p>0.000304957</text:p>
          </table:table-cell>
          <table:table-cell office:value-type="float" office:value="2.10883" calcext:value-type="float">
            <text:p>2.108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4.3638" calcext:value-type="float">
            <text:p>24.3638</text:p>
          </table:table-cell>
          <table:table-cell office:value-type="float" office:value="100" calcext:value-type="float">
            <text:p>100</text:p>
          </table:table-cell>
          <table:table-cell office:value-type="float" office:value="0.243638" calcext:value-type="float">
            <text:p>0.243638</text:p>
          </table:table-cell>
          <table:table-cell office:value-type="float" office:value="0.00888836" calcext:value-type="float">
            <text:p>0.00888836</text:p>
          </table:table-cell>
          <table:table-cell office:value-type="float" office:value="2.80357" calcext:value-type="float">
            <text:p>2.80357</text:p>
          </table:table-cell>
          <table:table-cell office:value-type="float" office:value="24.0068" calcext:value-type="float">
            <text:p>24.0068</text:p>
          </table:table-cell>
          <table:table-cell office:value-type="float" office:value="100" calcext:value-type="float">
            <text:p>100</text:p>
          </table:table-cell>
          <table:table-cell office:value-type="float" office:value="0.240068" calcext:value-type="float">
            <text:p>0.240068</text:p>
          </table:table-cell>
          <table:table-cell office:value-type="float" office:value="0.00632485" calcext:value-type="float">
            <text:p>0.00632485</text:p>
          </table:table-cell>
          <table:table-cell office:value-type="float" office:value="2.80056" calcext:value-type="float">
            <text:p>2.80056</text:p>
          </table:table-cell>
          <table:table-cell office:value-type="float" office:value="22.7812" calcext:value-type="float">
            <text:p>22.7812</text:p>
          </table:table-cell>
          <table:table-cell office:value-type="float" office:value="100" calcext:value-type="float">
            <text:p>100</text:p>
          </table:table-cell>
          <table:table-cell office:value-type="float" office:value="0.227812" calcext:value-type="float">
            <text:p>0.227812</text:p>
          </table:table-cell>
          <table:table-cell office:value-type="float" office:value="0.000571284" calcext:value-type="float">
            <text:p>0.000571284</text:p>
          </table:table-cell>
          <table:table-cell office:value-type="float" office:value="2.79571" calcext:value-type="float">
            <text:p>2.795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1.9996" calcext:value-type="float">
            <text:p>21.9996</text:p>
          </table:table-cell>
          <table:table-cell office:value-type="float" office:value="100" calcext:value-type="float">
            <text:p>100</text:p>
          </table:table-cell>
          <table:table-cell office:value-type="float" office:value="0.219996" calcext:value-type="float">
            <text:p>0.219996</text:p>
          </table:table-cell>
          <table:table-cell office:value-type="float" office:value="0.0126762" calcext:value-type="float">
            <text:p>0.0126762</text:p>
          </table:table-cell>
          <table:table-cell office:value-type="float" office:value="2.06658" calcext:value-type="float">
            <text:p>2.06658</text:p>
          </table:table-cell>
          <table:table-cell office:value-type="float" office:value="21.5095" calcext:value-type="float">
            <text:p>21.5095</text:p>
          </table:table-cell>
          <table:table-cell office:value-type="float" office:value="100" calcext:value-type="float">
            <text:p>100</text:p>
          </table:table-cell>
          <table:table-cell office:value-type="float" office:value="0.215095" calcext:value-type="float">
            <text:p>0.215095</text:p>
          </table:table-cell>
          <table:table-cell office:value-type="float" office:value="0.00875085" calcext:value-type="float">
            <text:p>0.00875085</text:p>
          </table:table-cell>
          <table:table-cell office:value-type="float" office:value="2.06492" calcext:value-type="float">
            <text:p>2.06492</text:p>
          </table:table-cell>
          <table:table-cell office:value-type="float" office:value="19.8233" calcext:value-type="float">
            <text:p>19.8233</text:p>
          </table:table-cell>
          <table:table-cell office:value-type="float" office:value="100" calcext:value-type="float">
            <text:p>100</text:p>
          </table:table-cell>
          <table:table-cell office:value-type="float" office:value="0.198233" calcext:value-type="float">
            <text:p>0.198233</text:p>
          </table:table-cell>
          <table:table-cell office:value-type="float" office:value="0.000617836" calcext:value-type="float">
            <text:p>0.000617836</text:p>
          </table:table-cell>
          <table:table-cell office:value-type="float" office:value="2.05102" calcext:value-type="float">
            <text:p>2.051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5.0891" calcext:value-type="float">
            <text:p>15.0891</text:p>
          </table:table-cell>
          <table:table-cell office:value-type="float" office:value="100" calcext:value-type="float">
            <text:p>100</text:p>
          </table:table-cell>
          <table:table-cell office:value-type="float" office:value="0.150891" calcext:value-type="float">
            <text:p>0.150891</text:p>
          </table:table-cell>
          <table:table-cell office:value-type="float" office:value="0.00803016" calcext:value-type="float">
            <text:p>0.00803016</text:p>
          </table:table-cell>
          <table:table-cell office:value-type="float" office:value="1.1368" calcext:value-type="float">
            <text:p>1.1368</text:p>
          </table:table-cell>
          <table:table-cell office:value-type="float" office:value="14.5191" calcext:value-type="float">
            <text:p>14.5191</text:p>
          </table:table-cell>
          <table:table-cell office:value-type="float" office:value="100" calcext:value-type="float">
            <text:p>100</text:p>
          </table:table-cell>
          <table:table-cell office:value-type="float" office:value="0.145191" calcext:value-type="float">
            <text:p>0.145191</text:p>
          </table:table-cell>
          <table:table-cell office:value-type="float" office:value="0.00487848" calcext:value-type="float">
            <text:p>0.00487848</text:p>
          </table:table-cell>
          <table:table-cell office:value-type="float" office:value="1.13557" calcext:value-type="float">
            <text:p>1.13557</text:p>
          </table:table-cell>
          <table:table-cell office:value-type="float" office:value="12.7526" calcext:value-type="float">
            <text:p>12.7526</text:p>
          </table:table-cell>
          <table:table-cell office:value-type="float" office:value="100" calcext:value-type="float">
            <text:p>100</text:p>
          </table:table-cell>
          <table:table-cell office:value-type="float" office:value="0.127526" calcext:value-type="float">
            <text:p>0.127526</text:p>
          </table:table-cell>
          <table:table-cell office:value-type="float" office:value="0.000413217" calcext:value-type="float">
            <text:p>0.000413217</text:p>
          </table:table-cell>
          <table:table-cell office:value-type="float" office:value="1.12849" calcext:value-type="float">
            <text:p>1.128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.5246" calcext:value-type="float">
            <text:p>10.5246</text:p>
          </table:table-cell>
          <table:table-cell office:value-type="float" office:value="100" calcext:value-type="float">
            <text:p>100</text:p>
          </table:table-cell>
          <table:table-cell office:value-type="float" office:value="0.105246" calcext:value-type="float">
            <text:p>0.105246</text:p>
          </table:table-cell>
          <table:table-cell office:value-type="float" office:value="0.00846361" calcext:value-type="float">
            <text:p>0.00846361</text:p>
          </table:table-cell>
          <table:table-cell office:value-type="float" office:value="0.997731" calcext:value-type="float">
            <text:p>0.997731</text:p>
          </table:table-cell>
          <table:table-cell office:value-type="float" office:value="9.73666" calcext:value-type="float">
            <text:p>9.73666</text:p>
          </table:table-cell>
          <table:table-cell office:value-type="float" office:value="100" calcext:value-type="float">
            <text:p>100</text:p>
          </table:table-cell>
          <table:table-cell office:value-type="float" office:value="0.0973666" calcext:value-type="float">
            <text:p>0.0973666</text:p>
          </table:table-cell>
          <table:table-cell office:value-type="float" office:value="0.00601109" calcext:value-type="float">
            <text:p>0.00601109</text:p>
          </table:table-cell>
          <table:table-cell office:value-type="float" office:value="0.993267" calcext:value-type="float">
            <text:p>0.993267</text:p>
          </table:table-cell>
          <table:table-cell office:value-type="float" office:value="8.20646" calcext:value-type="float">
            <text:p>8.20646</text:p>
          </table:table-cell>
          <table:table-cell office:value-type="float" office:value="100" calcext:value-type="float">
            <text:p>100</text:p>
          </table:table-cell>
          <table:table-cell office:value-type="float" office:value="0.0820646" calcext:value-type="float">
            <text:p>0.0820646</text:p>
          </table:table-cell>
          <table:table-cell office:value-type="float" office:value="0.000672643" calcext:value-type="float">
            <text:p>0.000672643</text:p>
          </table:table-cell>
          <table:table-cell office:value-type="float" office:value="0.980168" calcext:value-type="float">
            <text:p>0.9801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5.39919" calcext:value-type="float">
            <text:p>5.39919</text:p>
          </table:table-cell>
          <table:table-cell office:value-type="float" office:value="100" calcext:value-type="float">
            <text:p>100</text:p>
          </table:table-cell>
          <table:table-cell office:value-type="float" office:value="0.0539919" calcext:value-type="float">
            <text:p>0.0539919</text:p>
          </table:table-cell>
          <table:table-cell office:value-type="float" office:value="0.00761262" calcext:value-type="float">
            <text:p>0.00761262</text:p>
          </table:table-cell>
          <table:table-cell office:value-type="float" office:value="0.311224" calcext:value-type="float">
            <text:p>0.311224</text:p>
          </table:table-cell>
          <table:table-cell office:value-type="float" office:value="4.75353" calcext:value-type="float">
            <text:p>4.75353</text:p>
          </table:table-cell>
          <table:table-cell office:value-type="float" office:value="100" calcext:value-type="float">
            <text:p>100</text:p>
          </table:table-cell>
          <table:table-cell office:value-type="float" office:value="0.0475353" calcext:value-type="float">
            <text:p>0.0475353</text:p>
          </table:table-cell>
          <table:table-cell office:value-type="float" office:value="0.00431266" calcext:value-type="float">
            <text:p>0.00431266</text:p>
          </table:table-cell>
          <table:table-cell office:value-type="float" office:value="0.309468" calcext:value-type="float">
            <text:p>0.309468</text:p>
          </table:table-cell>
          <table:table-cell office:value-type="float" office:value="3.60862" calcext:value-type="float">
            <text:p>3.60862</text:p>
          </table:table-cell>
          <table:table-cell office:value-type="float" office:value="100" calcext:value-type="float">
            <text:p>100</text:p>
          </table:table-cell>
          <table:table-cell office:value-type="float" office:value="0.0360862" calcext:value-type="float">
            <text:p>0.0360862</text:p>
          </table:table-cell>
          <table:table-cell office:value-type="float" office:value="0.000748979" calcext:value-type="float">
            <text:p>0.000748979</text:p>
          </table:table-cell>
          <table:table-cell office:value-type="float" office:value="0.294497" calcext:value-type="float">
            <text:p>0.2944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.06606" calcext:value-type="float">
            <text:p>3.06606</text:p>
          </table:table-cell>
          <table:table-cell office:value-type="float" office:value="100" calcext:value-type="float">
            <text:p>100</text:p>
          </table:table-cell>
          <table:table-cell office:value-type="float" office:value="0.0306606" calcext:value-type="float">
            <text:p>0.0306606</text:p>
          </table:table-cell>
          <table:table-cell office:value-type="float" office:value="0.00590889" calcext:value-type="float">
            <text:p>0.00590889</text:p>
          </table:table-cell>
          <table:table-cell office:value-type="float" office:value="0.210186" calcext:value-type="float">
            <text:p>0.210186</text:p>
          </table:table-cell>
          <table:table-cell office:value-type="float" office:value="2.71202" calcext:value-type="float">
            <text:p>2.71202</text:p>
          </table:table-cell>
          <table:table-cell office:value-type="float" office:value="100" calcext:value-type="float">
            <text:p>100</text:p>
          </table:table-cell>
          <table:table-cell office:value-type="float" office:value="0.0271202" calcext:value-type="float">
            <text:p>0.0271202</text:p>
          </table:table-cell>
          <table:table-cell office:value-type="float" office:value="0.00311895" calcext:value-type="float">
            <text:p>0.00311895</text:p>
          </table:table-cell>
          <table:table-cell office:value-type="float" office:value="0.203519" calcext:value-type="float">
            <text:p>0.203519</text:p>
          </table:table-cell>
          <table:table-cell office:value-type="float" office:value="2.01244" calcext:value-type="float">
            <text:p>2.01244</text:p>
          </table:table-cell>
          <table:table-cell office:value-type="float" office:value="100" calcext:value-type="float">
            <text:p>100</text:p>
          </table:table-cell>
          <table:table-cell office:value-type="float" office:value="0.0201244" calcext:value-type="float">
            <text:p>0.0201244</text:p>
          </table:table-cell>
          <table:table-cell office:value-type="float" office:value="0.000749987" calcext:value-type="float">
            <text:p>0.000749987</text:p>
          </table:table-cell>
          <table:table-cell office:value-type="float" office:value="0.18897" calcext:value-type="float">
            <text:p>0.188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.24061" calcext:value-type="float">
            <text:p>1.24061</text:p>
          </table:table-cell>
          <table:table-cell office:value-type="float" office:value="100" calcext:value-type="float">
            <text:p>100</text:p>
          </table:table-cell>
          <table:table-cell office:value-type="float" office:value="0.0124061" calcext:value-type="float">
            <text:p>0.0124061</text:p>
          </table:table-cell>
          <table:table-cell office:value-type="float" office:value="0.00454617" calcext:value-type="float">
            <text:p>0.00454617</text:p>
          </table:table-cell>
          <table:table-cell office:value-type="float" office:value="0.0515139" calcext:value-type="float">
            <text:p>0.0515139</text:p>
          </table:table-cell>
          <table:table-cell office:value-type="float" office:value="1.00661" calcext:value-type="float">
            <text:p>1.00661</text:p>
          </table:table-cell>
          <table:table-cell office:value-type="float" office:value="100" calcext:value-type="float">
            <text:p>100</text:p>
          </table:table-cell>
          <table:table-cell office:value-type="float" office:value="0.0100661" calcext:value-type="float">
            <text:p>0.0100661</text:p>
          </table:table-cell>
          <table:table-cell office:value-type="float" office:value="0.00253345" calcext:value-type="float">
            <text:p>0.00253345</text:p>
          </table:table-cell>
          <table:table-cell office:value-type="float" office:value="0.0470735" calcext:value-type="float">
            <text:p>0.0470735</text:p>
          </table:table-cell>
          <table:table-cell office:value-type="float" office:value="0.715865" calcext:value-type="float">
            <text:p>0.715865</text:p>
          </table:table-cell>
          <table:table-cell office:value-type="float" office:value="100" calcext:value-type="float">
            <text:p>100</text:p>
          </table:table-cell>
          <table:table-cell office:value-type="float" office:value="0.00715865" calcext:value-type="float">
            <text:p>0.00715865</text:p>
          </table:table-cell>
          <table:table-cell office:value-type="float" office:value="0.0011119" calcext:value-type="float">
            <text:p>0.0011119</text:p>
          </table:table-cell>
          <table:table-cell office:value-type="float" office:value="0.0384073" calcext:value-type="float">
            <text:p>0.0384073</text:p>
          </table:table-cell>
        </table:table-row>
      </table:table>
      <table:table table:name="summary_17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.1784" calcext:value-type="float">
            <text:p>15.1784</text:p>
          </table:table-cell>
          <table:table-cell office:value-type="float" office:value="100" calcext:value-type="float">
            <text:p>100</text:p>
          </table:table-cell>
          <table:table-cell office:value-type="float" office:value="0.151784" calcext:value-type="float">
            <text:p>0.151784</text:p>
          </table:table-cell>
          <table:table-cell office:value-type="float" office:value="0.00237336" calcext:value-type="float">
            <text:p>0.00237336</text:p>
          </table:table-cell>
          <table:table-cell office:value-type="float" office:value="3.49631" calcext:value-type="float">
            <text:p>3.49631</text:p>
          </table:table-cell>
          <table:table-cell office:value-type="float" office:value="14.9397" calcext:value-type="float">
            <text:p>14.9397</text:p>
          </table:table-cell>
          <table:table-cell office:value-type="float" office:value="100" calcext:value-type="float">
            <text:p>100</text:p>
          </table:table-cell>
          <table:table-cell office:value-type="float" office:value="0.149397" calcext:value-type="float">
            <text:p>0.149397</text:p>
          </table:table-cell>
          <table:table-cell office:value-type="float" office:value="0.00148018" calcext:value-type="float">
            <text:p>0.00148018</text:p>
          </table:table-cell>
          <table:table-cell office:value-type="float" office:value="3.49532" calcext:value-type="float">
            <text:p>3.49532</text:p>
          </table:table-cell>
          <table:table-cell office:value-type="float" office:value="14.4325" calcext:value-type="float">
            <text:p>14.4325</text:p>
          </table:table-cell>
          <table:table-cell office:value-type="float" office:value="100" calcext:value-type="float">
            <text:p>100</text:p>
          </table:table-cell>
          <table:table-cell office:value-type="float" office:value="0.144325" calcext:value-type="float">
            <text:p>0.144325</text:p>
          </table:table-cell>
          <table:table-cell office:value-type="float" office:value="0.000248712" calcext:value-type="float">
            <text:p>0.000248712</text:p>
          </table:table-cell>
          <table:table-cell office:value-type="float" office:value="3.49357" calcext:value-type="float">
            <text:p>3.493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0.1319" calcext:value-type="float">
            <text:p>90.1319</text:p>
          </table:table-cell>
          <table:table-cell office:value-type="float" office:value="100" calcext:value-type="float">
            <text:p>100</text:p>
          </table:table-cell>
          <table:table-cell office:value-type="float" office:value="0.901319" calcext:value-type="float">
            <text:p>0.901319</text:p>
          </table:table-cell>
          <table:table-cell office:value-type="float" office:value="0.00817175" calcext:value-type="float">
            <text:p>0.00817175</text:p>
          </table:table-cell>
          <table:table-cell office:value-type="float" office:value="18.2326" calcext:value-type="float">
            <text:p>18.2326</text:p>
          </table:table-cell>
          <table:table-cell office:value-type="float" office:value="89.7903" calcext:value-type="float">
            <text:p>89.7903</text:p>
          </table:table-cell>
          <table:table-cell office:value-type="float" office:value="100" calcext:value-type="float">
            <text:p>100</text:p>
          </table:table-cell>
          <table:table-cell office:value-type="float" office:value="0.897903" calcext:value-type="float">
            <text:p>0.897903</text:p>
          </table:table-cell>
          <table:table-cell office:value-type="float" office:value="0.00558325" calcext:value-type="float">
            <text:p>0.00558325</text:p>
          </table:table-cell>
          <table:table-cell office:value-type="float" office:value="18.2299" calcext:value-type="float">
            <text:p>18.2299</text:p>
          </table:table-cell>
          <table:table-cell office:value-type="float" office:value="88.3957" calcext:value-type="float">
            <text:p>88.3957</text:p>
          </table:table-cell>
          <table:table-cell office:value-type="float" office:value="100" calcext:value-type="float">
            <text:p>100</text:p>
          </table:table-cell>
          <table:table-cell office:value-type="float" office:value="0.883957" calcext:value-type="float">
            <text:p>0.883957</text:p>
          </table:table-cell>
          <table:table-cell office:value-type="float" office:value="0.000519094" calcext:value-type="float">
            <text:p>0.000519094</text:p>
          </table:table-cell>
          <table:table-cell office:value-type="float" office:value="18.207" calcext:value-type="float">
            <text:p>18.2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11.182" calcext:value-type="float">
            <text:p>111.182</text:p>
          </table:table-cell>
          <table:table-cell office:value-type="float" office:value="100" calcext:value-type="float">
            <text:p>100</text:p>
          </table:table-cell>
          <table:table-cell office:value-type="float" office:value="1.11182" calcext:value-type="float">
            <text:p>1.11182</text:p>
          </table:table-cell>
          <table:table-cell office:value-type="float" office:value="0.0205357" calcext:value-type="float">
            <text:p>0.0205357</text:p>
          </table:table-cell>
          <table:table-cell office:value-type="float" office:value="21.3067" calcext:value-type="float">
            <text:p>21.3067</text:p>
          </table:table-cell>
          <table:table-cell office:value-type="float" office:value="110.686" calcext:value-type="float">
            <text:p>110.686</text:p>
          </table:table-cell>
          <table:table-cell office:value-type="float" office:value="100" calcext:value-type="float">
            <text:p>100</text:p>
          </table:table-cell>
          <table:table-cell office:value-type="float" office:value="1.10686" calcext:value-type="float">
            <text:p>1.10686</text:p>
          </table:table-cell>
          <table:table-cell office:value-type="float" office:value="0.0153256" calcext:value-type="float">
            <text:p>0.0153256</text:p>
          </table:table-cell>
          <table:table-cell office:value-type="float" office:value="21.3052" calcext:value-type="float">
            <text:p>21.3052</text:p>
          </table:table-cell>
          <table:table-cell office:value-type="float" office:value="108.368" calcext:value-type="float">
            <text:p>108.368</text:p>
          </table:table-cell>
          <table:table-cell office:value-type="float" office:value="100" calcext:value-type="float">
            <text:p>100</text:p>
          </table:table-cell>
          <table:table-cell office:value-type="float" office:value="1.08368" calcext:value-type="float">
            <text:p>1.08368</text:p>
          </table:table-cell>
          <table:table-cell office:value-type="float" office:value="0.00038971" calcext:value-type="float">
            <text:p>0.00038971</text:p>
          </table:table-cell>
          <table:table-cell office:value-type="float" office:value="21.3001" calcext:value-type="float">
            <text:p>21.3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8.6501" calcext:value-type="float">
            <text:p>38.6501</text:p>
          </table:table-cell>
          <table:table-cell office:value-type="float" office:value="100" calcext:value-type="float">
            <text:p>100</text:p>
          </table:table-cell>
          <table:table-cell office:value-type="float" office:value="0.386501" calcext:value-type="float">
            <text:p>0.386501</text:p>
          </table:table-cell>
          <table:table-cell office:value-type="float" office:value="0.0113831" calcext:value-type="float">
            <text:p>0.0113831</text:p>
          </table:table-cell>
          <table:table-cell office:value-type="float" office:value="8.434" calcext:value-type="float">
            <text:p>8.434</text:p>
          </table:table-cell>
          <table:table-cell office:value-type="float" office:value="37.8861" calcext:value-type="float">
            <text:p>37.8861</text:p>
          </table:table-cell>
          <table:table-cell office:value-type="float" office:value="100" calcext:value-type="float">
            <text:p>100</text:p>
          </table:table-cell>
          <table:table-cell office:value-type="float" office:value="0.378861" calcext:value-type="float">
            <text:p>0.378861</text:p>
          </table:table-cell>
          <table:table-cell office:value-type="float" office:value="0.00874071" calcext:value-type="float">
            <text:p>0.00874071</text:p>
          </table:table-cell>
          <table:table-cell office:value-type="float" office:value="8.43201" calcext:value-type="float">
            <text:p>8.43201</text:p>
          </table:table-cell>
          <table:table-cell office:value-type="float" office:value="34.929" calcext:value-type="float">
            <text:p>34.929</text:p>
          </table:table-cell>
          <table:table-cell office:value-type="float" office:value="100" calcext:value-type="float">
            <text:p>100</text:p>
          </table:table-cell>
          <table:table-cell office:value-type="float" office:value="0.34929" calcext:value-type="float">
            <text:p>0.34929</text:p>
          </table:table-cell>
          <table:table-cell office:value-type="float" office:value="0.000444457" calcext:value-type="float">
            <text:p>0.000444457</text:p>
          </table:table-cell>
          <table:table-cell office:value-type="float" office:value="8.40626" calcext:value-type="float">
            <text:p>8.406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1.3556" calcext:value-type="float">
            <text:p>31.3556</text:p>
          </table:table-cell>
          <table:table-cell office:value-type="float" office:value="100" calcext:value-type="float">
            <text:p>100</text:p>
          </table:table-cell>
          <table:table-cell office:value-type="float" office:value="0.313556" calcext:value-type="float">
            <text:p>0.313556</text:p>
          </table:table-cell>
          <table:table-cell office:value-type="float" office:value="0.00781323" calcext:value-type="float">
            <text:p>0.00781323</text:p>
          </table:table-cell>
          <table:table-cell office:value-type="float" office:value="3.34129" calcext:value-type="float">
            <text:p>3.34129</text:p>
          </table:table-cell>
          <table:table-cell office:value-type="float" office:value="30.3694" calcext:value-type="float">
            <text:p>30.3694</text:p>
          </table:table-cell>
          <table:table-cell office:value-type="float" office:value="100" calcext:value-type="float">
            <text:p>100</text:p>
          </table:table-cell>
          <table:table-cell office:value-type="float" office:value="0.303694" calcext:value-type="float">
            <text:p>0.303694</text:p>
          </table:table-cell>
          <table:table-cell office:value-type="float" office:value="0.00516874" calcext:value-type="float">
            <text:p>0.00516874</text:p>
          </table:table-cell>
          <table:table-cell office:value-type="float" office:value="3.3285" calcext:value-type="float">
            <text:p>3.3285</text:p>
          </table:table-cell>
          <table:table-cell office:value-type="float" office:value="27.6838" calcext:value-type="float">
            <text:p>27.6838</text:p>
          </table:table-cell>
          <table:table-cell office:value-type="float" office:value="100" calcext:value-type="float">
            <text:p>100</text:p>
          </table:table-cell>
          <table:table-cell office:value-type="float" office:value="0.276838" calcext:value-type="float">
            <text:p>0.276838</text:p>
          </table:table-cell>
          <table:table-cell office:value-type="float" office:value="0.00074755" calcext:value-type="float">
            <text:p>0.00074755</text:p>
          </table:table-cell>
          <table:table-cell office:value-type="float" office:value="3.30754" calcext:value-type="float">
            <text:p>3.307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5.0033" calcext:value-type="float">
            <text:p>15.0033</text:p>
          </table:table-cell>
          <table:table-cell office:value-type="float" office:value="100" calcext:value-type="float">
            <text:p>100</text:p>
          </table:table-cell>
          <table:table-cell office:value-type="float" office:value="0.150033" calcext:value-type="float">
            <text:p>0.150033</text:p>
          </table:table-cell>
          <table:table-cell office:value-type="float" office:value="0.0169468" calcext:value-type="float">
            <text:p>0.0169468</text:p>
          </table:table-cell>
          <table:table-cell office:value-type="float" office:value="1.41765" calcext:value-type="float">
            <text:p>1.41765</text:p>
          </table:table-cell>
          <table:table-cell office:value-type="float" office:value="14.1805" calcext:value-type="float">
            <text:p>14.1805</text:p>
          </table:table-cell>
          <table:table-cell office:value-type="float" office:value="100" calcext:value-type="float">
            <text:p>100</text:p>
          </table:table-cell>
          <table:table-cell office:value-type="float" office:value="0.141805" calcext:value-type="float">
            <text:p>0.141805</text:p>
          </table:table-cell>
          <table:table-cell office:value-type="float" office:value="0.0116934" calcext:value-type="float">
            <text:p>0.0116934</text:p>
          </table:table-cell>
          <table:table-cell office:value-type="float" office:value="1.41297" calcext:value-type="float">
            <text:p>1.41297</text:p>
          </table:table-cell>
          <table:table-cell office:value-type="float" office:value="11.6148" calcext:value-type="float">
            <text:p>11.6148</text:p>
          </table:table-cell>
          <table:table-cell office:value-type="float" office:value="100" calcext:value-type="float">
            <text:p>100</text:p>
          </table:table-cell>
          <table:table-cell office:value-type="float" office:value="0.116148" calcext:value-type="float">
            <text:p>0.116148</text:p>
          </table:table-cell>
          <table:table-cell office:value-type="float" office:value="0.000771056" calcext:value-type="float">
            <text:p>0.000771056</text:p>
          </table:table-cell>
          <table:table-cell office:value-type="float" office:value="1.36111" calcext:value-type="float">
            <text:p>1.3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1.38" calcext:value-type="float">
            <text:p>11.38</text:p>
          </table:table-cell>
          <table:table-cell office:value-type="float" office:value="100" calcext:value-type="float">
            <text:p>100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0110887" calcext:value-type="float">
            <text:p>0.0110887</text:p>
          </table:table-cell>
          <table:table-cell office:value-type="float" office:value="1.14731" calcext:value-type="float">
            <text:p>1.14731</text:p>
          </table:table-cell>
          <table:table-cell office:value-type="float" office:value="10.6022" calcext:value-type="float">
            <text:p>10.6022</text:p>
          </table:table-cell>
          <table:table-cell office:value-type="float" office:value="100" calcext:value-type="float">
            <text:p>100</text:p>
          </table:table-cell>
          <table:table-cell office:value-type="float" office:value="0.106022" calcext:value-type="float">
            <text:p>0.106022</text:p>
          </table:table-cell>
          <table:table-cell office:value-type="float" office:value="0.0065285" calcext:value-type="float">
            <text:p>0.0065285</text:p>
          </table:table-cell>
          <table:table-cell office:value-type="float" office:value="1.14219" calcext:value-type="float">
            <text:p>1.14219</text:p>
          </table:table-cell>
          <table:table-cell office:value-type="float" office:value="8.56777" calcext:value-type="float">
            <text:p>8.56777</text:p>
          </table:table-cell>
          <table:table-cell office:value-type="float" office:value="100" calcext:value-type="float">
            <text:p>100</text:p>
          </table:table-cell>
          <table:table-cell office:value-type="float" office:value="0.0856777" calcext:value-type="float">
            <text:p>0.0856777</text:p>
          </table:table-cell>
          <table:table-cell office:value-type="float" office:value="0.00117199" calcext:value-type="float">
            <text:p>0.00117199</text:p>
          </table:table-cell>
          <table:table-cell office:value-type="float" office:value="1.11487" calcext:value-type="float">
            <text:p>1.114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4.01222" calcext:value-type="float">
            <text:p>4.01222</text:p>
          </table:table-cell>
          <table:table-cell office:value-type="float" office:value="100" calcext:value-type="float">
            <text:p>100</text:p>
          </table:table-cell>
          <table:table-cell office:value-type="float" office:value="0.0401222" calcext:value-type="float">
            <text:p>0.0401222</text:p>
          </table:table-cell>
          <table:table-cell office:value-type="float" office:value="0.00886416" calcext:value-type="float">
            <text:p>0.00886416</text:p>
          </table:table-cell>
          <table:table-cell office:value-type="float" office:value="0.16331" calcext:value-type="float">
            <text:p>0.16331</text:p>
          </table:table-cell>
          <table:table-cell office:value-type="float" office:value="3.56711" calcext:value-type="float">
            <text:p>3.56711</text:p>
          </table:table-cell>
          <table:table-cell office:value-type="float" office:value="100" calcext:value-type="float">
            <text:p>100</text:p>
          </table:table-cell>
          <table:table-cell office:value-type="float" office:value="0.0356711" calcext:value-type="float">
            <text:p>0.0356711</text:p>
          </table:table-cell>
          <table:table-cell office:value-type="float" office:value="0.0060733" calcext:value-type="float">
            <text:p>0.0060733</text:p>
          </table:table-cell>
          <table:table-cell office:value-type="float" office:value="0.16132" calcext:value-type="float">
            <text:p>0.16132</text:p>
          </table:table-cell>
          <table:table-cell office:value-type="float" office:value="2.58076" calcext:value-type="float">
            <text:p>2.58076</text:p>
          </table:table-cell>
          <table:table-cell office:value-type="float" office:value="100" calcext:value-type="float">
            <text:p>100</text:p>
          </table:table-cell>
          <table:table-cell office:value-type="float" office:value="0.0258076" calcext:value-type="float">
            <text:p>0.0258076</text:p>
          </table:table-cell>
          <table:table-cell office:value-type="float" office:value="0.00104855" calcext:value-type="float">
            <text:p>0.00104855</text:p>
          </table:table-cell>
          <table:table-cell office:value-type="float" office:value="0.15554" calcext:value-type="float">
            <text:p>0.155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.59978" calcext:value-type="float">
            <text:p>1.59978</text:p>
          </table:table-cell>
          <table:table-cell office:value-type="float" office:value="100" calcext:value-type="float">
            <text:p>100</text:p>
          </table:table-cell>
          <table:table-cell office:value-type="float" office:value="0.0159978" calcext:value-type="float">
            <text:p>0.0159978</text:p>
          </table:table-cell>
          <table:table-cell office:value-type="float" office:value="0.00574217" calcext:value-type="float">
            <text:p>0.00574217</text:p>
          </table:table-cell>
          <table:table-cell office:value-type="float" office:value="0.0525297" calcext:value-type="float">
            <text:p>0.0525297</text:p>
          </table:table-cell>
          <table:table-cell office:value-type="float" office:value="1.29069" calcext:value-type="float">
            <text:p>1.29069</text:p>
          </table:table-cell>
          <table:table-cell office:value-type="float" office:value="100" calcext:value-type="float">
            <text:p>100</text:p>
          </table:table-cell>
          <table:table-cell office:value-type="float" office:value="0.0129069" calcext:value-type="float">
            <text:p>0.0129069</text:p>
          </table:table-cell>
          <table:table-cell office:value-type="float" office:value="0.00265874" calcext:value-type="float">
            <text:p>0.00265874</text:p>
          </table:table-cell>
          <table:table-cell office:value-type="float" office:value="0.0499465" calcext:value-type="float">
            <text:p>0.0499465</text:p>
          </table:table-cell>
          <table:table-cell office:value-type="float" office:value="0.883647" calcext:value-type="float">
            <text:p>0.883647</text:p>
          </table:table-cell>
          <table:table-cell office:value-type="float" office:value="100" calcext:value-type="float">
            <text:p>100</text:p>
          </table:table-cell>
          <table:table-cell office:value-type="float" office:value="0.00883647" calcext:value-type="float">
            <text:p>0.00883647</text:p>
          </table:table-cell>
          <table:table-cell office:value-type="float" office:value="0.00118289" calcext:value-type="float">
            <text:p>0.00118289</text:p>
          </table:table-cell>
          <table:table-cell office:value-type="float" office:value="0.0379143" calcext:value-type="float">
            <text:p>0.0379143</text:p>
          </table:table-cell>
        </table:table-row>
      </table:table>
      <table:table table:name="summary_1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7.126" calcext:value-type="float">
            <text:p>137.126</text:p>
          </table:table-cell>
          <table:table-cell office:value-type="float" office:value="100" calcext:value-type="float">
            <text:p>100</text:p>
          </table:table-cell>
          <table:table-cell office:value-type="float" office:value="1.37126" calcext:value-type="float">
            <text:p>1.37126</text:p>
          </table:table-cell>
          <table:table-cell office:value-type="float" office:value="0.00795863" calcext:value-type="float">
            <text:p>0.00795863</text:p>
          </table:table-cell>
          <table:table-cell office:value-type="float" office:value="64.0857" calcext:value-type="float">
            <text:p>64.0857</text:p>
          </table:table-cell>
          <table:table-cell office:value-type="float" office:value="136.787" calcext:value-type="float">
            <text:p>136.787</text:p>
          </table:table-cell>
          <table:table-cell office:value-type="float" office:value="100" calcext:value-type="float">
            <text:p>100</text:p>
          </table:table-cell>
          <table:table-cell office:value-type="float" office:value="1.36787" calcext:value-type="float">
            <text:p>1.36787</text:p>
          </table:table-cell>
          <table:table-cell office:value-type="float" office:value="0.0055914" calcext:value-type="float">
            <text:p>0.0055914</text:p>
          </table:table-cell>
          <table:table-cell office:value-type="float" office:value="64.0838" calcext:value-type="float">
            <text:p>64.0838</text:p>
          </table:table-cell>
          <table:table-cell office:value-type="float" office:value="135.998" calcext:value-type="float">
            <text:p>135.998</text:p>
          </table:table-cell>
          <table:table-cell office:value-type="float" office:value="100" calcext:value-type="float">
            <text:p>100</text:p>
          </table:table-cell>
          <table:table-cell office:value-type="float" office:value="1.35998" calcext:value-type="float">
            <text:p>1.35998</text:p>
          </table:table-cell>
          <table:table-cell office:value-type="float" office:value="0.000311261" calcext:value-type="float">
            <text:p>0.000311261</text:p>
          </table:table-cell>
          <table:table-cell office:value-type="float" office:value="64.0781" calcext:value-type="float">
            <text:p>64.07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3.9346" calcext:value-type="float">
            <text:p>93.9346</text:p>
          </table:table-cell>
          <table:table-cell office:value-type="float" office:value="100" calcext:value-type="float">
            <text:p>100</text:p>
          </table:table-cell>
          <table:table-cell office:value-type="float" office:value="0.939346" calcext:value-type="float">
            <text:p>0.939346</text:p>
          </table:table-cell>
          <table:table-cell office:value-type="float" office:value="0.0246269" calcext:value-type="float">
            <text:p>0.0246269</text:p>
          </table:table-cell>
          <table:table-cell office:value-type="float" office:value="10.6314" calcext:value-type="float">
            <text:p>10.6314</text:p>
          </table:table-cell>
          <table:table-cell office:value-type="float" office:value="93.4825" calcext:value-type="float">
            <text:p>93.4825</text:p>
          </table:table-cell>
          <table:table-cell office:value-type="float" office:value="100" calcext:value-type="float">
            <text:p>100</text:p>
          </table:table-cell>
          <table:table-cell office:value-type="float" office:value="0.934825" calcext:value-type="float">
            <text:p>0.934825</text:p>
          </table:table-cell>
          <table:table-cell office:value-type="float" office:value="0.0170748" calcext:value-type="float">
            <text:p>0.0170748</text:p>
          </table:table-cell>
          <table:table-cell office:value-type="float" office:value="10.6293" calcext:value-type="float">
            <text:p>10.6293</text:p>
          </table:table-cell>
          <table:table-cell office:value-type="float" office:value="91.2653" calcext:value-type="float">
            <text:p>91.2653</text:p>
          </table:table-cell>
          <table:table-cell office:value-type="float" office:value="100" calcext:value-type="float">
            <text:p>100</text:p>
          </table:table-cell>
          <table:table-cell office:value-type="float" office:value="0.912653" calcext:value-type="float">
            <text:p>0.912653</text:p>
          </table:table-cell>
          <table:table-cell office:value-type="float" office:value="0.0021793" calcext:value-type="float">
            <text:p>0.0021793</text:p>
          </table:table-cell>
          <table:table-cell office:value-type="float" office:value="10.617" calcext:value-type="float">
            <text:p>10.6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66.924" calcext:value-type="float">
            <text:p>166.924</text:p>
          </table:table-cell>
          <table:table-cell office:value-type="float" office:value="100" calcext:value-type="float">
            <text:p>100</text:p>
          </table:table-cell>
          <table:table-cell office:value-type="float" office:value="1.66924" calcext:value-type="float">
            <text:p>1.66924</text:p>
          </table:table-cell>
          <table:table-cell office:value-type="float" office:value="0.0211243" calcext:value-type="float">
            <text:p>0.0211243</text:p>
          </table:table-cell>
          <table:table-cell office:value-type="float" office:value="26.7148" calcext:value-type="float">
            <text:p>26.7148</text:p>
          </table:table-cell>
          <table:table-cell office:value-type="float" office:value="166.127" calcext:value-type="float">
            <text:p>166.127</text:p>
          </table:table-cell>
          <table:table-cell office:value-type="float" office:value="100" calcext:value-type="float">
            <text:p>100</text:p>
          </table:table-cell>
          <table:table-cell office:value-type="float" office:value="1.66127" calcext:value-type="float">
            <text:p>1.66127</text:p>
          </table:table-cell>
          <table:table-cell office:value-type="float" office:value="0.0163299" calcext:value-type="float">
            <text:p>0.0163299</text:p>
          </table:table-cell>
          <table:table-cell office:value-type="float" office:value="26.7103" calcext:value-type="float">
            <text:p>26.7103</text:p>
          </table:table-cell>
          <table:table-cell office:value-type="float" office:value="161.934" calcext:value-type="float">
            <text:p>161.934</text:p>
          </table:table-cell>
          <table:table-cell office:value-type="float" office:value="100" calcext:value-type="float">
            <text:p>100</text:p>
          </table:table-cell>
          <table:table-cell office:value-type="float" office:value="1.61934" calcext:value-type="float">
            <text:p>1.61934</text:p>
          </table:table-cell>
          <table:table-cell office:value-type="float" office:value="0.000610406" calcext:value-type="float">
            <text:p>0.000610406</text:p>
          </table:table-cell>
          <table:table-cell office:value-type="float" office:value="26.6681" calcext:value-type="float">
            <text:p>26.66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37.309" calcext:value-type="float">
            <text:p>137.309</text:p>
          </table:table-cell>
          <table:table-cell office:value-type="float" office:value="100" calcext:value-type="float">
            <text:p>100</text:p>
          </table:table-cell>
          <table:table-cell office:value-type="float" office:value="1.37309" calcext:value-type="float">
            <text:p>1.37309</text:p>
          </table:table-cell>
          <table:table-cell office:value-type="float" office:value="0.0338377" calcext:value-type="float">
            <text:p>0.0338377</text:p>
          </table:table-cell>
          <table:table-cell office:value-type="float" office:value="28.6184" calcext:value-type="float">
            <text:p>28.6184</text:p>
          </table:table-cell>
          <table:table-cell office:value-type="float" office:value="135.875" calcext:value-type="float">
            <text:p>135.875</text:p>
          </table:table-cell>
          <table:table-cell office:value-type="float" office:value="100" calcext:value-type="float">
            <text:p>100</text:p>
          </table:table-cell>
          <table:table-cell office:value-type="float" office:value="1.35875" calcext:value-type="float">
            <text:p>1.35875</text:p>
          </table:table-cell>
          <table:table-cell office:value-type="float" office:value="0.0299226" calcext:value-type="float">
            <text:p>0.0299226</text:p>
          </table:table-cell>
          <table:table-cell office:value-type="float" office:value="28.6019" calcext:value-type="float">
            <text:p>28.6019</text:p>
          </table:table-cell>
          <table:table-cell office:value-type="float" office:value="130.5" calcext:value-type="float">
            <text:p>130.5</text:p>
          </table:table-cell>
          <table:table-cell office:value-type="float" office:value="100" calcext:value-type="float">
            <text:p>100</text:p>
          </table:table-cell>
          <table:table-cell office:value-type="float" office:value="1.305" calcext:value-type="float">
            <text:p>1.305</text:p>
          </table:table-cell>
          <table:table-cell office:value-type="float" office:value="0.00114213" calcext:value-type="float">
            <text:p>0.00114213</text:p>
          </table:table-cell>
          <table:table-cell office:value-type="float" office:value="28.5607" calcext:value-type="float">
            <text:p>28.56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9.2434" calcext:value-type="float">
            <text:p>39.2434</text:p>
          </table:table-cell>
          <table:table-cell office:value-type="float" office:value="100" calcext:value-type="float">
            <text:p>100</text:p>
          </table:table-cell>
          <table:table-cell office:value-type="float" office:value="0.392434" calcext:value-type="float">
            <text:p>0.392434</text:p>
          </table:table-cell>
          <table:table-cell office:value-type="float" office:value="0.0299072" calcext:value-type="float">
            <text:p>0.0299072</text:p>
          </table:table-cell>
          <table:table-cell office:value-type="float" office:value="3.22623" calcext:value-type="float">
            <text:p>3.22623</text:p>
          </table:table-cell>
          <table:table-cell office:value-type="float" office:value="37.3131" calcext:value-type="float">
            <text:p>37.3131</text:p>
          </table:table-cell>
          <table:table-cell office:value-type="float" office:value="100" calcext:value-type="float">
            <text:p>100</text:p>
          </table:table-cell>
          <table:table-cell office:value-type="float" office:value="0.373131" calcext:value-type="float">
            <text:p>0.373131</text:p>
          </table:table-cell>
          <table:table-cell office:value-type="float" office:value="0.0246162" calcext:value-type="float">
            <text:p>0.0246162</text:p>
          </table:table-cell>
          <table:table-cell office:value-type="float" office:value="3.19033" calcext:value-type="float">
            <text:p>3.19033</text:p>
          </table:table-cell>
          <table:table-cell office:value-type="float" office:value="32.3877" calcext:value-type="float">
            <text:p>32.3877</text:p>
          </table:table-cell>
          <table:table-cell office:value-type="float" office:value="100" calcext:value-type="float">
            <text:p>100</text:p>
          </table:table-cell>
          <table:table-cell office:value-type="float" office:value="0.323877" calcext:value-type="float">
            <text:p>0.323877</text:p>
          </table:table-cell>
          <table:table-cell office:value-type="float" office:value="0.00352508" calcext:value-type="float">
            <text:p>0.00352508</text:p>
          </table:table-cell>
          <table:table-cell office:value-type="float" office:value="3.14033" calcext:value-type="float">
            <text:p>3.140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1.8665" calcext:value-type="float">
            <text:p>41.8665</text:p>
          </table:table-cell>
          <table:table-cell office:value-type="float" office:value="100" calcext:value-type="float">
            <text:p>100</text:p>
          </table:table-cell>
          <table:table-cell office:value-type="float" office:value="0.418665" calcext:value-type="float">
            <text:p>0.418665</text:p>
          </table:table-cell>
          <table:table-cell office:value-type="float" office:value="0.026139" calcext:value-type="float">
            <text:p>0.026139</text:p>
          </table:table-cell>
          <table:table-cell office:value-type="float" office:value="4.18316" calcext:value-type="float">
            <text:p>4.18316</text:p>
          </table:table-cell>
          <table:table-cell office:value-type="float" office:value="40.0709" calcext:value-type="float">
            <text:p>40.0709</text:p>
          </table:table-cell>
          <table:table-cell office:value-type="float" office:value="100" calcext:value-type="float">
            <text:p>100</text:p>
          </table:table-cell>
          <table:table-cell office:value-type="float" office:value="0.400709" calcext:value-type="float">
            <text:p>0.400709</text:p>
          </table:table-cell>
          <table:table-cell office:value-type="float" office:value="0.0216494" calcext:value-type="float">
            <text:p>0.0216494</text:p>
          </table:table-cell>
          <table:table-cell office:value-type="float" office:value="4.15217" calcext:value-type="float">
            <text:p>4.15217</text:p>
          </table:table-cell>
          <table:table-cell office:value-type="float" office:value="34.8925" calcext:value-type="float">
            <text:p>34.8925</text:p>
          </table:table-cell>
          <table:table-cell office:value-type="float" office:value="100" calcext:value-type="float">
            <text:p>100</text:p>
          </table:table-cell>
          <table:table-cell office:value-type="float" office:value="0.348925" calcext:value-type="float">
            <text:p>0.348925</text:p>
          </table:table-cell>
          <table:table-cell office:value-type="float" office:value="0.00252538" calcext:value-type="float">
            <text:p>0.00252538</text:p>
          </table:table-cell>
          <table:table-cell office:value-type="float" office:value="4.07353" calcext:value-type="float">
            <text:p>4.073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9.1228" calcext:value-type="float">
            <text:p>19.1228</text:p>
          </table:table-cell>
          <table:table-cell office:value-type="float" office:value="100" calcext:value-type="float">
            <text:p>100</text:p>
          </table:table-cell>
          <table:table-cell office:value-type="float" office:value="0.191228" calcext:value-type="float">
            <text:p>0.191228</text:p>
          </table:table-cell>
          <table:table-cell office:value-type="float" office:value="0.0116957" calcext:value-type="float">
            <text:p>0.0116957</text:p>
          </table:table-cell>
          <table:table-cell office:value-type="float" office:value="1.83778" calcext:value-type="float">
            <text:p>1.83778</text:p>
          </table:table-cell>
          <table:table-cell office:value-type="float" office:value="17.8698" calcext:value-type="float">
            <text:p>17.8698</text:p>
          </table:table-cell>
          <table:table-cell office:value-type="float" office:value="100" calcext:value-type="float">
            <text:p>100</text:p>
          </table:table-cell>
          <table:table-cell office:value-type="float" office:value="0.178698" calcext:value-type="float">
            <text:p>0.178698</text:p>
          </table:table-cell>
          <table:table-cell office:value-type="float" office:value="0.00816428" calcext:value-type="float">
            <text:p>0.00816428</text:p>
          </table:table-cell>
          <table:table-cell office:value-type="float" office:value="1.75766" calcext:value-type="float">
            <text:p>1.75766</text:p>
          </table:table-cell>
          <table:table-cell office:value-type="float" office:value="14.7368" calcext:value-type="float">
            <text:p>14.7368</text:p>
          </table:table-cell>
          <table:table-cell office:value-type="float" office:value="100" calcext:value-type="float">
            <text:p>100</text:p>
          </table:table-cell>
          <table:table-cell office:value-type="float" office:value="0.147368" calcext:value-type="float">
            <text:p>0.147368</text:p>
          </table:table-cell>
          <table:table-cell office:value-type="float" office:value="0.000847042" calcext:value-type="float">
            <text:p>0.000847042</text:p>
          </table:table-cell>
          <table:table-cell office:value-type="float" office:value="1.70343" calcext:value-type="float">
            <text:p>1.703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8.65427" calcext:value-type="float">
            <text:p>8.65427</text:p>
          </table:table-cell>
          <table:table-cell office:value-type="float" office:value="100" calcext:value-type="float">
            <text:p>100</text:p>
          </table:table-cell>
          <table:table-cell office:value-type="float" office:value="0.0865427" calcext:value-type="float">
            <text:p>0.0865427</text:p>
          </table:table-cell>
          <table:table-cell office:value-type="float" office:value="0.00751613" calcext:value-type="float">
            <text:p>0.00751613</text:p>
          </table:table-cell>
          <table:table-cell office:value-type="float" office:value="0.509378" calcext:value-type="float">
            <text:p>0.509378</text:p>
          </table:table-cell>
          <table:table-cell office:value-type="float" office:value="7.8913" calcext:value-type="float">
            <text:p>7.8913</text:p>
          </table:table-cell>
          <table:table-cell office:value-type="float" office:value="100" calcext:value-type="float">
            <text:p>100</text:p>
          </table:table-cell>
          <table:table-cell office:value-type="float" office:value="0.078913" calcext:value-type="float">
            <text:p>0.078913</text:p>
          </table:table-cell>
          <table:table-cell office:value-type="float" office:value="0.00363857" calcext:value-type="float">
            <text:p>0.00363857</text:p>
          </table:table-cell>
          <table:table-cell office:value-type="float" office:value="0.492702" calcext:value-type="float">
            <text:p>0.492702</text:p>
          </table:table-cell>
          <table:table-cell office:value-type="float" office:value="6.14473" calcext:value-type="float">
            <text:p>6.14473</text:p>
          </table:table-cell>
          <table:table-cell office:value-type="float" office:value="100" calcext:value-type="float">
            <text:p>100</text:p>
          </table:table-cell>
          <table:table-cell office:value-type="float" office:value="0.0614473" calcext:value-type="float">
            <text:p>0.0614473</text:p>
          </table:table-cell>
          <table:table-cell office:value-type="float" office:value="0.0016184" calcext:value-type="float">
            <text:p>0.0016184</text:p>
          </table:table-cell>
          <table:table-cell office:value-type="float" office:value="0.435506" calcext:value-type="float">
            <text:p>0.4355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.31005" calcext:value-type="float">
            <text:p>2.31005</text:p>
          </table:table-cell>
          <table:table-cell office:value-type="float" office:value="100" calcext:value-type="float">
            <text:p>100</text:p>
          </table:table-cell>
          <table:table-cell office:value-type="float" office:value="0.0231005" calcext:value-type="float">
            <text:p>0.0231005</text:p>
          </table:table-cell>
          <table:table-cell office:value-type="float" office:value="0.00695476" calcext:value-type="float">
            <text:p>0.00695476</text:p>
          </table:table-cell>
          <table:table-cell office:value-type="float" office:value="0.211623" calcext:value-type="float">
            <text:p>0.211623</text:p>
          </table:table-cell>
          <table:table-cell office:value-type="float" office:value="1.93727" calcext:value-type="float">
            <text:p>1.93727</text:p>
          </table:table-cell>
          <table:table-cell office:value-type="float" office:value="100" calcext:value-type="float">
            <text:p>100</text:p>
          </table:table-cell>
          <table:table-cell office:value-type="float" office:value="0.0193727" calcext:value-type="float">
            <text:p>0.0193727</text:p>
          </table:table-cell>
          <table:table-cell office:value-type="float" office:value="0.00348439" calcext:value-type="float">
            <text:p>0.00348439</text:p>
          </table:table-cell>
          <table:table-cell office:value-type="float" office:value="0.197171" calcext:value-type="float">
            <text:p>0.197171</text:p>
          </table:table-cell>
          <table:table-cell office:value-type="float" office:value="1.46625" calcext:value-type="float">
            <text:p>1.46625</text:p>
          </table:table-cell>
          <table:table-cell office:value-type="float" office:value="100" calcext:value-type="float">
            <text:p>100</text:p>
          </table:table-cell>
          <table:table-cell office:value-type="float" office:value="0.0146625" calcext:value-type="float">
            <text:p>0.0146625</text:p>
          </table:table-cell>
          <table:table-cell office:value-type="float" office:value="0.00147984" calcext:value-type="float">
            <text:p>0.00147984</text:p>
          </table:table-cell>
          <table:table-cell office:value-type="float" office:value="0.183741" calcext:value-type="float">
            <text:p>0.183741</text:p>
          </table:table-cell>
        </table:table-row>
      </table:table>
      <table:table table:name="summary_19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92.016" calcext:value-type="float">
            <text:p>292.016</text:p>
          </table:table-cell>
          <table:table-cell office:value-type="float" office:value="100" calcext:value-type="float">
            <text:p>100</text:p>
          </table:table-cell>
          <table:table-cell office:value-type="float" office:value="2.92016" calcext:value-type="float">
            <text:p>2.92016</text:p>
          </table:table-cell>
          <table:table-cell office:value-type="float" office:value="0.00614584" calcext:value-type="float">
            <text:p>0.00614584</text:p>
          </table:table-cell>
          <table:table-cell office:value-type="float" office:value="119.122" calcext:value-type="float">
            <text:p>119.122</text:p>
          </table:table-cell>
          <table:table-cell office:value-type="float" office:value="291.5" calcext:value-type="float">
            <text:p>291.5</text:p>
          </table:table-cell>
          <table:table-cell office:value-type="float" office:value="100" calcext:value-type="float">
            <text:p>100</text:p>
          </table:table-cell>
          <table:table-cell office:value-type="float" office:value="2.915" calcext:value-type="float">
            <text:p>2.915</text:p>
          </table:table-cell>
          <table:table-cell office:value-type="float" office:value="0.00398382" calcext:value-type="float">
            <text:p>0.00398382</text:p>
          </table:table-cell>
          <table:table-cell office:value-type="float" office:value="119.119" calcext:value-type="float">
            <text:p>119.119</text:p>
          </table:table-cell>
          <table:table-cell office:value-type="float" office:value="290.265" calcext:value-type="float">
            <text:p>290.265</text:p>
          </table:table-cell>
          <table:table-cell office:value-type="float" office:value="100" calcext:value-type="float">
            <text:p>100</text:p>
          </table:table-cell>
          <table:table-cell office:value-type="float" office:value="2.90265" calcext:value-type="float">
            <text:p>2.90265</text:p>
          </table:table-cell>
          <table:table-cell office:value-type="float" office:value="0.000334874" calcext:value-type="float">
            <text:p>0.000334874</text:p>
          </table:table-cell>
          <table:table-cell office:value-type="float" office:value="119.11" calcext:value-type="float">
            <text:p>119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49.688" calcext:value-type="float">
            <text:p>549.688</text:p>
          </table:table-cell>
          <table:table-cell office:value-type="float" office:value="100" calcext:value-type="float">
            <text:p>100</text:p>
          </table:table-cell>
          <table:table-cell office:value-type="float" office:value="5.49688" calcext:value-type="float">
            <text:p>5.49688</text:p>
          </table:table-cell>
          <table:table-cell office:value-type="float" office:value="0.0542481" calcext:value-type="float">
            <text:p>0.0542481</text:p>
          </table:table-cell>
          <table:table-cell office:value-type="float" office:value="184.369" calcext:value-type="float">
            <text:p>184.369</text:p>
          </table:table-cell>
          <table:table-cell office:value-type="float" office:value="548.925" calcext:value-type="float">
            <text:p>548.925</text:p>
          </table:table-cell>
          <table:table-cell office:value-type="float" office:value="100" calcext:value-type="float">
            <text:p>100</text:p>
          </table:table-cell>
          <table:table-cell office:value-type="float" office:value="5.48925" calcext:value-type="float">
            <text:p>5.48925</text:p>
          </table:table-cell>
          <table:table-cell office:value-type="float" office:value="0.0430617" calcext:value-type="float">
            <text:p>0.0430617</text:p>
          </table:table-cell>
          <table:table-cell office:value-type="float" office:value="184.366" calcext:value-type="float">
            <text:p>184.366</text:p>
          </table:table-cell>
          <table:table-cell office:value-type="float" office:value="544.702" calcext:value-type="float">
            <text:p>544.702</text:p>
          </table:table-cell>
          <table:table-cell office:value-type="float" office:value="100" calcext:value-type="float">
            <text:p>100</text:p>
          </table:table-cell>
          <table:table-cell office:value-type="float" office:value="5.44702" calcext:value-type="float">
            <text:p>5.44702</text:p>
          </table:table-cell>
          <table:table-cell office:value-type="float" office:value="0.000846182" calcext:value-type="float">
            <text:p>0.000846182</text:p>
          </table:table-cell>
          <table:table-cell office:value-type="float" office:value="184.339" calcext:value-type="float">
            <text:p>184.3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88.821" calcext:value-type="float">
            <text:p>388.821</text:p>
          </table:table-cell>
          <table:table-cell office:value-type="float" office:value="100" calcext:value-type="float">
            <text:p>100</text:p>
          </table:table-cell>
          <table:table-cell office:value-type="float" office:value="3.88821" calcext:value-type="float">
            <text:p>3.88821</text:p>
          </table:table-cell>
          <table:table-cell office:value-type="float" office:value="0.0391008" calcext:value-type="float">
            <text:p>0.0391008</text:p>
          </table:table-cell>
          <table:table-cell office:value-type="float" office:value="84.3039" calcext:value-type="float">
            <text:p>84.3039</text:p>
          </table:table-cell>
          <table:table-cell office:value-type="float" office:value="387.92" calcext:value-type="float">
            <text:p>387.92</text:p>
          </table:table-cell>
          <table:table-cell office:value-type="float" office:value="100" calcext:value-type="float">
            <text:p>100</text:p>
          </table:table-cell>
          <table:table-cell office:value-type="float" office:value="3.8792" calcext:value-type="float">
            <text:p>3.8792</text:p>
          </table:table-cell>
          <table:table-cell office:value-type="float" office:value="0.0292948" calcext:value-type="float">
            <text:p>0.0292948</text:p>
          </table:table-cell>
          <table:table-cell office:value-type="float" office:value="84.291" calcext:value-type="float">
            <text:p>84.291</text:p>
          </table:table-cell>
          <table:table-cell office:value-type="float" office:value="380.946" calcext:value-type="float">
            <text:p>380.946</text:p>
          </table:table-cell>
          <table:table-cell office:value-type="float" office:value="100" calcext:value-type="float">
            <text:p>100</text:p>
          </table:table-cell>
          <table:table-cell office:value-type="float" office:value="3.80946" calcext:value-type="float">
            <text:p>3.80946</text:p>
          </table:table-cell>
          <table:table-cell office:value-type="float" office:value="0.000804372" calcext:value-type="float">
            <text:p>0.000804372</text:p>
          </table:table-cell>
          <table:table-cell office:value-type="float" office:value="84.2398" calcext:value-type="float">
            <text:p>84.23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70.327" calcext:value-type="float">
            <text:p>270.327</text:p>
          </table:table-cell>
          <table:table-cell office:value-type="float" office:value="100" calcext:value-type="float">
            <text:p>100</text:p>
          </table:table-cell>
          <table:table-cell office:value-type="float" office:value="2.70327" calcext:value-type="float">
            <text:p>2.70327</text:p>
          </table:table-cell>
          <table:table-cell office:value-type="float" office:value="0.0388161" calcext:value-type="float">
            <text:p>0.0388161</text:p>
          </table:table-cell>
          <table:table-cell office:value-type="float" office:value="32.7968" calcext:value-type="float">
            <text:p>32.7968</text:p>
          </table:table-cell>
          <table:table-cell office:value-type="float" office:value="268.237" calcext:value-type="float">
            <text:p>268.237</text:p>
          </table:table-cell>
          <table:table-cell office:value-type="float" office:value="100" calcext:value-type="float">
            <text:p>100</text:p>
          </table:table-cell>
          <table:table-cell office:value-type="float" office:value="2.68237" calcext:value-type="float">
            <text:p>2.68237</text:p>
          </table:table-cell>
          <table:table-cell office:value-type="float" office:value="0.0276845" calcext:value-type="float">
            <text:p>0.0276845</text:p>
          </table:table-cell>
          <table:table-cell office:value-type="float" office:value="32.7698" calcext:value-type="float">
            <text:p>32.7698</text:p>
          </table:table-cell>
          <table:table-cell office:value-type="float" office:value="258.983" calcext:value-type="float">
            <text:p>258.983</text:p>
          </table:table-cell>
          <table:table-cell office:value-type="float" office:value="100" calcext:value-type="float">
            <text:p>100</text:p>
          </table:table-cell>
          <table:table-cell office:value-type="float" office:value="2.58983" calcext:value-type="float">
            <text:p>2.58983</text:p>
          </table:table-cell>
          <table:table-cell office:value-type="float" office:value="0.00175554" calcext:value-type="float">
            <text:p>0.00175554</text:p>
          </table:table-cell>
          <table:table-cell office:value-type="float" office:value="32.7018" calcext:value-type="float">
            <text:p>32.7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44.56" calcext:value-type="float">
            <text:p>144.56</text:p>
          </table:table-cell>
          <table:table-cell office:value-type="float" office:value="100" calcext:value-type="float">
            <text:p>100</text:p>
          </table:table-cell>
          <table:table-cell office:value-type="float" office:value="1.4456" calcext:value-type="float">
            <text:p>1.4456</text:p>
          </table:table-cell>
          <table:table-cell office:value-type="float" office:value="0.0354039" calcext:value-type="float">
            <text:p>0.0354039</text:p>
          </table:table-cell>
          <table:table-cell office:value-type="float" office:value="13.9418" calcext:value-type="float">
            <text:p>13.9418</text:p>
          </table:table-cell>
          <table:table-cell office:value-type="float" office:value="140.765" calcext:value-type="float">
            <text:p>140.765</text:p>
          </table:table-cell>
          <table:table-cell office:value-type="float" office:value="100" calcext:value-type="float">
            <text:p>100</text:p>
          </table:table-cell>
          <table:table-cell office:value-type="float" office:value="1.40765" calcext:value-type="float">
            <text:p>1.40765</text:p>
          </table:table-cell>
          <table:table-cell office:value-type="float" office:value="0.027733" calcext:value-type="float">
            <text:p>0.027733</text:p>
          </table:table-cell>
          <table:table-cell office:value-type="float" office:value="13.8276" calcext:value-type="float">
            <text:p>13.8276</text:p>
          </table:table-cell>
          <table:table-cell office:value-type="float" office:value="130.538" calcext:value-type="float">
            <text:p>130.538</text:p>
          </table:table-cell>
          <table:table-cell office:value-type="float" office:value="100" calcext:value-type="float">
            <text:p>100</text:p>
          </table:table-cell>
          <table:table-cell office:value-type="float" office:value="1.30538" calcext:value-type="float">
            <text:p>1.30538</text:p>
          </table:table-cell>
          <table:table-cell office:value-type="float" office:value="0.00210249" calcext:value-type="float">
            <text:p>0.00210249</text:p>
          </table:table-cell>
          <table:table-cell office:value-type="float" office:value="13.7635" calcext:value-type="float">
            <text:p>13.76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88.2651" calcext:value-type="float">
            <text:p>88.2651</text:p>
          </table:table-cell>
          <table:table-cell office:value-type="float" office:value="100" calcext:value-type="float">
            <text:p>100</text:p>
          </table:table-cell>
          <table:table-cell office:value-type="float" office:value="0.882651" calcext:value-type="float">
            <text:p>0.882651</text:p>
          </table:table-cell>
          <table:table-cell office:value-type="float" office:value="0.0512344" calcext:value-type="float">
            <text:p>0.0512344</text:p>
          </table:table-cell>
          <table:table-cell office:value-type="float" office:value="8.69986" calcext:value-type="float">
            <text:p>8.69986</text:p>
          </table:table-cell>
          <table:table-cell office:value-type="float" office:value="84.7202" calcext:value-type="float">
            <text:p>84.7202</text:p>
          </table:table-cell>
          <table:table-cell office:value-type="float" office:value="100" calcext:value-type="float">
            <text:p>100</text:p>
          </table:table-cell>
          <table:table-cell office:value-type="float" office:value="0.847202" calcext:value-type="float">
            <text:p>0.847202</text:p>
          </table:table-cell>
          <table:table-cell office:value-type="float" office:value="0.0427506" calcext:value-type="float">
            <text:p>0.0427506</text:p>
          </table:table-cell>
          <table:table-cell office:value-type="float" office:value="8.62617" calcext:value-type="float">
            <text:p>8.62617</text:p>
          </table:table-cell>
          <table:table-cell office:value-type="float" office:value="77.0678" calcext:value-type="float">
            <text:p>77.0678</text:p>
          </table:table-cell>
          <table:table-cell office:value-type="float" office:value="100" calcext:value-type="float">
            <text:p>100</text:p>
          </table:table-cell>
          <table:table-cell office:value-type="float" office:value="0.770678" calcext:value-type="float">
            <text:p>0.770678</text:p>
          </table:table-cell>
          <table:table-cell office:value-type="float" office:value="0.00246002" calcext:value-type="float">
            <text:p>0.00246002</text:p>
          </table:table-cell>
          <table:table-cell office:value-type="float" office:value="8.18982" calcext:value-type="float">
            <text:p>8.189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32.3757" calcext:value-type="float">
            <text:p>32.3757</text:p>
          </table:table-cell>
          <table:table-cell office:value-type="float" office:value="100" calcext:value-type="float">
            <text:p>100</text:p>
          </table:table-cell>
          <table:table-cell office:value-type="float" office:value="0.323757" calcext:value-type="float">
            <text:p>0.323757</text:p>
          </table:table-cell>
          <table:table-cell office:value-type="float" office:value="0.0322246" calcext:value-type="float">
            <text:p>0.0322246</text:p>
          </table:table-cell>
          <table:table-cell office:value-type="float" office:value="1.73984" calcext:value-type="float">
            <text:p>1.73984</text:p>
          </table:table-cell>
          <table:table-cell office:value-type="float" office:value="30.4281" calcext:value-type="float">
            <text:p>30.4281</text:p>
          </table:table-cell>
          <table:table-cell office:value-type="float" office:value="100" calcext:value-type="float">
            <text:p>100</text:p>
          </table:table-cell>
          <table:table-cell office:value-type="float" office:value="0.304281" calcext:value-type="float">
            <text:p>0.304281</text:p>
          </table:table-cell>
          <table:table-cell office:value-type="float" office:value="0.0282741" calcext:value-type="float">
            <text:p>0.0282741</text:p>
          </table:table-cell>
          <table:table-cell office:value-type="float" office:value="1.64865" calcext:value-type="float">
            <text:p>1.64865</text:p>
          </table:table-cell>
          <table:table-cell office:value-type="float" office:value="25.0137" calcext:value-type="float">
            <text:p>25.0137</text:p>
          </table:table-cell>
          <table:table-cell office:value-type="float" office:value="100" calcext:value-type="float">
            <text:p>100</text:p>
          </table:table-cell>
          <table:table-cell office:value-type="float" office:value="0.250137" calcext:value-type="float">
            <text:p>0.250137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1.59201" calcext:value-type="float">
            <text:p>1.592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2.7592" calcext:value-type="float">
            <text:p>12.7592</text:p>
          </table:table-cell>
          <table:table-cell office:value-type="float" office:value="100" calcext:value-type="float">
            <text:p>100</text:p>
          </table:table-cell>
          <table:table-cell office:value-type="float" office:value="0.127592" calcext:value-type="float">
            <text:p>0.127592</text:p>
          </table:table-cell>
          <table:table-cell office:value-type="float" office:value="0.0153924" calcext:value-type="float">
            <text:p>0.0153924</text:p>
          </table:table-cell>
          <table:table-cell office:value-type="float" office:value="1.64724" calcext:value-type="float">
            <text:p>1.64724</text:p>
          </table:table-cell>
          <table:table-cell office:value-type="float" office:value="11.7745" calcext:value-type="float">
            <text:p>11.7745</text:p>
          </table:table-cell>
          <table:table-cell office:value-type="float" office:value="100" calcext:value-type="float">
            <text:p>100</text:p>
          </table:table-cell>
          <table:table-cell office:value-type="float" office:value="0.117745" calcext:value-type="float">
            <text:p>0.117745</text:p>
          </table:table-cell>
          <table:table-cell office:value-type="float" office:value="0.00916806" calcext:value-type="float">
            <text:p>0.00916806</text:p>
          </table:table-cell>
          <table:table-cell office:value-type="float" office:value="1.6443" calcext:value-type="float">
            <text:p>1.6443</text:p>
          </table:table-cell>
          <table:table-cell office:value-type="float" office:value="9.32982" calcext:value-type="float">
            <text:p>9.32982</text:p>
          </table:table-cell>
          <table:table-cell office:value-type="float" office:value="100" calcext:value-type="float">
            <text:p>100</text:p>
          </table:table-cell>
          <table:table-cell office:value-type="float" office:value="0.0932982" calcext:value-type="float">
            <text:p>0.0932982</text:p>
          </table:table-cell>
          <table:table-cell office:value-type="float" office:value="0.00200274" calcext:value-type="float">
            <text:p>0.00200274</text:p>
          </table:table-cell>
          <table:table-cell office:value-type="float" office:value="1.60965" calcext:value-type="float">
            <text:p>1.609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3.46354" calcext:value-type="float">
            <text:p>3.46354</text:p>
          </table:table-cell>
          <table:table-cell office:value-type="float" office:value="100" calcext:value-type="float">
            <text:p>100</text:p>
          </table:table-cell>
          <table:table-cell office:value-type="float" office:value="0.0346354" calcext:value-type="float">
            <text:p>0.0346354</text:p>
          </table:table-cell>
          <table:table-cell office:value-type="float" office:value="0.00742449" calcext:value-type="float">
            <text:p>0.00742449</text:p>
          </table:table-cell>
          <table:table-cell office:value-type="float" office:value="0.36899" calcext:value-type="float">
            <text:p>0.36899</text:p>
          </table:table-cell>
          <table:table-cell office:value-type="float" office:value="2.97928" calcext:value-type="float">
            <text:p>2.97928</text:p>
          </table:table-cell>
          <table:table-cell office:value-type="float" office:value="100" calcext:value-type="float">
            <text:p>100</text:p>
          </table:table-cell>
          <table:table-cell office:value-type="float" office:value="0.0297928" calcext:value-type="float">
            <text:p>0.0297928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365839" calcext:value-type="float">
            <text:p>0.365839</text:p>
          </table:table-cell>
          <table:table-cell office:value-type="float" office:value="2.14685" calcext:value-type="float">
            <text:p>2.14685</text:p>
          </table:table-cell>
          <table:table-cell office:value-type="float" office:value="100" calcext:value-type="float">
            <text:p>100</text:p>
          </table:table-cell>
          <table:table-cell office:value-type="float" office:value="0.0214685" calcext:value-type="float">
            <text:p>0.0214685</text:p>
          </table:table-cell>
          <table:table-cell office:value-type="float" office:value="0.00143215" calcext:value-type="float">
            <text:p>0.00143215</text:p>
          </table:table-cell>
          <table:table-cell office:value-type="float" office:value="0.351617" calcext:value-type="float">
            <text:p>0.351617</text:p>
          </table:table-cell>
        </table:table-row>
      </table:table>
      <table:table table:name="summary_2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74.226" calcext:value-type="float">
            <text:p>774.226</text:p>
          </table:table-cell>
          <table:table-cell office:value-type="float" office:value="100" calcext:value-type="float">
            <text:p>100</text:p>
          </table:table-cell>
          <table:table-cell office:value-type="float" office:value="7.74226" calcext:value-type="float">
            <text:p>7.74226</text:p>
          </table:table-cell>
          <table:table-cell office:value-type="float" office:value="0.00939789" calcext:value-type="float">
            <text:p>0.00939789</text:p>
          </table:table-cell>
          <table:table-cell office:value-type="float" office:value="178.319" calcext:value-type="float">
            <text:p>178.319</text:p>
          </table:table-cell>
          <table:table-cell office:value-type="float" office:value="773.563" calcext:value-type="float">
            <text:p>773.563</text:p>
          </table:table-cell>
          <table:table-cell office:value-type="float" office:value="100" calcext:value-type="float">
            <text:p>100</text:p>
          </table:table-cell>
          <table:table-cell office:value-type="float" office:value="7.73563" calcext:value-type="float">
            <text:p>7.73563</text:p>
          </table:table-cell>
          <table:table-cell office:value-type="float" office:value="0.00722561" calcext:value-type="float">
            <text:p>0.00722561</text:p>
          </table:table-cell>
          <table:table-cell office:value-type="float" office:value="178.315" calcext:value-type="float">
            <text:p>178.315</text:p>
          </table:table-cell>
          <table:table-cell office:value-type="float" office:value="771.639" calcext:value-type="float">
            <text:p>771.639</text:p>
          </table:table-cell>
          <table:table-cell office:value-type="float" office:value="100" calcext:value-type="float">
            <text:p>100</text:p>
          </table:table-cell>
          <table:table-cell office:value-type="float" office:value="7.71639" calcext:value-type="float">
            <text:p>7.71639</text:p>
          </table:table-cell>
          <table:table-cell office:value-type="float" office:value="0.000316227" calcext:value-type="float">
            <text:p>0.000316227</text:p>
          </table:table-cell>
          <table:table-cell office:value-type="float" office:value="178.285" calcext:value-type="float">
            <text:p>178.28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609.07" calcext:value-type="float">
            <text:p>1609.07</text:p>
          </table:table-cell>
          <table:table-cell office:value-type="float" office:value="100" calcext:value-type="float">
            <text:p>100</text:p>
          </table:table-cell>
          <table:table-cell office:value-type="float" office:value="16.0907" calcext:value-type="float">
            <text:p>16.0907</text:p>
          </table:table-cell>
          <table:table-cell office:value-type="float" office:value="0.0706516" calcext:value-type="float">
            <text:p>0.0706516</text:p>
          </table:table-cell>
          <table:table-cell office:value-type="float" office:value="636.588" calcext:value-type="float">
            <text:p>636.588</text:p>
          </table:table-cell>
          <table:table-cell office:value-type="float" office:value="1608" calcext:value-type="float">
            <text:p>1608</text:p>
          </table:table-cell>
          <table:table-cell office:value-type="float" office:value="100" calcext:value-type="float">
            <text:p>100</text:p>
          </table:table-cell>
          <table:table-cell office:value-type="float" office:value="16.08" calcext:value-type="float">
            <text:p>16.08</text:p>
          </table:table-cell>
          <table:table-cell office:value-type="float" office:value="0.0498731" calcext:value-type="float">
            <text:p>0.0498731</text:p>
          </table:table-cell>
          <table:table-cell office:value-type="float" office:value="636.584" calcext:value-type="float">
            <text:p>636.584</text:p>
          </table:table-cell>
          <table:table-cell office:value-type="float" office:value="1601.72" calcext:value-type="float">
            <text:p>1601.72</text:p>
          </table:table-cell>
          <table:table-cell office:value-type="float" office:value="100" calcext:value-type="float">
            <text:p>100</text:p>
          </table:table-cell>
          <table:table-cell office:value-type="float" office:value="16.0172" calcext:value-type="float">
            <text:p>16.0172</text:p>
          </table:table-cell>
          <table:table-cell office:value-type="float" office:value="0.00777171" calcext:value-type="float">
            <text:p>0.00777171</text:p>
          </table:table-cell>
          <table:table-cell office:value-type="float" office:value="636.574" calcext:value-type="float">
            <text:p>636.5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52.9" calcext:value-type="float">
            <text:p>1052.9</text:p>
          </table:table-cell>
          <table:table-cell office:value-type="float" office:value="100" calcext:value-type="float">
            <text:p>100</text:p>
          </table:table-cell>
          <table:table-cell office:value-type="float" office:value="10.529" calcext:value-type="float">
            <text:p>10.529</text:p>
          </table:table-cell>
          <table:table-cell office:value-type="float" office:value="0.0665794" calcext:value-type="float">
            <text:p>0.0665794</text:p>
          </table:table-cell>
          <table:table-cell office:value-type="float" office:value="147.111" calcext:value-type="float">
            <text:p>147.111</text:p>
          </table:table-cell>
          <table:table-cell office:value-type="float" office:value="1051.47" calcext:value-type="float">
            <text:p>1051.47</text:p>
          </table:table-cell>
          <table:table-cell office:value-type="float" office:value="100" calcext:value-type="float">
            <text:p>100</text:p>
          </table:table-cell>
          <table:table-cell office:value-type="float" office:value="10.5147" calcext:value-type="float">
            <text:p>10.5147</text:p>
          </table:table-cell>
          <table:table-cell office:value-type="float" office:value="0.056651" calcext:value-type="float">
            <text:p>0.056651</text:p>
          </table:table-cell>
          <table:table-cell office:value-type="float" office:value="147.065" calcext:value-type="float">
            <text:p>147.065</text:p>
          </table:table-cell>
          <table:table-cell office:value-type="float" office:value="1039.07" calcext:value-type="float">
            <text:p>1039.07</text:p>
          </table:table-cell>
          <table:table-cell office:value-type="float" office:value="100" calcext:value-type="float">
            <text:p>100</text:p>
          </table:table-cell>
          <table:table-cell office:value-type="float" office:value="10.3907" calcext:value-type="float">
            <text:p>10.3907</text:p>
          </table:table-cell>
          <table:table-cell office:value-type="float" office:value="0.000525689" calcext:value-type="float">
            <text:p>0.000525689</text:p>
          </table:table-cell>
          <table:table-cell office:value-type="float" office:value="146.904" calcext:value-type="float">
            <text:p>146.9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96.139" calcext:value-type="float">
            <text:p>596.139</text:p>
          </table:table-cell>
          <table:table-cell office:value-type="float" office:value="100" calcext:value-type="float">
            <text:p>100</text:p>
          </table:table-cell>
          <table:table-cell office:value-type="float" office:value="5.96139" calcext:value-type="float">
            <text:p>5.96139</text:p>
          </table:table-cell>
          <table:table-cell office:value-type="float" office:value="0.132906" calcext:value-type="float">
            <text:p>0.132906</text:p>
          </table:table-cell>
          <table:table-cell office:value-type="float" office:value="110.474" calcext:value-type="float">
            <text:p>110.474</text:p>
          </table:table-cell>
          <table:table-cell office:value-type="float" office:value="592.33" calcext:value-type="float">
            <text:p>592.33</text:p>
          </table:table-cell>
          <table:table-cell office:value-type="float" office:value="100" calcext:value-type="float">
            <text:p>100</text:p>
          </table:table-cell>
          <table:table-cell office:value-type="float" office:value="5.9233" calcext:value-type="float">
            <text:p>5.9233</text:p>
          </table:table-cell>
          <table:table-cell office:value-type="float" office:value="0.102329" calcext:value-type="float">
            <text:p>0.102329</text:p>
          </table:table-cell>
          <table:table-cell office:value-type="float" office:value="110.397" calcext:value-type="float">
            <text:p>110.397</text:p>
          </table:table-cell>
          <table:table-cell office:value-type="float" office:value="575.24" calcext:value-type="float">
            <text:p>575.24</text:p>
          </table:table-cell>
          <table:table-cell office:value-type="float" office:value="100" calcext:value-type="float">
            <text:p>100</text:p>
          </table:table-cell>
          <table:table-cell office:value-type="float" office:value="5.7524" calcext:value-type="float">
            <text:p>5.7524</text:p>
          </table:table-cell>
          <table:table-cell office:value-type="float" office:value="0.00193257" calcext:value-type="float">
            <text:p>0.00193257</text:p>
          </table:table-cell>
          <table:table-cell office:value-type="float" office:value="110.178" calcext:value-type="float">
            <text:p>110.1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23.628" calcext:value-type="float">
            <text:p>323.628</text:p>
          </table:table-cell>
          <table:table-cell office:value-type="float" office:value="100" calcext:value-type="float">
            <text:p>100</text:p>
          </table:table-cell>
          <table:table-cell office:value-type="float" office:value="3.23628" calcext:value-type="float">
            <text:p>3.23628</text:p>
          </table:table-cell>
          <table:table-cell office:value-type="float" office:value="0.0548588" calcext:value-type="float">
            <text:p>0.0548588</text:p>
          </table:table-cell>
          <table:table-cell office:value-type="float" office:value="59.749" calcext:value-type="float">
            <text:p>59.749</text:p>
          </table:table-cell>
          <table:table-cell office:value-type="float" office:value="318.05" calcext:value-type="float">
            <text:p>318.05</text:p>
          </table:table-cell>
          <table:table-cell office:value-type="float" office:value="100" calcext:value-type="float">
            <text:p>100</text:p>
          </table:table-cell>
          <table:table-cell office:value-type="float" office:value="3.1805" calcext:value-type="float">
            <text:p>3.1805</text:p>
          </table:table-cell>
          <table:table-cell office:value-type="float" office:value="0.0487227" calcext:value-type="float">
            <text:p>0.0487227</text:p>
          </table:table-cell>
          <table:table-cell office:value-type="float" office:value="59.7225" calcext:value-type="float">
            <text:p>59.7225</text:p>
          </table:table-cell>
          <table:table-cell office:value-type="float" office:value="299.89" calcext:value-type="float">
            <text:p>299.89</text:p>
          </table:table-cell>
          <table:table-cell office:value-type="float" office:value="100" calcext:value-type="float">
            <text:p>100</text:p>
          </table:table-cell>
          <table:table-cell office:value-type="float" office:value="2.9989" calcext:value-type="float">
            <text:p>2.9989</text:p>
          </table:table-cell>
          <table:table-cell office:value-type="float" office:value="0.000848104" calcext:value-type="float">
            <text:p>0.000848104</text:p>
          </table:table-cell>
          <table:table-cell office:value-type="float" office:value="59.5655" calcext:value-type="float">
            <text:p>59.56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6.911" calcext:value-type="float">
            <text:p>116.911</text:p>
          </table:table-cell>
          <table:table-cell office:value-type="float" office:value="100" calcext:value-type="float">
            <text:p>100</text:p>
          </table:table-cell>
          <table:table-cell office:value-type="float" office:value="1.16911" calcext:value-type="float">
            <text:p>1.16911</text:p>
          </table:table-cell>
          <table:table-cell office:value-type="float" office:value="0.0727232" calcext:value-type="float">
            <text:p>0.0727232</text:p>
          </table:table-cell>
          <table:table-cell office:value-type="float" office:value="9.01515" calcext:value-type="float">
            <text:p>9.01515</text:p>
          </table:table-cell>
          <table:table-cell office:value-type="float" office:value="112.733" calcext:value-type="float">
            <text:p>112.733</text:p>
          </table:table-cell>
          <table:table-cell office:value-type="float" office:value="100" calcext:value-type="float">
            <text:p>100</text:p>
          </table:table-cell>
          <table:table-cell office:value-type="float" office:value="1.12733" calcext:value-type="float">
            <text:p>1.12733</text:p>
          </table:table-cell>
          <table:table-cell office:value-type="float" office:value="0.0673214" calcext:value-type="float">
            <text:p>0.0673214</text:p>
          </table:table-cell>
          <table:table-cell office:value-type="float" office:value="8.94871" calcext:value-type="float">
            <text:p>8.94871</text:p>
          </table:table-cell>
          <table:table-cell office:value-type="float" office:value="98.0926" calcext:value-type="float">
            <text:p>98.0926</text:p>
          </table:table-cell>
          <table:table-cell office:value-type="float" office:value="100" calcext:value-type="float">
            <text:p>100</text:p>
          </table:table-cell>
          <table:table-cell office:value-type="float" office:value="0.980926" calcext:value-type="float">
            <text:p>0.980926</text:p>
          </table:table-cell>
          <table:table-cell office:value-type="float" office:value="0.0053615" calcext:value-type="float">
            <text:p>0.0053615</text:p>
          </table:table-cell>
          <table:table-cell office:value-type="float" office:value="8.64516" calcext:value-type="float">
            <text:p>8.645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9.0352" calcext:value-type="float">
            <text:p>59.0352</text:p>
          </table:table-cell>
          <table:table-cell office:value-type="float" office:value="100" calcext:value-type="float">
            <text:p>100</text:p>
          </table:table-cell>
          <table:table-cell office:value-type="float" office:value="0.590352" calcext:value-type="float">
            <text:p>0.590352</text:p>
          </table:table-cell>
          <table:table-cell office:value-type="float" office:value="0.0292366" calcext:value-type="float">
            <text:p>0.0292366</text:p>
          </table:table-cell>
          <table:table-cell office:value-type="float" office:value="4.63231" calcext:value-type="float">
            <text:p>4.63231</text:p>
          </table:table-cell>
          <table:table-cell office:value-type="float" office:value="55.9552" calcext:value-type="float">
            <text:p>55.9552</text:p>
          </table:table-cell>
          <table:table-cell office:value-type="float" office:value="100" calcext:value-type="float">
            <text:p>100</text:p>
          </table:table-cell>
          <table:table-cell office:value-type="float" office:value="0.559552" calcext:value-type="float">
            <text:p>0.559552</text:p>
          </table:table-cell>
          <table:table-cell office:value-type="float" office:value="0.0206477" calcext:value-type="float">
            <text:p>0.0206477</text:p>
          </table:table-cell>
          <table:table-cell office:value-type="float" office:value="4.57193" calcext:value-type="float">
            <text:p>4.57193</text:p>
          </table:table-cell>
          <table:table-cell office:value-type="float" office:value="47.9438" calcext:value-type="float">
            <text:p>47.9438</text:p>
          </table:table-cell>
          <table:table-cell office:value-type="float" office:value="100" calcext:value-type="float">
            <text:p>100</text:p>
          </table:table-cell>
          <table:table-cell office:value-type="float" office:value="0.479438" calcext:value-type="float">
            <text:p>0.479438</text:p>
          </table:table-cell>
          <table:table-cell office:value-type="float" office:value="0.00225097" calcext:value-type="float">
            <text:p>0.00225097</text:p>
          </table:table-cell>
          <table:table-cell office:value-type="float" office:value="4.38354" calcext:value-type="float">
            <text:p>4.383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9.1705" calcext:value-type="float">
            <text:p>19.1705</text:p>
          </table:table-cell>
          <table:table-cell office:value-type="float" office:value="100" calcext:value-type="float">
            <text:p>100</text:p>
          </table:table-cell>
          <table:table-cell office:value-type="float" office:value="0.191705" calcext:value-type="float">
            <text:p>0.191705</text:p>
          </table:table-cell>
          <table:table-cell office:value-type="float" office:value="0.0123995" calcext:value-type="float">
            <text:p>0.0123995</text:p>
          </table:table-cell>
          <table:table-cell office:value-type="float" office:value="1.22914" calcext:value-type="float">
            <text:p>1.22914</text:p>
          </table:table-cell>
          <table:table-cell office:value-type="float" office:value="17.7772" calcext:value-type="float">
            <text:p>17.7772</text:p>
          </table:table-cell>
          <table:table-cell office:value-type="float" office:value="100" calcext:value-type="float">
            <text:p>100</text:p>
          </table:table-cell>
          <table:table-cell office:value-type="float" office:value="0.177772" calcext:value-type="float">
            <text:p>0.177772</text:p>
          </table:table-cell>
          <table:table-cell office:value-type="float" office:value="0.00522746" calcext:value-type="float">
            <text:p>0.00522746</text:p>
          </table:table-cell>
          <table:table-cell office:value-type="float" office:value="1.22209" calcext:value-type="float">
            <text:p>1.22209</text:p>
          </table:table-cell>
          <table:table-cell office:value-type="float" office:value="14.1409" calcext:value-type="float">
            <text:p>14.1409</text:p>
          </table:table-cell>
          <table:table-cell office:value-type="float" office:value="100" calcext:value-type="float">
            <text:p>100</text:p>
          </table:table-cell>
          <table:table-cell office:value-type="float" office:value="0.141409" calcext:value-type="float">
            <text:p>0.141409</text:p>
          </table:table-cell>
          <table:table-cell office:value-type="float" office:value="0.00189264" calcext:value-type="float">
            <text:p>0.00189264</text:p>
          </table:table-cell>
          <table:table-cell office:value-type="float" office:value="1.17431" calcext:value-type="float">
            <text:p>1.174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.89985" calcext:value-type="float">
            <text:p>3.89985</text:p>
          </table:table-cell>
          <table:table-cell office:value-type="float" office:value="100" calcext:value-type="float">
            <text:p>100</text:p>
          </table:table-cell>
          <table:table-cell office:value-type="float" office:value="0.0389985" calcext:value-type="float">
            <text:p>0.0389985</text:p>
          </table:table-cell>
          <table:table-cell office:value-type="float" office:value="0.00903006" calcext:value-type="float">
            <text:p>0.00903006</text:p>
          </table:table-cell>
          <table:table-cell office:value-type="float" office:value="0.210331" calcext:value-type="float">
            <text:p>0.210331</text:p>
          </table:table-cell>
          <table:table-cell office:value-type="float" office:value="3.3847" calcext:value-type="float">
            <text:p>3.3847</text:p>
          </table:table-cell>
          <table:table-cell office:value-type="float" office:value="100" calcext:value-type="float">
            <text:p>100</text:p>
          </table:table-cell>
          <table:table-cell office:value-type="float" office:value="0.033847" calcext:value-type="float">
            <text:p>0.033847</text:p>
          </table:table-cell>
          <table:table-cell office:value-type="float" office:value="0.00437534" calcext:value-type="float">
            <text:p>0.00437534</text:p>
          </table:table-cell>
          <table:table-cell office:value-type="float" office:value="0.201959" calcext:value-type="float">
            <text:p>0.201959</text:p>
          </table:table-cell>
          <table:table-cell office:value-type="float" office:value="2.43777" calcext:value-type="float">
            <text:p>2.43777</text:p>
          </table:table-cell>
          <table:table-cell office:value-type="float" office:value="100" calcext:value-type="float">
            <text:p>100</text:p>
          </table:table-cell>
          <table:table-cell office:value-type="float" office:value="0.0243777" calcext:value-type="float">
            <text:p>0.0243777</text:p>
          </table:table-cell>
          <table:table-cell office:value-type="float" office:value="0.00186195" calcext:value-type="float">
            <text:p>0.00186195</text:p>
          </table:table-cell>
          <table:table-cell office:value-type="float" office:value="0.186059" calcext:value-type="float">
            <text:p>0.186059</text:p>
          </table:table-cell>
        </table:table-row>
      </table:table>
      <table:table table:name="summary_2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781.39" calcext:value-type="float">
            <text:p>4781.39</text:p>
          </table:table-cell>
          <table:table-cell office:value-type="float" office:value="100" calcext:value-type="float">
            <text:p>100</text:p>
          </table:table-cell>
          <table:table-cell office:value-type="float" office:value="47.8139" calcext:value-type="float">
            <text:p>47.8139</text:p>
          </table:table-cell>
          <table:table-cell office:value-type="float" office:value="0.0148691" calcext:value-type="float">
            <text:p>0.0148691</text:p>
          </table:table-cell>
          <table:table-cell office:value-type="float" office:value="1189.11" calcext:value-type="float">
            <text:p>1189.11</text:p>
          </table:table-cell>
          <table:table-cell office:value-type="float" office:value="4780.57" calcext:value-type="float">
            <text:p>4780.57</text:p>
          </table:table-cell>
          <table:table-cell office:value-type="float" office:value="100" calcext:value-type="float">
            <text:p>100</text:p>
          </table:table-cell>
          <table:table-cell office:value-type="float" office:value="47.8057" calcext:value-type="float">
            <text:p>47.8057</text:p>
          </table:table-cell>
          <table:table-cell office:value-type="float" office:value="0.0105111" calcext:value-type="float">
            <text:p>0.0105111</text:p>
          </table:table-cell>
          <table:table-cell office:value-type="float" office:value="1189.11" calcext:value-type="float">
            <text:p>1189.11</text:p>
          </table:table-cell>
          <table:table-cell office:value-type="float" office:value="4778.14" calcext:value-type="float">
            <text:p>4778.14</text:p>
          </table:table-cell>
          <table:table-cell office:value-type="float" office:value="100" calcext:value-type="float">
            <text:p>100</text:p>
          </table:table-cell>
          <table:table-cell office:value-type="float" office:value="47.7814" calcext:value-type="float">
            <text:p>47.7814</text:p>
          </table:table-cell>
          <table:table-cell office:value-type="float" office:value="0.000438222" calcext:value-type="float">
            <text:p>0.000438222</text:p>
          </table:table-cell>
          <table:table-cell office:value-type="float" office:value="1189.07" calcext:value-type="float">
            <text:p>1189.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504.38" calcext:value-type="float">
            <text:p>6504.38</text:p>
          </table:table-cell>
          <table:table-cell office:value-type="float" office:value="100" calcext:value-type="float">
            <text:p>100</text:p>
          </table:table-cell>
          <table:table-cell office:value-type="float" office:value="65.0438" calcext:value-type="float">
            <text:p>65.0438</text:p>
          </table:table-cell>
          <table:table-cell office:value-type="float" office:value="0.0881939" calcext:value-type="float">
            <text:p>0.0881939</text:p>
          </table:table-cell>
          <table:table-cell office:value-type="float" office:value="1795.99" calcext:value-type="float">
            <text:p>1795.99</text:p>
          </table:table-cell>
          <table:table-cell office:value-type="float" office:value="6502.89" calcext:value-type="float">
            <text:p>6502.89</text:p>
          </table:table-cell>
          <table:table-cell office:value-type="float" office:value="100" calcext:value-type="float">
            <text:p>100</text:p>
          </table:table-cell>
          <table:table-cell office:value-type="float" office:value="65.0289" calcext:value-type="float">
            <text:p>65.0289</text:p>
          </table:table-cell>
          <table:table-cell office:value-type="float" office:value="0.0624534" calcext:value-type="float">
            <text:p>0.0624534</text:p>
          </table:table-cell>
          <table:table-cell office:value-type="float" office:value="1795.98" calcext:value-type="float">
            <text:p>1795.98</text:p>
          </table:table-cell>
          <table:table-cell office:value-type="float" office:value="6490.6" calcext:value-type="float">
            <text:p>6490.6</text:p>
          </table:table-cell>
          <table:table-cell office:value-type="float" office:value="100" calcext:value-type="float">
            <text:p>100</text:p>
          </table:table-cell>
          <table:table-cell office:value-type="float" office:value="64.906" calcext:value-type="float">
            <text:p>64.906</text:p>
          </table:table-cell>
          <table:table-cell office:value-type="float" office:value="0.00107989" calcext:value-type="float">
            <text:p>0.00107989</text:p>
          </table:table-cell>
          <table:table-cell office:value-type="float" office:value="1795.73" calcext:value-type="float">
            <text:p>1795.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25.47" calcext:value-type="float">
            <text:p>2325.47</text:p>
          </table:table-cell>
          <table:table-cell office:value-type="float" office:value="100" calcext:value-type="float">
            <text:p>100</text:p>
          </table:table-cell>
          <table:table-cell office:value-type="float" office:value="23.2547" calcext:value-type="float">
            <text:p>23.2547</text:p>
          </table:table-cell>
          <table:table-cell office:value-type="float" office:value="0.212303" calcext:value-type="float">
            <text:p>0.212303</text:p>
          </table:table-cell>
          <table:table-cell office:value-type="float" office:value="963.674" calcext:value-type="float">
            <text:p>963.674</text:p>
          </table:table-cell>
          <table:table-cell office:value-type="float" office:value="2321.98" calcext:value-type="float">
            <text:p>2321.98</text:p>
          </table:table-cell>
          <table:table-cell office:value-type="float" office:value="100" calcext:value-type="float">
            <text:p>100</text:p>
          </table:table-cell>
          <table:table-cell office:value-type="float" office:value="23.2198" calcext:value-type="float">
            <text:p>23.2198</text:p>
          </table:table-cell>
          <table:table-cell office:value-type="float" office:value="0.188949" calcext:value-type="float">
            <text:p>0.188949</text:p>
          </table:table-cell>
          <table:table-cell office:value-type="float" office:value="963.668" calcext:value-type="float">
            <text:p>963.668</text:p>
          </table:table-cell>
          <table:table-cell office:value-type="float" office:value="2297.2" calcext:value-type="float">
            <text:p>2297.2</text:p>
          </table:table-cell>
          <table:table-cell office:value-type="float" office:value="100" calcext:value-type="float">
            <text:p>100</text:p>
          </table:table-cell>
          <table:table-cell office:value-type="float" office:value="22.972" calcext:value-type="float">
            <text:p>22.972</text:p>
          </table:table-cell>
          <table:table-cell office:value-type="float" office:value="0.00125808" calcext:value-type="float">
            <text:p>0.00125808</text:p>
          </table:table-cell>
          <table:table-cell office:value-type="float" office:value="963.393" calcext:value-type="float">
            <text:p>963.3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332.35" calcext:value-type="float">
            <text:p>1332.35</text:p>
          </table:table-cell>
          <table:table-cell office:value-type="float" office:value="100" calcext:value-type="float">
            <text:p>100</text:p>
          </table:table-cell>
          <table:table-cell office:value-type="float" office:value="13.3235" calcext:value-type="float">
            <text:p>13.3235</text:p>
          </table:table-cell>
          <table:table-cell office:value-type="float" office:value="0.129534" calcext:value-type="float">
            <text:p>0.129534</text:p>
          </table:table-cell>
          <table:table-cell office:value-type="float" office:value="188.013" calcext:value-type="float">
            <text:p>188.013</text:p>
          </table:table-cell>
          <table:table-cell office:value-type="float" office:value="1323.68" calcext:value-type="float">
            <text:p>1323.68</text:p>
          </table:table-cell>
          <table:table-cell office:value-type="float" office:value="100" calcext:value-type="float">
            <text:p>100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0.115799" calcext:value-type="float">
            <text:p>0.115799</text:p>
          </table:table-cell>
          <table:table-cell office:value-type="float" office:value="187.944" calcext:value-type="float">
            <text:p>187.944</text:p>
          </table:table-cell>
          <table:table-cell office:value-type="float" office:value="1293.03" calcext:value-type="float">
            <text:p>1293.03</text:p>
          </table:table-cell>
          <table:table-cell office:value-type="float" office:value="100" calcext:value-type="float">
            <text:p>100</text:p>
          </table:table-cell>
          <table:table-cell office:value-type="float" office:value="12.9303" calcext:value-type="float">
            <text:p>12.9303</text:p>
          </table:table-cell>
          <table:table-cell office:value-type="float" office:value="0.00893497" calcext:value-type="float">
            <text:p>0.00893497</text:p>
          </table:table-cell>
          <table:table-cell office:value-type="float" office:value="187.575" calcext:value-type="float">
            <text:p>187.5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703.291" calcext:value-type="float">
            <text:p>703.291</text:p>
          </table:table-cell>
          <table:table-cell office:value-type="float" office:value="100" calcext:value-type="float">
            <text:p>100</text:p>
          </table:table-cell>
          <table:table-cell office:value-type="float" office:value="7.03291" calcext:value-type="float">
            <text:p>7.03291</text:p>
          </table:table-cell>
          <table:table-cell office:value-type="float" office:value="0.127259" calcext:value-type="float">
            <text:p>0.127259</text:p>
          </table:table-cell>
          <table:table-cell office:value-type="float" office:value="82.2839" calcext:value-type="float">
            <text:p>82.2839</text:p>
          </table:table-cell>
          <table:table-cell office:value-type="float" office:value="690.993" calcext:value-type="float">
            <text:p>690.993</text:p>
          </table:table-cell>
          <table:table-cell office:value-type="float" office:value="100" calcext:value-type="float">
            <text:p>100</text:p>
          </table:table-cell>
          <table:table-cell office:value-type="float" office:value="6.90993" calcext:value-type="float">
            <text:p>6.90993</text:p>
          </table:table-cell>
          <table:table-cell office:value-type="float" office:value="0.0835584" calcext:value-type="float">
            <text:p>0.0835584</text:p>
          </table:table-cell>
          <table:table-cell office:value-type="float" office:value="82.2777" calcext:value-type="float">
            <text:p>82.2777</text:p>
          </table:table-cell>
          <table:table-cell office:value-type="float" office:value="658.433" calcext:value-type="float">
            <text:p>658.433</text:p>
          </table:table-cell>
          <table:table-cell office:value-type="float" office:value="100" calcext:value-type="float">
            <text:p>100</text:p>
          </table:table-cell>
          <table:table-cell office:value-type="float" office:value="6.58433" calcext:value-type="float">
            <text:p>6.58433</text:p>
          </table:table-cell>
          <table:table-cell office:value-type="float" office:value="0.00244873" calcext:value-type="float">
            <text:p>0.00244873</text:p>
          </table:table-cell>
          <table:table-cell office:value-type="float" office:value="81.8735" calcext:value-type="float">
            <text:p>81.87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39.257" calcext:value-type="float">
            <text:p>239.257</text:p>
          </table:table-cell>
          <table:table-cell office:value-type="float" office:value="100" calcext:value-type="float">
            <text:p>100</text:p>
          </table:table-cell>
          <table:table-cell office:value-type="float" office:value="2.39257" calcext:value-type="float">
            <text:p>2.39257</text:p>
          </table:table-cell>
          <table:table-cell office:value-type="float" office:value="0.144482" calcext:value-type="float">
            <text:p>0.144482</text:p>
          </table:table-cell>
          <table:table-cell office:value-type="float" office:value="27.474" calcext:value-type="float">
            <text:p>27.474</text:p>
          </table:table-cell>
          <table:table-cell office:value-type="float" office:value="224.541" calcext:value-type="float">
            <text:p>224.541</text:p>
          </table:table-cell>
          <table:table-cell office:value-type="float" office:value="100" calcext:value-type="float">
            <text:p>100</text:p>
          </table:table-cell>
          <table:table-cell office:value-type="float" office:value="2.24541" calcext:value-type="float">
            <text:p>2.24541</text:p>
          </table:table-cell>
          <table:table-cell office:value-type="float" office:value="0.0858785" calcext:value-type="float">
            <text:p>0.0858785</text:p>
          </table:table-cell>
          <table:table-cell office:value-type="float" office:value="27.4705" calcext:value-type="float">
            <text:p>27.4705</text:p>
          </table:table-cell>
          <table:table-cell office:value-type="float" office:value="199.54" calcext:value-type="float">
            <text:p>199.54</text:p>
          </table:table-cell>
          <table:table-cell office:value-type="float" office:value="100" calcext:value-type="float">
            <text:p>100</text:p>
          </table:table-cell>
          <table:table-cell office:value-type="float" office:value="1.9954" calcext:value-type="float">
            <text:p>1.9954</text:p>
          </table:table-cell>
          <table:table-cell office:value-type="float" office:value="0.00794218" calcext:value-type="float">
            <text:p>0.00794218</text:p>
          </table:table-cell>
          <table:table-cell office:value-type="float" office:value="27.3081" calcext:value-type="float">
            <text:p>27.30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95.3269" calcext:value-type="float">
            <text:p>95.3269</text:p>
          </table:table-cell>
          <table:table-cell office:value-type="float" office:value="100" calcext:value-type="float">
            <text:p>100</text:p>
          </table:table-cell>
          <table:table-cell office:value-type="float" office:value="0.953269" calcext:value-type="float">
            <text:p>0.953269</text:p>
          </table:table-cell>
          <table:table-cell office:value-type="float" office:value="0.0690439" calcext:value-type="float">
            <text:p>0.0690439</text:p>
          </table:table-cell>
          <table:table-cell office:value-type="float" office:value="8.98226" calcext:value-type="float">
            <text:p>8.98226</text:p>
          </table:table-cell>
          <table:table-cell office:value-type="float" office:value="88.627" calcext:value-type="float">
            <text:p>88.627</text:p>
          </table:table-cell>
          <table:table-cell office:value-type="float" office:value="100" calcext:value-type="float">
            <text:p>100</text:p>
          </table:table-cell>
          <table:table-cell office:value-type="float" office:value="0.88627" calcext:value-type="float">
            <text:p>0.88627</text:p>
          </table:table-cell>
          <table:table-cell office:value-type="float" office:value="0.0567543" calcext:value-type="float">
            <text:p>0.0567543</text:p>
          </table:table-cell>
          <table:table-cell office:value-type="float" office:value="8.65957" calcext:value-type="float">
            <text:p>8.65957</text:p>
          </table:table-cell>
          <table:table-cell office:value-type="float" office:value="72.5224" calcext:value-type="float">
            <text:p>72.5224</text:p>
          </table:table-cell>
          <table:table-cell office:value-type="float" office:value="100" calcext:value-type="float">
            <text:p>100</text:p>
          </table:table-cell>
          <table:table-cell office:value-type="float" office:value="0.725224" calcext:value-type="float">
            <text:p>0.725224</text:p>
          </table:table-cell>
          <table:table-cell office:value-type="float" office:value="0.0058488" calcext:value-type="float">
            <text:p>0.0058488</text:p>
          </table:table-cell>
          <table:table-cell office:value-type="float" office:value="8.34768" calcext:value-type="float">
            <text:p>8.347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31.1883" calcext:value-type="float">
            <text:p>31.1883</text:p>
          </table:table-cell>
          <table:table-cell office:value-type="float" office:value="100" calcext:value-type="float">
            <text:p>100</text:p>
          </table:table-cell>
          <table:table-cell office:value-type="float" office:value="0.311883" calcext:value-type="float">
            <text:p>0.311883</text:p>
          </table:table-cell>
          <table:table-cell office:value-type="float" office:value="0.0321632" calcext:value-type="float">
            <text:p>0.0321632</text:p>
          </table:table-cell>
          <table:table-cell office:value-type="float" office:value="1.65151" calcext:value-type="float">
            <text:p>1.65151</text:p>
          </table:table-cell>
          <table:table-cell office:value-type="float" office:value="29.4279" calcext:value-type="float">
            <text:p>29.4279</text:p>
          </table:table-cell>
          <table:table-cell office:value-type="float" office:value="100" calcext:value-type="float">
            <text:p>100</text:p>
          </table:table-cell>
          <table:table-cell office:value-type="float" office:value="0.294279" calcext:value-type="float">
            <text:p>0.294279</text:p>
          </table:table-cell>
          <table:table-cell office:value-type="float" office:value="0.0202245" calcext:value-type="float">
            <text:p>0.0202245</text:p>
          </table:table-cell>
          <table:table-cell office:value-type="float" office:value="1.64607" calcext:value-type="float">
            <text:p>1.64607</text:p>
          </table:table-cell>
          <table:table-cell office:value-type="float" office:value="22.5699" calcext:value-type="float">
            <text:p>22.5699</text:p>
          </table:table-cell>
          <table:table-cell office:value-type="float" office:value="100" calcext:value-type="float">
            <text:p>100</text:p>
          </table:table-cell>
          <table:table-cell office:value-type="float" office:value="0.225699" calcext:value-type="float">
            <text:p>0.225699</text:p>
          </table:table-cell>
          <table:table-cell office:value-type="float" office:value="0.00141004" calcext:value-type="float">
            <text:p>0.00141004</text:p>
          </table:table-cell>
          <table:table-cell office:value-type="float" office:value="1.50664" calcext:value-type="float">
            <text:p>1.506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.97186" calcext:value-type="float">
            <text:p>6.97186</text:p>
          </table:table-cell>
          <table:table-cell office:value-type="float" office:value="100" calcext:value-type="float">
            <text:p>100</text:p>
          </table:table-cell>
          <table:table-cell office:value-type="float" office:value="0.0697186" calcext:value-type="float">
            <text:p>0.0697186</text:p>
          </table:table-cell>
          <table:table-cell office:value-type="float" office:value="0.0135725" calcext:value-type="float">
            <text:p>0.0135725</text:p>
          </table:table-cell>
          <table:table-cell office:value-type="float" office:value="0.740074" calcext:value-type="float">
            <text:p>0.740074</text:p>
          </table:table-cell>
          <table:table-cell office:value-type="float" office:value="6.30924" calcext:value-type="float">
            <text:p>6.30924</text:p>
          </table:table-cell>
          <table:table-cell office:value-type="float" office:value="100" calcext:value-type="float">
            <text:p>100</text:p>
          </table:table-cell>
          <table:table-cell office:value-type="float" office:value="0.0630924" calcext:value-type="float">
            <text:p>0.0630924</text:p>
          </table:table-cell>
          <table:table-cell office:value-type="float" office:value="0.00728757" calcext:value-type="float">
            <text:p>0.00728757</text:p>
          </table:table-cell>
          <table:table-cell office:value-type="float" office:value="0.735242" calcext:value-type="float">
            <text:p>0.735242</text:p>
          </table:table-cell>
          <table:table-cell office:value-type="float" office:value="4.67938" calcext:value-type="float">
            <text:p>4.67938</text:p>
          </table:table-cell>
          <table:table-cell office:value-type="float" office:value="100" calcext:value-type="float">
            <text:p>100</text:p>
          </table:table-cell>
          <table:table-cell office:value-type="float" office:value="0.0467938" calcext:value-type="float">
            <text:p>0.0467938</text:p>
          </table:table-cell>
          <table:table-cell office:value-type="float" office:value="0.0024656" calcext:value-type="float">
            <text:p>0.0024656</text:p>
          </table:table-cell>
          <table:table-cell office:value-type="float" office:value="0.706221" calcext:value-type="float">
            <text:p>0.706221</text:p>
          </table:table-cell>
        </table:table-row>
      </table:table>
      <table:table table:name="summary_2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uick_total</text:p>
          </table:table-cell>
          <table:table-cell office:value-type="string" calcext:value-type="string">
            <text:p>quick_count</text:p>
          </table:table-cell>
          <table:table-cell office:value-type="string" calcext:value-type="string">
            <text:p>quick_mean</text:p>
          </table:table-cell>
          <table:table-cell office:value-type="string" calcext:value-type="string">
            <text:p>quick_min</text:p>
          </table:table-cell>
          <table:table-cell office:value-type="string" calcext:value-type="string">
            <text:p>quick_max</text:p>
          </table:table-cell>
          <table:table-cell office:value-type="string" calcext:value-type="string">
            <text:p>wang_total</text:p>
          </table:table-cell>
          <table:table-cell office:value-type="string" calcext:value-type="string">
            <text:p>wang_count</text:p>
          </table:table-cell>
          <table:table-cell office:value-type="string" calcext:value-type="string">
            <text:p>wang_mean</text:p>
          </table:table-cell>
          <table:table-cell office:value-type="string" calcext:value-type="string">
            <text:p>wang_min</text:p>
          </table:table-cell>
          <table:table-cell office:value-type="string" calcext:value-type="string">
            <text:p>wang_max</text:p>
          </table:table-cell>
          <table:table-cell office:value-type="string" calcext:value-type="string">
            <text:p>zykov_total</text:p>
          </table:table-cell>
          <table:table-cell office:value-type="string" calcext:value-type="string">
            <text:p>zykov_count</text:p>
          </table:table-cell>
          <table:table-cell office:value-type="string" calcext:value-type="string">
            <text:p>zykov_mean</text:p>
          </table:table-cell>
          <table:table-cell office:value-type="string" calcext:value-type="string">
            <text:p>zykov_min</text:p>
          </table:table-cell>
          <table:table-cell office:value-type="string" calcext:value-type="string">
            <text:p>zykov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637.36" calcext:value-type="float">
            <text:p>6637.36</text:p>
          </table:table-cell>
          <table:table-cell office:value-type="float" office:value="100" calcext:value-type="float">
            <text:p>100</text:p>
          </table:table-cell>
          <table:table-cell office:value-type="float" office:value="66.3736" calcext:value-type="float">
            <text:p>66.3736</text:p>
          </table:table-cell>
          <table:table-cell office:value-type="float" office:value="0.0277935" calcext:value-type="float">
            <text:p>0.0277935</text:p>
          </table:table-cell>
          <table:table-cell office:value-type="float" office:value="1004.13" calcext:value-type="float">
            <text:p>1004.13</text:p>
          </table:table-cell>
          <table:table-cell office:value-type="float" office:value="6636" calcext:value-type="float">
            <text:p>6636</text:p>
          </table:table-cell>
          <table:table-cell office:value-type="float" office:value="100" calcext:value-type="float">
            <text:p>100</text:p>
          </table:table-cell>
          <table:table-cell office:value-type="float" office:value="66.36" calcext:value-type="float">
            <text:p>66.36</text:p>
          </table:table-cell>
          <table:table-cell office:value-type="float" office:value="0.0198391" calcext:value-type="float">
            <text:p>0.0198391</text:p>
          </table:table-cell>
          <table:table-cell office:value-type="float" office:value="1004.12" calcext:value-type="float">
            <text:p>1004.12</text:p>
          </table:table-cell>
          <table:table-cell office:value-type="float" office:value="6631.17" calcext:value-type="float">
            <text:p>6631.17</text:p>
          </table:table-cell>
          <table:table-cell office:value-type="float" office:value="100" calcext:value-type="float">
            <text:p>100</text:p>
          </table:table-cell>
          <table:table-cell office:value-type="float" office:value="66.3117" calcext:value-type="float">
            <text:p>66.3117</text:p>
          </table:table-cell>
          <table:table-cell office:value-type="float" office:value="0.000612206" calcext:value-type="float">
            <text:p>0.000612206</text:p>
          </table:table-cell>
          <table:table-cell office:value-type="float" office:value="1004.01" calcext:value-type="float">
            <text:p>1004.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329.74" calcext:value-type="float">
            <text:p>8329.74</text:p>
          </table:table-cell>
          <table:table-cell office:value-type="float" office:value="100" calcext:value-type="float">
            <text:p>100</text:p>
          </table:table-cell>
          <table:table-cell office:value-type="float" office:value="83.2974" calcext:value-type="float">
            <text:p>83.2974</text:p>
          </table:table-cell>
          <table:table-cell office:value-type="float" office:value="0.0975557" calcext:value-type="float">
            <text:p>0.0975557</text:p>
          </table:table-cell>
          <table:table-cell office:value-type="float" office:value="1297.23" calcext:value-type="float">
            <text:p>1297.23</text:p>
          </table:table-cell>
          <table:table-cell office:value-type="float" office:value="8327.64" calcext:value-type="float">
            <text:p>8327.64</text:p>
          </table:table-cell>
          <table:table-cell office:value-type="float" office:value="100" calcext:value-type="float">
            <text:p>100</text:p>
          </table:table-cell>
          <table:table-cell office:value-type="float" office:value="83.2764" calcext:value-type="float">
            <text:p>83.2764</text:p>
          </table:table-cell>
          <table:table-cell office:value-type="float" office:value="0.07409" calcext:value-type="float">
            <text:p>0.07409</text:p>
          </table:table-cell>
          <table:table-cell office:value-type="float" office:value="1297.23" calcext:value-type="float">
            <text:p>1297.23</text:p>
          </table:table-cell>
          <table:table-cell office:value-type="float" office:value="8307.77" calcext:value-type="float">
            <text:p>8307.77</text:p>
          </table:table-cell>
          <table:table-cell office:value-type="float" office:value="100" calcext:value-type="float">
            <text:p>100</text:p>
          </table:table-cell>
          <table:table-cell office:value-type="float" office:value="83.0777" calcext:value-type="float">
            <text:p>83.0777</text:p>
          </table:table-cell>
          <table:table-cell office:value-type="float" office:value="0.00106111" calcext:value-type="float">
            <text:p>0.00106111</text:p>
          </table:table-cell>
          <table:table-cell office:value-type="float" office:value="1297.11" calcext:value-type="float">
            <text:p>1297.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950.86" calcext:value-type="float">
            <text:p>3950.86</text:p>
          </table:table-cell>
          <table:table-cell office:value-type="float" office:value="100" calcext:value-type="float">
            <text:p>100</text:p>
          </table:table-cell>
          <table:table-cell office:value-type="float" office:value="39.5086" calcext:value-type="float">
            <text:p>39.5086</text:p>
          </table:table-cell>
          <table:table-cell office:value-type="float" office:value="0.246479" calcext:value-type="float">
            <text:p>0.246479</text:p>
          </table:table-cell>
          <table:table-cell office:value-type="float" office:value="544.763" calcext:value-type="float">
            <text:p>544.763</text:p>
          </table:table-cell>
          <table:table-cell office:value-type="float" office:value="3941.6" calcext:value-type="float">
            <text:p>3941.6</text:p>
          </table:table-cell>
          <table:table-cell office:value-type="float" office:value="100" calcext:value-type="float">
            <text:p>100</text:p>
          </table:table-cell>
          <table:table-cell office:value-type="float" office:value="39.416" calcext:value-type="float">
            <text:p>39.416</text:p>
          </table:table-cell>
          <table:table-cell office:value-type="float" office:value="0.214216" calcext:value-type="float">
            <text:p>0.214216</text:p>
          </table:table-cell>
          <table:table-cell office:value-type="float" office:value="544.661" calcext:value-type="float">
            <text:p>544.661</text:p>
          </table:table-cell>
          <table:table-cell office:value-type="float" office:value="3886.68" calcext:value-type="float">
            <text:p>3886.68</text:p>
          </table:table-cell>
          <table:table-cell office:value-type="float" office:value="100" calcext:value-type="float">
            <text:p>100</text:p>
          </table:table-cell>
          <table:table-cell office:value-type="float" office:value="38.8668" calcext:value-type="float">
            <text:p>38.8668</text:p>
          </table:table-cell>
          <table:table-cell office:value-type="float" office:value="0.00175813" calcext:value-type="float">
            <text:p>0.00175813</text:p>
          </table:table-cell>
          <table:table-cell office:value-type="float" office:value="544.283" calcext:value-type="float">
            <text:p>544.2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53.47" calcext:value-type="float">
            <text:p>3853.47</text:p>
          </table:table-cell>
          <table:table-cell office:value-type="float" office:value="100" calcext:value-type="float">
            <text:p>100</text:p>
          </table:table-cell>
          <table:table-cell office:value-type="float" office:value="38.5347" calcext:value-type="float">
            <text:p>38.5347</text:p>
          </table:table-cell>
          <table:table-cell office:value-type="float" office:value="0.171413" calcext:value-type="float">
            <text:p>0.171413</text:p>
          </table:table-cell>
          <table:table-cell office:value-type="float" office:value="791.61" calcext:value-type="float">
            <text:p>791.61</text:p>
          </table:table-cell>
          <table:table-cell office:value-type="float" office:value="3836.15" calcext:value-type="float">
            <text:p>3836.15</text:p>
          </table:table-cell>
          <table:table-cell office:value-type="float" office:value="100" calcext:value-type="float">
            <text:p>100</text:p>
          </table:table-cell>
          <table:table-cell office:value-type="float" office:value="38.3615" calcext:value-type="float">
            <text:p>38.3615</text:p>
          </table:table-cell>
          <table:table-cell office:value-type="float" office:value="0.117149" calcext:value-type="float">
            <text:p>0.117149</text:p>
          </table:table-cell>
          <table:table-cell office:value-type="float" office:value="791.329" calcext:value-type="float">
            <text:p>791.329</text:p>
          </table:table-cell>
          <table:table-cell office:value-type="float" office:value="3778.76" calcext:value-type="float">
            <text:p>3778.76</text:p>
          </table:table-cell>
          <table:table-cell office:value-type="float" office:value="100" calcext:value-type="float">
            <text:p>100</text:p>
          </table:table-cell>
          <table:table-cell office:value-type="float" office:value="37.7876" calcext:value-type="float">
            <text:p>37.7876</text:p>
          </table:table-cell>
          <table:table-cell office:value-type="float" office:value="0.00317486" calcext:value-type="float">
            <text:p>0.00317486</text:p>
          </table:table-cell>
          <table:table-cell office:value-type="float" office:value="790.854" calcext:value-type="float">
            <text:p>790.8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66.44" calcext:value-type="float">
            <text:p>1166.44</text:p>
          </table:table-cell>
          <table:table-cell office:value-type="float" office:value="100" calcext:value-type="float">
            <text:p>100</text:p>
          </table:table-cell>
          <table:table-cell office:value-type="float" office:value="11.6644" calcext:value-type="float">
            <text:p>11.6644</text:p>
          </table:table-cell>
          <table:table-cell office:value-type="float" office:value="0.288682" calcext:value-type="float">
            <text:p>0.288682</text:p>
          </table:table-cell>
          <table:table-cell office:value-type="float" office:value="127.854" calcext:value-type="float">
            <text:p>127.854</text:p>
          </table:table-cell>
          <table:table-cell office:value-type="float" office:value="1143.69" calcext:value-type="float">
            <text:p>1143.69</text:p>
          </table:table-cell>
          <table:table-cell office:value-type="float" office:value="100" calcext:value-type="float">
            <text:p>100</text:p>
          </table:table-cell>
          <table:table-cell office:value-type="float" office:value="11.4369" calcext:value-type="float">
            <text:p>11.4369</text:p>
          </table:table-cell>
          <table:table-cell office:value-type="float" office:value="0.212773" calcext:value-type="float">
            <text:p>0.212773</text:p>
          </table:table-cell>
          <table:table-cell office:value-type="float" office:value="126.506" calcext:value-type="float">
            <text:p>126.506</text:p>
          </table:table-cell>
          <table:table-cell office:value-type="float" office:value="1090.8" calcext:value-type="float">
            <text:p>1090.8</text:p>
          </table:table-cell>
          <table:table-cell office:value-type="float" office:value="100" calcext:value-type="float">
            <text:p>100</text:p>
          </table:table-cell>
          <table:table-cell office:value-type="float" office:value="10.908" calcext:value-type="float">
            <text:p>10.908</text:p>
          </table:table-cell>
          <table:table-cell office:value-type="float" office:value="0.0288026" calcext:value-type="float">
            <text:p>0.0288026</text:p>
          </table:table-cell>
          <table:table-cell office:value-type="float" office:value="124.734" calcext:value-type="float">
            <text:p>124.7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543.983" calcext:value-type="float">
            <text:p>543.983</text:p>
          </table:table-cell>
          <table:table-cell office:value-type="float" office:value="100" calcext:value-type="float">
            <text:p>100</text:p>
          </table:table-cell>
          <table:table-cell office:value-type="float" office:value="5.43983" calcext:value-type="float">
            <text:p>5.43983</text:p>
          </table:table-cell>
          <table:table-cell office:value-type="float" office:value="0.416292" calcext:value-type="float">
            <text:p>0.416292</text:p>
          </table:table-cell>
          <table:table-cell office:value-type="float" office:value="48.2722" calcext:value-type="float">
            <text:p>48.2722</text:p>
          </table:table-cell>
          <table:table-cell office:value-type="float" office:value="520.004" calcext:value-type="float">
            <text:p>520.004</text:p>
          </table:table-cell>
          <table:table-cell office:value-type="float" office:value="100" calcext:value-type="float">
            <text:p>100</text:p>
          </table:table-cell>
          <table:table-cell office:value-type="float" office:value="5.20004" calcext:value-type="float">
            <text:p>5.20004</text:p>
          </table:table-cell>
          <table:table-cell office:value-type="float" office:value="0.269779" calcext:value-type="float">
            <text:p>0.269779</text:p>
          </table:table-cell>
          <table:table-cell office:value-type="float" office:value="46.8779" calcext:value-type="float">
            <text:p>46.8779</text:p>
          </table:table-cell>
          <table:table-cell office:value-type="float" office:value="466.268" calcext:value-type="float">
            <text:p>466.268</text:p>
          </table:table-cell>
          <table:table-cell office:value-type="float" office:value="100" calcext:value-type="float">
            <text:p>100</text:p>
          </table:table-cell>
          <table:table-cell office:value-type="float" office:value="4.66268" calcext:value-type="float">
            <text:p>4.66268</text:p>
          </table:table-cell>
          <table:table-cell office:value-type="float" office:value="0.0128107" calcext:value-type="float">
            <text:p>0.0128107</text:p>
          </table:table-cell>
          <table:table-cell office:value-type="float" office:value="46.3273" calcext:value-type="float">
            <text:p>46.32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47.237" calcext:value-type="float">
            <text:p>147.237</text:p>
          </table:table-cell>
          <table:table-cell office:value-type="float" office:value="100" calcext:value-type="float">
            <text:p>100</text:p>
          </table:table-cell>
          <table:table-cell office:value-type="float" office:value="1.47237" calcext:value-type="float">
            <text:p>1.47237</text:p>
          </table:table-cell>
          <table:table-cell office:value-type="float" office:value="0.105479" calcext:value-type="float">
            <text:p>0.105479</text:p>
          </table:table-cell>
          <table:table-cell office:value-type="float" office:value="8.46382" calcext:value-type="float">
            <text:p>8.46382</text:p>
          </table:table-cell>
          <table:table-cell office:value-type="float" office:value="137.192" calcext:value-type="float">
            <text:p>137.192</text:p>
          </table:table-cell>
          <table:table-cell office:value-type="float" office:value="100" calcext:value-type="float">
            <text:p>100</text:p>
          </table:table-cell>
          <table:table-cell office:value-type="float" office:value="1.37192" calcext:value-type="float">
            <text:p>1.37192</text:p>
          </table:table-cell>
          <table:table-cell office:value-type="float" office:value="0.0944326" calcext:value-type="float">
            <text:p>0.0944326</text:p>
          </table:table-cell>
          <table:table-cell office:value-type="float" office:value="8.33215" calcext:value-type="float">
            <text:p>8.33215</text:p>
          </table:table-cell>
          <table:table-cell office:value-type="float" office:value="108.575" calcext:value-type="float">
            <text:p>108.575</text:p>
          </table:table-cell>
          <table:table-cell office:value-type="float" office:value="100" calcext:value-type="float">
            <text:p>100</text:p>
          </table:table-cell>
          <table:table-cell office:value-type="float" office:value="1.08575" calcext:value-type="float">
            <text:p>1.08575</text:p>
          </table:table-cell>
          <table:table-cell office:value-type="float" office:value="0.00514514" calcext:value-type="float">
            <text:p>0.00514514</text:p>
          </table:table-cell>
          <table:table-cell office:value-type="float" office:value="8.09181" calcext:value-type="float">
            <text:p>8.091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45.5733" calcext:value-type="float">
            <text:p>45.5733</text:p>
          </table:table-cell>
          <table:table-cell office:value-type="float" office:value="100" calcext:value-type="float">
            <text:p>100</text:p>
          </table:table-cell>
          <table:table-cell office:value-type="float" office:value="0.455733" calcext:value-type="float">
            <text:p>0.455733</text:p>
          </table:table-cell>
          <table:table-cell office:value-type="float" office:value="0.0391405" calcext:value-type="float">
            <text:p>0.0391405</text:p>
          </table:table-cell>
          <table:table-cell office:value-type="float" office:value="3.68578" calcext:value-type="float">
            <text:p>3.68578</text:p>
          </table:table-cell>
          <table:table-cell office:value-type="float" office:value="41.8855" calcext:value-type="float">
            <text:p>41.8855</text:p>
          </table:table-cell>
          <table:table-cell office:value-type="float" office:value="100" calcext:value-type="float">
            <text:p>100</text:p>
          </table:table-cell>
          <table:table-cell office:value-type="float" office:value="0.418855" calcext:value-type="float">
            <text:p>0.418855</text:p>
          </table:table-cell>
          <table:table-cell office:value-type="float" office:value="0.0302758" calcext:value-type="float">
            <text:p>0.0302758</text:p>
          </table:table-cell>
          <table:table-cell office:value-type="float" office:value="3.48196" calcext:value-type="float">
            <text:p>3.48196</text:p>
          </table:table-cell>
          <table:table-cell office:value-type="float" office:value="27.7436" calcext:value-type="float">
            <text:p>27.7436</text:p>
          </table:table-cell>
          <table:table-cell office:value-type="float" office:value="100" calcext:value-type="float">
            <text:p>100</text:p>
          </table:table-cell>
          <table:table-cell office:value-type="float" office:value="0.277436" calcext:value-type="float">
            <text:p>0.277436</text:p>
          </table:table-cell>
          <table:table-cell office:value-type="float" office:value="0.00369879" calcext:value-type="float">
            <text:p>0.00369879</text:p>
          </table:table-cell>
          <table:table-cell office:value-type="float" office:value="3.27213" calcext:value-type="float">
            <text:p>3.272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9.27544" calcext:value-type="float">
            <text:p>9.27544</text:p>
          </table:table-cell>
          <table:table-cell office:value-type="float" office:value="100" calcext:value-type="float">
            <text:p>100</text:p>
          </table:table-cell>
          <table:table-cell office:value-type="float" office:value="0.0927544" calcext:value-type="float">
            <text:p>0.0927544</text:p>
          </table:table-cell>
          <table:table-cell office:value-type="float" office:value="0.0185941" calcext:value-type="float">
            <text:p>0.0185941</text:p>
          </table:table-cell>
          <table:table-cell office:value-type="float" office:value="1.26935" calcext:value-type="float">
            <text:p>1.26935</text:p>
          </table:table-cell>
          <table:table-cell office:value-type="float" office:value="8.42115" calcext:value-type="float">
            <text:p>8.42115</text:p>
          </table:table-cell>
          <table:table-cell office:value-type="float" office:value="100" calcext:value-type="float">
            <text:p>100</text:p>
          </table:table-cell>
          <table:table-cell office:value-type="float" office:value="0.0842115" calcext:value-type="float">
            <text:p>0.0842115</text:p>
          </table:table-cell>
          <table:table-cell office:value-type="float" office:value="0.0130118" calcext:value-type="float">
            <text:p>0.0130118</text:p>
          </table:table-cell>
          <table:table-cell office:value-type="float" office:value="1.25069" calcext:value-type="float">
            <text:p>1.25069</text:p>
          </table:table-cell>
          <table:table-cell office:value-type="float" office:value="6.09196" calcext:value-type="float">
            <text:p>6.09196</text:p>
          </table:table-cell>
          <table:table-cell office:value-type="float" office:value="100" calcext:value-type="float">
            <text:p>100</text:p>
          </table:table-cell>
          <table:table-cell office:value-type="float" office:value="0.0609196" calcext:value-type="float">
            <text:p>0.0609196</text:p>
          </table:table-cell>
          <table:table-cell office:value-type="float" office:value="0.0051255" calcext:value-type="float">
            <text:p>0.0051255</text:p>
          </table:table-cell>
          <table:table-cell office:value-type="float" office:value="1.18006" calcext:value-type="float">
            <text:p>1.18006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20.B2:summary_20.B10 summary_20.E2:summary_20.E10 summary_20.B2:summary_20.B10 summary_20.J2:summary_20.J10 summary_20.B2:summary_20.B10 summary_20.O2:summary_20.O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pt" svg:y="282.93pt">
            <draw:object draw:notify-on-update-of-ranges="summary_15.E2:summary_15.E10 summary_15.B2:summary_15.B10 summary_15.J2:summary_15.J10 summary_15.B2:summary_15.B10 summary_15.O2:summary_15.O10 summary_15.B2:summary_15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563.02pt">
            <draw:object draw:notify-on-update-of-ranges="summary_10.E2:summary_10.E10 summary_10.B2:summary_10.B10 summary_10.J2:summary_10.J10 summary_10.B2:summary_10.B10 summary_10.O2:summary_10.O10 summary_10.B2:summary_10.B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7:11:35.166016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3:50:31.184023082</meta:creation-date>
    <meta:generator>LibreOffice/6.2.7.1$Linux_X86_64 LibreOffice_project/20$Build-1</meta:generator>
    <dc:date>2019-12-30T17:26:48.630825423</dc:date>
    <meta:editing-duration>PT21M9S</meta:editing-duration>
    <meta:editing-cycles>5</meta:editing-cycles>
    <meta:document-statistic meta:table-count="14" meta:cell-count="22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6cm" chart:style-name="ch2">
          <text:p>N=20</text:p>
        </chart:title>
        <chart:legend chart:legend-position="end" svg:x="13.254cm" svg:y="3.703cm" style:legend-expansion="high" chart:style-name="ch3"/>
        <chart:plot-area chart:style-name="ch4" table:cell-range-address="summary_20.B2:summary_20.B10 summary_20.E2:summary_20.E10 summary_20.J2:summary_20.J10 summary_20.O2:summary_20.O10" chart:data-source-has-labels="row" svg:x="1.331cm" svg:y="1.275cm" svg:width="11.603cm" svg:height="6.564cm">
          <chartooo:coordinate-region svg:x="1.767cm" svg:y="1.474cm" svg:width="10.702cm" svg:height="5.718cm"/>
          <chart:axis chart:dimension="x" chart:name="primary-x" chart:style-name="ch5">
            <chart:title svg:x="5.593cm" svg:y="8.019cm" chart:style-name="ch6">
              <text:p>Edge Probability (%)</text:p>
            </chart:title>
          </chart:axis>
          <chart:axis chart:dimension="y" chart:name="primary-y" chart:style-name="ch5">
            <chart:title svg:x="0.451cm" svg:y="5.196cm" chart:style-name="ch7">
              <text:p>Time (s)</text:p>
            </chart:title>
            <chart:grid chart:style-name="ch8" chart:class="major"/>
          </chart:axis>
          <chart:series chart:style-name="ch9" chart:values-cell-range-address="summary_20.E2:summary_20.E10" loext:label-string="&quot;proposed&quot;" chart:class="chart:scatter">
            <chart:domain table:cell-range-address="summary_20.B2:summary_20.B10"/>
            <chart:data-point chart:repeated="9"/>
          </chart:series>
          <chart:series chart:style-name="ch10" chart:values-cell-range-address="summary_20.J2:summary_20.J10" loext:label-string="wang" chart:class="chart:scatter">
            <chart:data-point chart:repeated="9"/>
          </chart:series>
          <chart:series chart:style-name="ch11" chart:values-cell-range-address="summary_20.O2:summary_20.O10" loext:label-string="zyko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oposed</text:p>
              </table:table-cell>
              <table:table-cell office:value-type="string">
                <text:p>wang</text:p>
              </table:table-cell>
              <table:table-cell office:value-type="string">
                <text:p>zyko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7.74226">
                <text:p>7.74226</text:p>
                <draw:g>
                  <svg:desc>summary_20.E2:summary_20.E10</svg:desc>
                </draw:g>
              </table:table-cell>
              <table:table-cell office:value-type="float" office:value="7.73563">
                <text:p>7.73563</text:p>
                <draw:g>
                  <svg:desc>summary_20.J2:summary_20.J10</svg:desc>
                </draw:g>
              </table:table-cell>
              <table:table-cell office:value-type="float" office:value="7.71639">
                <text:p>7.71639</text:p>
                <draw:g>
                  <svg:desc>summary_20.O2:summary_20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.0907">
                <text:p>16.0907</text:p>
              </table:table-cell>
              <table:table-cell office:value-type="float" office:value="16.08">
                <text:p>16.08</text:p>
              </table:table-cell>
              <table:table-cell office:value-type="float" office:value="16.0172">
                <text:p>16.0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.529">
                <text:p>10.529</text:p>
              </table:table-cell>
              <table:table-cell office:value-type="float" office:value="10.5147">
                <text:p>10.5147</text:p>
              </table:table-cell>
              <table:table-cell office:value-type="float" office:value="10.3907">
                <text:p>10.3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.96139">
                <text:p>5.96139</text:p>
              </table:table-cell>
              <table:table-cell office:value-type="float" office:value="5.9233">
                <text:p>5.9233</text:p>
              </table:table-cell>
              <table:table-cell office:value-type="float" office:value="5.7524">
                <text:p>5.7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23628">
                <text:p>3.23628</text:p>
              </table:table-cell>
              <table:table-cell office:value-type="float" office:value="3.1805">
                <text:p>3.1805</text:p>
              </table:table-cell>
              <table:table-cell office:value-type="float" office:value="2.9989">
                <text:p>2.9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16911">
                <text:p>1.16911</text:p>
              </table:table-cell>
              <table:table-cell office:value-type="float" office:value="1.12733">
                <text:p>1.12733</text:p>
              </table:table-cell>
              <table:table-cell office:value-type="float" office:value="0.980926">
                <text:p>0.980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590352">
                <text:p>0.590352</text:p>
              </table:table-cell>
              <table:table-cell office:value-type="float" office:value="0.559552">
                <text:p>0.559552</text:p>
              </table:table-cell>
              <table:table-cell office:value-type="float" office:value="0.479438">
                <text:p>0.479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191705">
                <text:p>0.191705</text:p>
              </table:table-cell>
              <table:table-cell office:value-type="float" office:value="0.177772">
                <text:p>0.177772</text:p>
              </table:table-cell>
              <table:table-cell office:value-type="float" office:value="0.141409">
                <text:p>0.141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389985">
                <text:p>0.0389985</text:p>
              </table:table-cell>
              <table:table-cell office:value-type="float" office:value="0.033847">
                <text:p>0.033847</text:p>
              </table:table-cell>
              <table:table-cell office:value-type="float" office:value="0.0243777">
                <text:p>0.0243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6cm" chart:style-name="ch2">
          <text:p>N=15</text:p>
        </chart:title>
        <chart:legend chart:legend-position="end" svg:x="13.254cm" svg:y="3.703cm" style:legend-expansion="high" chart:style-name="ch3"/>
        <chart:plot-area chart:style-name="ch4" table:cell-range-address="summary_15.B2:summary_15.B10 summary_15.E2:summary_15.E10 summary_15.J2:summary_15.J10 summary_15.O2:summary_15.O10" chart:data-source-has-labels="row" svg:x="1.331cm" svg:y="1.275cm" svg:width="11.603cm" svg:height="6.564cm">
          <chartooo:coordinate-region svg:x="2.243cm" svg:y="1.474cm" svg:width="10.411cm" svg:height="5.718cm"/>
          <chart:axis chart:dimension="x" chart:name="primary-x" chart:style-name="ch5">
            <chart:title svg:x="5.593cm" svg:y="8.019cm" chart:style-name="ch6">
              <text:p>Edge Probability (%)</text:p>
            </chart:title>
          </chart:axis>
          <chart:axis chart:dimension="y" chart:name="primary-y" chart:style-name="ch5">
            <chart:title svg:x="0.451cm" svg:y="5.196cm" chart:style-name="ch7">
              <text:p>Time (s)</text:p>
            </chart:title>
            <chart:grid chart:style-name="ch8" chart:class="major"/>
          </chart:axis>
          <chart:series chart:style-name="ch9" chart:values-cell-range-address="summary_15.E2:summary_15.E10" loext:label-string="proposed" chart:class="chart:scatter">
            <chart:domain table:cell-range-address="summary_15.B2:summary_15.B10"/>
            <chart:data-point chart:repeated="9"/>
          </chart:series>
          <chart:series chart:style-name="ch10" chart:values-cell-range-address="summary_15.J2:summary_15.J10" loext:label-string="wang" chart:class="chart:scatter">
            <chart:data-point chart:repeated="9"/>
          </chart:series>
          <chart:series chart:style-name="ch11" chart:values-cell-range-address="summary_15.O2:summary_15.O10" loext:label-string="zyko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oposed</text:p>
              </table:table-cell>
              <table:table-cell office:value-type="string">
                <text:p>wang</text:p>
              </table:table-cell>
              <table:table-cell office:value-type="string">
                <text:p>zyko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.0691728">
                <text:p>0.0691728</text:p>
                <draw:g>
                  <svg:desc>summary_15.E2:summary_15.E10</svg:desc>
                </draw:g>
              </table:table-cell>
              <table:table-cell office:value-type="float" office:value="0.067823">
                <text:p>0.067823</text:p>
                <draw:g>
                  <svg:desc>summary_15.J2:summary_15.J10</svg:desc>
                </draw:g>
              </table:table-cell>
              <table:table-cell office:value-type="float" office:value="0.0653387">
                <text:p>0.0653387</text:p>
                <draw:g>
                  <svg:desc>summary_15.O2:summary_15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76687">
                <text:p>0.176687</text:p>
              </table:table-cell>
              <table:table-cell office:value-type="float" office:value="0.17499">
                <text:p>0.17499</text:p>
              </table:table-cell>
              <table:table-cell office:value-type="float" office:value="0.170159">
                <text:p>0.170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157873">
                <text:p>0.157873</text:p>
              </table:table-cell>
              <table:table-cell office:value-type="float" office:value="0.154973">
                <text:p>0.154973</text:p>
              </table:table-cell>
              <table:table-cell office:value-type="float" office:value="0.14629">
                <text:p>0.14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70648">
                <text:p>0.070648</text:p>
              </table:table-cell>
              <table:table-cell office:value-type="float" office:value="0.0678981">
                <text:p>0.0678981</text:p>
              </table:table-cell>
              <table:table-cell office:value-type="float" office:value="0.0591848">
                <text:p>0.0591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849521">
                <text:p>0.0849521</text:p>
              </table:table-cell>
              <table:table-cell office:value-type="float" office:value="0.081269">
                <text:p>0.081269</text:p>
              </table:table-cell>
              <table:table-cell office:value-type="float" office:value="0.0716223">
                <text:p>0.0716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547685">
                <text:p>0.0547685</text:p>
              </table:table-cell>
              <table:table-cell office:value-type="float" office:value="0.0512625">
                <text:p>0.0512625</text:p>
              </table:table-cell>
              <table:table-cell office:value-type="float" office:value="0.0426055">
                <text:p>0.0426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343191">
                <text:p>0.0343191</text:p>
              </table:table-cell>
              <table:table-cell office:value-type="float" office:value="0.0305345">
                <text:p>0.0305345</text:p>
              </table:table-cell>
              <table:table-cell office:value-type="float" office:value="0.0229371">
                <text:p>0.0229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178531">
                <text:p>0.0178531</text:p>
              </table:table-cell>
              <table:table-cell office:value-type="float" office:value="0.0155522">
                <text:p>0.0155522</text:p>
              </table:table-cell>
              <table:table-cell office:value-type="float" office:value="0.0111171">
                <text:p>0.0111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930061">
                <text:p>0.00930061</text:p>
              </table:table-cell>
              <table:table-cell office:value-type="float" office:value="0.00728003">
                <text:p>0.00728003</text:p>
              </table:table-cell>
              <table:table-cell office:value-type="float" office:value="0.0051228">
                <text:p>0.0051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6cm" chart:style-name="ch2">
          <text:p>N=10</text:p>
        </chart:title>
        <chart:legend chart:legend-position="end" svg:x="13.254cm" svg:y="3.703cm" style:legend-expansion="high" chart:style-name="ch3"/>
        <chart:plot-area chart:style-name="ch4" table:cell-range-address="summary_10.B2:summary_10.B10 summary_10.E2:summary_10.E10 summary_10.J2:summary_10.J10 summary_10.O2:summary_10.O10" chart:data-source-has-labels="row" svg:x="1.331cm" svg:y="1.275cm" svg:width="11.603cm" svg:height="6.564cm">
          <chartooo:coordinate-region svg:x="2.614cm" svg:y="1.474cm" svg:width="10.04cm" svg:height="5.718cm"/>
          <chart:axis chart:dimension="x" chart:name="primary-x" chart:style-name="ch5">
            <chart:title svg:x="5.593cm" svg:y="8.019cm" chart:style-name="ch6">
              <text:p>Edge Probability (%)</text:p>
            </chart:title>
          </chart:axis>
          <chart:axis chart:dimension="y" chart:name="primary-y" chart:style-name="ch5">
            <chart:title svg:x="0.451cm" svg:y="5.196cm" chart:style-name="ch7">
              <text:p>Time (s)</text:p>
            </chart:title>
            <chart:grid chart:style-name="ch8" chart:class="major"/>
          </chart:axis>
          <chart:series chart:style-name="ch9" chart:values-cell-range-address="summary_10.E2:summary_10.E10" loext:label-string="proposed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0.J2:summary_10.J10" loext:label-string="wang" chart:class="chart:scatter">
            <chart:data-point chart:repeated="9"/>
          </chart:series>
          <chart:series chart:style-name="ch11" chart:values-cell-range-address="summary_10.O2:summary_10.O10" loext:label-string="zyko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oposed</text:p>
              </table:table-cell>
              <table:table-cell office:value-type="string">
                <text:p>wang</text:p>
              </table:table-cell>
              <table:table-cell office:value-type="string">
                <text:p>zyko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0279944">
                <text:p>0.00279944</text:p>
                <draw:g>
                  <svg:desc>summary_10.E2:summary_10.E10</svg:desc>
                </draw:g>
              </table:table-cell>
              <table:table-cell office:value-type="float" office:value="0.00242216">
                <text:p>0.00242216</text:p>
                <draw:g>
                  <svg:desc>summary_10.J2:summary_10.J10</svg:desc>
                </draw:g>
              </table:table-cell>
              <table:table-cell office:value-type="float" office:value="0.0019564">
                <text:p>0.0019564</text:p>
                <draw:g>
                  <svg:desc>summary_10.O2:summary_10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19391">
                <text:p>0.00219391</text:p>
              </table:table-cell>
              <table:table-cell office:value-type="float" office:value="0.00176525">
                <text:p>0.00176525</text:p>
              </table:table-cell>
              <table:table-cell office:value-type="float" office:value="0.00120869">
                <text:p>0.00120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332398">
                <text:p>0.00332398</text:p>
              </table:table-cell>
              <table:table-cell office:value-type="float" office:value="0.00285136">
                <text:p>0.00285136</text:p>
              </table:table-cell>
              <table:table-cell office:value-type="float" office:value="0.00216702">
                <text:p>0.00216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395187">
                <text:p>0.00395187</text:p>
              </table:table-cell>
              <table:table-cell office:value-type="float" office:value="0.00337368">
                <text:p>0.00337368</text:p>
              </table:table-cell>
              <table:table-cell office:value-type="float" office:value="0.00254818">
                <text:p>0.00254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379747">
                <text:p>0.00379747</text:p>
              </table:table-cell>
              <table:table-cell office:value-type="float" office:value="0.00309889">
                <text:p>0.00309889</text:p>
              </table:table-cell>
              <table:table-cell office:value-type="float" office:value="0.00216256">
                <text:p>0.00216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310393">
                <text:p>0.00310393</text:p>
              </table:table-cell>
              <table:table-cell office:value-type="float" office:value="0.00247033">
                <text:p>0.00247033</text:p>
              </table:table-cell>
              <table:table-cell office:value-type="float" office:value="0.00169055">
                <text:p>0.00169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279652">
                <text:p>0.00279652</text:p>
              </table:table-cell>
              <table:table-cell office:value-type="float" office:value="0.00209396">
                <text:p>0.00209396</text:p>
              </table:table-cell>
              <table:table-cell office:value-type="float" office:value="0.00127628">
                <text:p>0.00127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226461">
                <text:p>0.00226461</text:p>
              </table:table-cell>
              <table:table-cell office:value-type="float" office:value="0.00163526">
                <text:p>0.00163526</text:p>
              </table:table-cell>
              <table:table-cell office:value-type="float" office:value="0.000995531">
                <text:p>0.000995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20033">
                <text:p>0.0020033</text:p>
              </table:table-cell>
              <table:table-cell office:value-type="float" office:value="0.00139787">
                <text:p>0.00139787</text:p>
              </table:table-cell>
              <table:table-cell office:value-type="float" office:value="0.000866737">
                <text:p>0.0008667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